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600000153370771D7C5C2994F.png" manifest:media-type="image/png"/>
  <manifest:file-entry manifest:full-path="Pictures/10000000000002A100000170281F8EDA9904A6A6.png" manifest:media-type="image/png"/>
  <manifest:file-entry manifest:full-path="Pictures/10000000000002A2000001704617B5A3B8339AF9.png" manifest:media-type="image/png"/>
  <manifest:file-entry manifest:full-path="Pictures/1000000000000274000002ADD82C3F2C2C32BD70.png" manifest:media-type="image/png"/>
  <manifest:file-entry manifest:full-path="Pictures/10000000000001FA000000F3332F7E04CE9ACC13.png" manifest:media-type="image/png"/>
  <manifest:file-entry manifest:full-path="Pictures/100000000000028500000100A73084A86DECD1D7.png" manifest:media-type="image/png"/>
  <manifest:file-entry manifest:full-path="Pictures/10000000000001E000000100C77FE3D9B7B29017.png" manifest:media-type="image/png"/>
  <manifest:file-entry manifest:full-path="Pictures/100002010000019D0000015CB2F412510972B9AB.png" manifest:media-type="image/png"/>
  <manifest:file-entry manifest:full-path="Pictures/10000000000001470000012CED42F2904712EAB2.png" manifest:media-type="image/png"/>
  <manifest:file-entry manifest:full-path="Pictures/10000000000001E0000001002C9D2E00049E718C.png" manifest:media-type="image/png"/>
  <manifest:file-entry manifest:full-path="Pictures/10000000000000EB0000007D12480714A280EE9D.png" manifest:media-type="image/png"/>
  <manifest:file-entry manifest:full-path="Pictures/1000000000000200000000685F31F36C40FB243A.png" manifest:media-type="image/png"/>
  <manifest:file-entry manifest:full-path="Pictures/1000000000000284000000FF0797C41AD5B9E687.png" manifest:media-type="image/png"/>
  <manifest:file-entry manifest:full-path="Pictures/1000000000000214000001CE2A0C2108BEF82605.png" manifest:media-type="image/png"/>
  <manifest:file-entry manifest:full-path="Pictures/1000000000000139000000B733A5D1AE892D7F83.png" manifest:media-type="image/png"/>
  <manifest:file-entry manifest:full-path="Pictures/100000000000024A000001A74E8C768C66FF9C58.png" manifest:media-type="image/png"/>
  <manifest:file-entry manifest:full-path="Pictures/10000000000001BC00000058D7E0C09722259131.png" manifest:media-type="image/png"/>
  <manifest:file-entry manifest:full-path="Pictures/1000020000000020000000206284DE9C05FFED8F.png" manifest:media-type="image/png"/>
  <manifest:file-entry manifest:full-path="Pictures/100000000000010E00000083B4ABED25E9263E3F.png" manifest:media-type="image/png"/>
  <manifest:file-entry manifest:full-path="Pictures/10000000000001BF0000009BE5D9437221ED676F.png" manifest:media-type="image/png"/>
  <manifest:file-entry manifest:full-path="Pictures/1000020100000129000001D1DAC8609AED221884.png" manifest:media-type="image/png"/>
  <manifest:file-entry manifest:full-path="Pictures/10000201000003E8000000D2A7FE72F00FFCF111.png" manifest:media-type="image/png"/>
  <manifest:file-entry manifest:full-path="Pictures/1000000000000213000000DF2C6500220BD586EB.png" manifest:media-type="image/png"/>
  <manifest:file-entry manifest:full-path="Pictures/100000000000021300000069C469CFEC532FF6CF.png" manifest:media-type="image/png"/>
  <manifest:file-entry manifest:full-path="Pictures/100000000000028A0000024A7C1510C6CA3E6070.png" manifest:media-type="image/png"/>
  <manifest:file-entry manifest:full-path="Pictures/10000000000000CD0000008B6E4689B8821DA419.png" manifest:media-type="image/png"/>
  <manifest:file-entry manifest:full-path="Pictures/10000000000001C2000000787827B106D4CEB9F5.png" manifest:media-type="image/png"/>
  <manifest:file-entry manifest:full-path="Pictures/1000000000000016000000165153B2581B156269.png" manifest:media-type="image/png"/>
  <manifest:file-entry manifest:full-path="Pictures/10000200000000C70000015AFEC2A2480CC953EF.png" manifest:media-type="image/png"/>
  <manifest:file-entry manifest:full-path="Pictures/1000020000000030000000306F43286E97B59990.png" manifest:media-type="image/png"/>
  <manifest:file-entry manifest:full-path="Pictures/100000000000027F0000013225ED89CCFADC39DB.png" manifest:media-type="image/png"/>
  <manifest:file-entry manifest:full-path="Pictures/1000000000000212000000AD9B5F6120D8D6192B.png" manifest:media-type="image/png"/>
  <manifest:file-entry manifest:full-path="Pictures/100000000000016300000220ACE3940385D32845.png" manifest:media-type="image/png"/>
  <manifest:file-entry manifest:full-path="Pictures/100000000000011C0000006DC68268DC8D61496D.png" manifest:media-type="image/png"/>
  <manifest:file-entry manifest:full-path="Pictures/1000000000000162000000CDA315B59AE895E558.png" manifest:media-type="image/png"/>
  <manifest:file-entry manifest:full-path="Pictures/100002000000000B0000000B70A9EE9903C9253B.gif" manifest:media-type="image/gif"/>
  <manifest:file-entry manifest:full-path="Pictures/10000000000001360000008B51CE755265994857.png" manifest:media-type="image/png"/>
  <manifest:file-entry manifest:full-path="Pictures/100000000000011C0000006977D45AAA832C6FBE.png" manifest:media-type="image/png"/>
  <manifest:file-entry manifest:full-path="Pictures/100000000000011D0000008BDD58058E626F86AF.png" manifest:media-type="image/png"/>
  <manifest:file-entry manifest:full-path="Pictures/10000000000000F90000009C597AEA2405F14A46.png" manifest:media-type="image/png"/>
  <manifest:file-entry manifest:full-path="Pictures/10000000000002140000018AC50445E7B9AAD007.png" manifest:media-type="image/png"/>
  <manifest:file-entry manifest:full-path="Pictures/10000000000001270000010F80AE89387EA27CB3.png" manifest:media-type="image/png"/>
  <manifest:file-entry manifest:full-path="Pictures/10000000000001840000017DF25BC47BA02ADE18.png" manifest:media-type="image/png"/>
  <manifest:file-entry manifest:full-path="Pictures/100000000000012900000187DD7F7E46166C8A65.png" manifest:media-type="image/png"/>
  <manifest:file-entry manifest:full-path="Pictures/1000000000000136000000ADA3903B67133C4F1B.png" manifest:media-type="image/png"/>
  <manifest:file-entry manifest:full-path="Pictures/1000000000000250000001171C516F19FC18CFB5.png" manifest:media-type="image/png"/>
  <manifest:file-entry manifest:full-path="Pictures/10000000000000A7000001015548079EF402963B.png" manifest:media-type="image/png"/>
  <manifest:file-entry manifest:full-path="Pictures/100002000000002000000020A6BB2897B4B7679A.png" manifest:media-type="image/png"/>
  <manifest:file-entry manifest:full-path="Pictures/10000000000000A7000000BE78802351AAD8BDC0.png" manifest:media-type="image/png"/>
  <manifest:file-entry manifest:full-path="Pictures/100000000000001B00000018E5BCC24D3861BA07.png" manifest:media-type="image/png"/>
  <manifest:file-entry manifest:full-path="Pictures/100000000000011D000002331EEEEEB0E0DE0BD0.png" manifest:media-type="image/png"/>
  <manifest:file-entry manifest:full-path="Pictures/100000000000016B0000009B29365A1421CCAB58.png" manifest:media-type="image/png"/>
  <manifest:file-entry manifest:full-path="Pictures/1000000000000213000000693D9A0079FB3B9E77.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C00000006901637C740FB0A81C.png" manifest:media-type="image/png"/>
  <manifest:file-entry manifest:full-path="Pictures/10000000000001BB000000A7A2E81037E9A92084.png" manifest:media-type="image/png"/>
  <manifest:file-entry manifest:full-path="Pictures/10000000000001EE0000007AEA12E3889E14DD17.png" manifest:media-type="image/png"/>
  <manifest:file-entry manifest:full-path="Pictures/1000000000000260000000AF0CBBAC26CFDE9C8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Sans"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5"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 style:family="table">
      <style:table-properties style:width="6.6917in" fo:margin-left="0in" fo:margin-right="0.0014in" fo:margin-top="0.1181in" fo:margin-bottom="0in" table:align="margins" style:may-break-between-rows="true"/>
    </style:style>
    <style:style style:name="Table1.A" style:family="table-column">
      <style:table-column-properties style:column-width="2.2306in" style:rel-column-width="21845*"/>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elle5" style:family="table">
      <style:table-properties style:width="6.6972in" fo:margin-left="0in" fo:margin-right="-0.0042in" fo:margin-top="0.0785in" fo:margin-bottom="0.1576in" table:align="margins" fo:keep-with-next="auto" style:may-break-between-rows="true"/>
    </style:style>
    <style:style style:name="Tabelle5.A" style:family="table-column">
      <style:table-column-properties style:column-width="1.025in" style:rel-column-width="10030*"/>
    </style:style>
    <style:style style:name="Tabelle5.B" style:family="table-column">
      <style:table-column-properties style:column-width="1.4556in" style:rel-column-width="14243*"/>
    </style:style>
    <style:style style:name="Tabelle5.C" style:family="table-column">
      <style:table-column-properties style:column-width="1.6542in" style:rel-column-width="16186*"/>
    </style:style>
    <style:style style:name="Tabelle5.D" style:family="table-column">
      <style:table-column-properties style:column-width="2.5625in"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382in"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382in"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Footer">
      <style:paragraph-properties fo:text-align="start" style:justify-single-word="false"/>
      <style:text-properties fo:language="en" fo:country="US" officeooo:paragraph-rsid="014fed5e"/>
    </style:style>
    <style:style style:name="P4" style:family="paragraph" style:parent-style-name="Text_20_body">
      <style:text-properties officeooo:rsid="006d9d25" officeooo:paragraph-rsid="014814df"/>
    </style:style>
    <style:style style:name="P5" style:family="paragraph" style:parent-style-name="Text_20_body">
      <style:text-properties officeooo:rsid="0072ffc5" officeooo:paragraph-rsid="014814df"/>
    </style:style>
    <style:style style:name="P6" style:family="paragraph" style:parent-style-name="Text_20_body">
      <style:text-properties officeooo:rsid="00d48e72" officeooo:paragraph-rsid="014814df"/>
    </style:style>
    <style:style style:name="P7" style:family="paragraph" style:parent-style-name="Text_20_body">
      <style:text-properties officeooo:rsid="00da907c" officeooo:paragraph-rsid="014814df"/>
    </style:style>
    <style:style style:name="P8" style:family="paragraph" style:parent-style-name="Text_20_body">
      <style:text-properties officeooo:rsid="00a74814" officeooo:paragraph-rsid="014814df"/>
    </style:style>
    <style:style style:name="P9" style:family="paragraph" style:parent-style-name="Text_20_body">
      <style:text-properties officeooo:rsid="00b26251" officeooo:paragraph-rsid="014814df"/>
    </style:style>
    <style:style style:name="P10" style:family="paragraph" style:parent-style-name="Text_20_body">
      <style:text-properties officeooo:rsid="00b38b22" officeooo:paragraph-rsid="014814df"/>
    </style:style>
    <style:style style:name="P11" style:family="paragraph" style:parent-style-name="Text_20_body">
      <style:text-properties officeooo:paragraph-rsid="014814df"/>
    </style:style>
    <style:style style:name="P12" style:family="paragraph" style:parent-style-name="Text_20_body">
      <style:text-properties officeooo:paragraph-rsid="01546ad8"/>
    </style:style>
    <style:style style:name="P13" style:family="paragraph" style:parent-style-name="Text_20_body">
      <style:text-properties officeooo:paragraph-rsid="015cea7b"/>
    </style:style>
    <style:style style:name="P14" style:family="paragraph" style:parent-style-name="Text_20_body">
      <style:text-properties officeooo:paragraph-rsid="015e8d82"/>
    </style:style>
    <style:style style:name="P15" style:family="paragraph" style:parent-style-name="Text_20_body">
      <style:text-properties officeooo:paragraph-rsid="0161199b"/>
    </style:style>
    <style:style style:name="P16" style:family="paragraph" style:parent-style-name="Figure">
      <style:text-properties officeooo:paragraph-rsid="014814df"/>
    </style:style>
    <style:style style:name="P17" style:family="paragraph" style:parent-style-name="Figure">
      <style:text-properties officeooo:paragraph-rsid="0155ecab"/>
    </style:style>
    <style:style style:name="P18" style:family="paragraph" style:parent-style-name="Figure">
      <style:text-properties officeooo:paragraph-rsid="015a155a"/>
    </style:style>
    <style:style style:name="P19" style:family="paragraph" style:parent-style-name="Text_20_Body_20_List_20_Intro">
      <style:text-properties officeooo:paragraph-rsid="014814df"/>
    </style:style>
    <style:style style:name="P20" style:family="paragraph" style:parent-style-name="Code">
      <style:paragraph-properties fo:margin-left="0.25in" fo:margin-right="0in" fo:text-indent="0in" style:auto-text-indent="false"/>
      <style:text-properties officeooo:paragraph-rsid="014814df"/>
    </style:style>
    <style:style style:name="P21" style:family="paragraph" style:parent-style-name="Definition_20_Term">
      <style:text-properties officeooo:paragraph-rsid="014814df"/>
    </style:style>
    <style:style style:name="P22" style:family="paragraph" style:parent-style-name="Definition_20_Term">
      <style:text-properties officeooo:paragraph-rsid="01546ad8"/>
    </style:style>
    <style:style style:name="P23" style:family="paragraph" style:parent-style-name="Text_20_body_20_indent">
      <style:text-properties officeooo:rsid="007faac9" officeooo:paragraph-rsid="014814df"/>
    </style:style>
    <style:style style:name="P24" style:family="paragraph" style:parent-style-name="Text_20_body_20_indent">
      <style:text-properties officeooo:paragraph-rsid="014814df"/>
    </style:style>
    <style:style style:name="P25" style:family="paragraph" style:parent-style-name="Text_20_body_20_indent">
      <style:text-properties officeooo:paragraph-rsid="01546ad8"/>
    </style:style>
    <style:style style:name="P26" style:family="paragraph" style:parent-style-name="Standard">
      <style:text-properties officeooo:paragraph-rsid="014814df"/>
    </style:style>
    <style:style style:name="P27" style:family="paragraph" style:parent-style-name="Title">
      <style:text-properties officeooo:paragraph-rsid="014814df"/>
    </style:style>
    <style:style style:name="P28" style:family="paragraph" style:parent-style-name="Table_20_Heading">
      <style:text-properties officeooo:paragraph-rsid="014814df"/>
    </style:style>
    <style:style style:name="P29" style:family="paragraph" style:parent-style-name="Text_20_Note">
      <style:text-properties officeooo:rsid="00ce6bb3" officeooo:paragraph-rsid="014814df"/>
    </style:style>
    <style:style style:name="P30" style:family="paragraph" style:parent-style-name="Text_20_Note">
      <style:text-properties officeooo:rsid="0078088f" officeooo:paragraph-rsid="014814df"/>
    </style:style>
    <style:style style:name="P31" style:family="paragraph" style:parent-style-name="Text_20_Note">
      <style:text-properties officeooo:rsid="007faac9" officeooo:paragraph-rsid="014814df"/>
    </style:style>
    <style:style style:name="P32" style:family="paragraph" style:parent-style-name="Text_20_Note">
      <style:text-properties officeooo:rsid="00b87d11" officeooo:paragraph-rsid="014814df"/>
    </style:style>
    <style:style style:name="P33" style:family="paragraph" style:parent-style-name="Text_20_Note">
      <style:text-properties officeooo:paragraph-rsid="014814df"/>
    </style:style>
    <style:style style:name="P34" style:family="paragraph" style:parent-style-name="Subtitle">
      <style:text-properties officeooo:paragraph-rsid="014814df"/>
    </style:style>
    <style:style style:name="P35" style:family="paragraph" style:parent-style-name="Table_20_Contents">
      <style:text-properties officeooo:paragraph-rsid="014814df"/>
    </style:style>
    <style:style style:name="P36" style:family="paragraph" style:parent-style-name="Table_20_Contents">
      <style:paragraph-properties fo:margin-top="0.0311in" fo:margin-bottom="0in" loext:contextual-spacing="false"/>
      <style:text-properties officeooo:rsid="0050593c" officeooo:paragraph-rsid="014814df"/>
    </style:style>
    <style:style style:name="P37" style:family="paragraph" style:parent-style-name="Table_20_Contents">
      <style:paragraph-properties fo:margin-top="0.0311in" fo:margin-bottom="0in" loext:contextual-spacing="false"/>
      <style:text-properties officeooo:rsid="0051a8fd" officeooo:paragraph-rsid="014814df"/>
    </style:style>
    <style:style style:name="P38" style:family="paragraph" style:parent-style-name="Table_20_Contents">
      <style:paragraph-properties fo:margin-top="0.0311in" fo:margin-bottom="0in" loext:contextual-spacing="false"/>
      <style:text-properties officeooo:rsid="0148b08c" officeooo:paragraph-rsid="0148b08c"/>
    </style:style>
    <style:style style:name="P39" style:family="paragraph" style:parent-style-name="Table_20_Contents">
      <style:paragraph-properties fo:margin-top="0.0311in" fo:margin-bottom="0in" loext:contextual-spacing="false"/>
      <style:text-properties officeooo:rsid="014fed5e" officeooo:paragraph-rsid="014fed5e"/>
    </style:style>
    <style:style style:name="P40" style:family="paragraph" style:parent-style-name="Contents_20_2">
      <style:paragraph-properties>
        <style:tab-stops>
          <style:tab-stop style:position="6.6929in" style:type="right" style:leader-style="dotted" style:leader-text="."/>
        </style:tab-stops>
      </style:paragraph-properties>
    </style:style>
    <style:style style:name="P41" style:family="paragraph" style:parent-style-name="Contents_20_3">
      <style:paragraph-properties>
        <style:tab-stops>
          <style:tab-stop style:position="6.6929in" style:type="right" style:leader-style="dotted" style:leader-text="."/>
        </style:tab-stops>
      </style:paragraph-properties>
    </style:style>
    <style:style style:name="P42" style:family="paragraph" style:parent-style-name="Contents_20_1">
      <style:paragraph-properties>
        <style:tab-stops>
          <style:tab-stop style:position="6.6929in" style:type="right" style:leader-style="dotted" style:leader-text="."/>
        </style:tab-stops>
      </style:paragraph-properties>
    </style:style>
    <style:style style:name="P43" style:family="paragraph" style:parent-style-name="Guide_20_Name">
      <style:text-properties fo:language="en" fo:country="US" officeooo:rsid="0172751c" officeooo:paragraph-rsid="0172751c"/>
    </style:style>
    <style:style style:name="P44" style:family="paragraph" style:parent-style-name="Table_20_Contents">
      <style:paragraph-properties fo:margin-top="0.0311in" fo:margin-bottom="0in" loext:contextual-spacing="false"/>
      <style:text-properties style:font-name="Liberation Sans4" officeooo:rsid="0051a8fd" officeooo:paragraph-rsid="014814df"/>
    </style:style>
    <style:style style:name="P45" style:family="paragraph" style:parent-style-name="Figure" style:master-page-name="First_20_Page">
      <style:paragraph-properties style:page-number="auto" fo:break-before="page"/>
    </style:style>
    <style:style style:name="P46" style:family="paragraph" style:parent-style-name="Contents_20_1">
      <style:paragraph-properties>
        <style:tab-stops>
          <style:tab-stop style:position="6.6929in" style:type="right" style:leader-style="dotted" style:leader-text="."/>
        </style:tab-stops>
      </style:paragraph-properties>
    </style:style>
    <style:style style:name="P47" style:family="paragraph" style:parent-style-name="Contents_20_2">
      <style:paragraph-properties>
        <style:tab-stops>
          <style:tab-stop style:position="6.6929in" style:type="right" style:leader-style="dotted" style:leader-text="."/>
        </style:tab-stops>
      </style:paragraph-properties>
    </style:style>
    <style:style style:name="P48" style:family="paragraph" style:parent-style-name="Contents_20_3">
      <style:paragraph-properties>
        <style:tab-stops>
          <style:tab-stop style:position="6.6929in" style:type="right" style:leader-style="dotted" style:leader-text="."/>
        </style:tab-stops>
      </style:paragraph-properties>
    </style:style>
    <style:style style:name="P49" style:family="paragraph" style:parent-style-name="Heading_20_1">
      <style:text-properties officeooo:paragraph-rsid="014814df"/>
    </style:style>
    <style:style style:name="P50" style:family="paragraph" style:parent-style-name="Heading_20_1" style:master-page-name="Front_20_Matter">
      <style:paragraph-properties style:page-number="auto"/>
      <style:text-properties fo:language="en" fo:country="US" officeooo:paragraph-rsid="014814df"/>
    </style:style>
    <style:style style:name="P51" style:family="paragraph" style:parent-style-name="Heading_20_1" style:master-page-name="Standard">
      <style:paragraph-properties style:page-number="auto"/>
      <style:text-properties officeooo:paragraph-rsid="014814df"/>
    </style:style>
    <style:style style:name="P52" style:family="paragraph" style:parent-style-name="Heading_20_2">
      <style:text-properties officeooo:paragraph-rsid="014814df"/>
    </style:style>
    <style:style style:name="P53" style:family="paragraph" style:parent-style-name="Heading_20_3">
      <style:text-properties officeooo:paragraph-rsid="014814df"/>
    </style:style>
    <style:style style:name="P54" style:family="paragraph" style:parent-style-name="Heading_20_3">
      <style:text-properties fo:language="en" fo:country="US" officeooo:paragraph-rsid="014814df"/>
    </style:style>
    <style:style style:name="P55" style:family="paragraph" style:parent-style-name="Heading_20_Note">
      <style:text-properties officeooo:paragraph-rsid="014814df"/>
    </style:style>
    <style:style style:name="P56" style:family="paragraph" style:parent-style-name="Heading_20_Note">
      <style:text-properties officeooo:rsid="0064228d" officeooo:paragraph-rsid="014814df"/>
    </style:style>
    <style:style style:name="P57" style:family="paragraph" style:parent-style-name="Heading_20_Tip">
      <style:text-properties officeooo:rsid="007faac9" officeooo:paragraph-rsid="014814df"/>
    </style:style>
    <style:style style:name="P58" style:family="paragraph" style:parent-style-name="Heading_20_Tip">
      <style:text-properties officeooo:rsid="00b87d11" officeooo:paragraph-rsid="014814df"/>
    </style:style>
    <style:style style:name="P59" style:family="paragraph" style:parent-style-name="List_20_1">
      <style:text-properties officeooo:rsid="00768b26" officeooo:paragraph-rsid="014814df"/>
    </style:style>
    <style:style style:name="P60" style:family="paragraph" style:parent-style-name="List_20_1">
      <style:text-properties officeooo:paragraph-rsid="014814df"/>
    </style:style>
    <style:style style:name="P61" style:family="paragraph" style:parent-style-name="List_20_1" style:list-style-name="List_20_1">
      <style:text-properties officeooo:paragraph-rsid="014814df"/>
    </style:style>
    <style:style style:name="P62" style:family="paragraph" style:parent-style-name="List_20_1">
      <style:text-properties officeooo:paragraph-rsid="015e8d82"/>
    </style:style>
    <style:style style:name="P63" style:family="paragraph" style:parent-style-name="Numbering_20_1" style:list-style-name="">
      <style:text-properties officeooo:paragraph-rsid="014814df"/>
    </style:style>
    <style:style style:name="P64" style:family="paragraph" style:parent-style-name="Numbering_20_1" style:list-style-name="">
      <style:text-properties officeooo:paragraph-rsid="015e8d82"/>
    </style:style>
    <style:style style:name="P65" style:family="paragraph" style:parent-style-name="Standard">
      <style:text-properties officeooo:paragraph-rsid="014814d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8f7a7d" style:font-size-asian="10pt" style:font-style-asian="italic" style:font-size-complex="10pt" style:font-style-complex="italic"/>
    </style:style>
    <style:style style:name="T4" style:family="text">
      <style:text-properties fo:language="en" fo:country="US" officeooo:rsid="0019deb4" style:font-name-asian="Liberation Sans6" style:font-size-asian="10.5pt" style:font-name-complex="Liberation Sans6" style:font-size-complex="10.5pt"/>
    </style:style>
    <style:style style:name="T5" style:family="text">
      <style:text-properties text:display="none"/>
    </style:style>
    <style:style style:name="T6" style:family="text">
      <style:text-properties officeooo:rsid="00bf461e" text:display="none"/>
    </style:style>
    <style:style style:name="T7" style:family="text">
      <style:text-properties officeooo:rsid="0051a8fd"/>
    </style:style>
    <style:style style:name="T8" style:family="text">
      <style:text-properties style:font-name="Times New Roman"/>
    </style:style>
    <style:style style:name="T9" style:family="text">
      <style:text-properties officeooo:rsid="00ed6f76"/>
    </style:style>
    <style:style style:name="T10" style:family="text">
      <style:text-properties style:font-name="Liberation Sans"/>
    </style:style>
    <style:style style:name="T11" style:family="text">
      <style:text-properties style:font-name="Liberation Sans4"/>
    </style:style>
    <style:style style:name="T12" style:family="text">
      <style:text-properties style:font-name="Liberation Sans4" fo:font-size="11pt" style:font-size-asian="10.5pt"/>
    </style:style>
    <style:style style:name="T13" style:family="text">
      <style:text-properties style:font-name="Liberation Sans4" fo:font-size="11pt" fo:font-style="italic" officeooo:rsid="0172751c" style:font-size-asian="10.5pt" style:font-style-asian="italic" style:font-style-complex="italic"/>
    </style:style>
    <style:style style:name="T14" style:family="text">
      <style:text-properties officeooo:rsid="00e9da12"/>
    </style:style>
    <style:style style:name="T15" style:family="text">
      <style:text-properties officeooo:rsid="006194b1"/>
    </style:style>
    <style:style style:name="T16" style:family="text">
      <style:text-properties fo:color="#000000" style:text-outline="false" style:text-line-through-style="none" style:text-line-through-type="none" fo:language="en" fo:country="US" fo:text-shadow="none" style:text-underline-style="none" fo:font-weight="normal" officeooo:rsid="0019deb4" style:font-name-asian="Liberation Sans6" style:font-size-asian="10.5pt" style:font-name-complex="Liberation Sans6" style:font-size-complex="10.5pt" style:font-weight-complex="normal" style:text-overline-style="none" style:text-overline-color="font-color"/>
    </style:style>
    <style:style style:name="T17" style:family="text">
      <style:text-properties fo:color="#000000" style:text-outline="false" style:text-line-through-style="none" style:text-line-through-type="none" style:font-name="Liberation Sans4"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8" style:family="text">
      <style:text-properties officeooo:rsid="00cb77fe"/>
    </style:style>
    <style:style style:name="T19" style:family="text">
      <style:text-properties officeooo:rsid="006e0934"/>
    </style:style>
    <style:style style:name="T20" style:family="text">
      <style:text-properties officeooo:rsid="00679149"/>
    </style:style>
    <style:style style:name="T21" style:family="text">
      <style:text-properties officeooo:rsid="00ce6bb3"/>
    </style:style>
    <style:style style:name="T22" style:family="text">
      <style:text-properties officeooo:rsid="00697bda"/>
    </style:style>
    <style:style style:name="T23" style:family="text">
      <style:text-properties officeooo:rsid="006d9d25"/>
    </style:style>
    <style:style style:name="T24" style:family="text">
      <style:text-properties officeooo:rsid="006e9e38"/>
    </style:style>
    <style:style style:name="T25" style:family="text">
      <style:text-properties officeooo:rsid="006f6da4"/>
    </style:style>
    <style:style style:name="T26" style:family="text">
      <style:text-properties officeooo:rsid="00e0c5b1"/>
    </style:style>
    <style:style style:name="T27" style:family="text">
      <style:text-properties officeooo:rsid="0073fe3c"/>
    </style:style>
    <style:style style:name="T28" style:family="text">
      <style:text-properties officeooo:rsid="0072ffc5"/>
    </style:style>
    <style:style style:name="T29" style:family="text">
      <style:text-properties officeooo:rsid="00c592ad"/>
    </style:style>
    <style:style style:name="T30" style:family="text">
      <style:text-properties officeooo:rsid="00ea7cbd"/>
    </style:style>
    <style:style style:name="T31" style:family="text">
      <style:text-properties officeooo:rsid="00748300"/>
    </style:style>
    <style:style style:name="T32" style:family="text">
      <style:text-properties officeooo:rsid="00901726"/>
    </style:style>
    <style:style style:name="T33" style:family="text">
      <style:text-properties officeooo:rsid="00768b26"/>
    </style:style>
    <style:style style:name="T34" style:family="text">
      <style:text-properties officeooo:rsid="00d10952"/>
    </style:style>
    <style:style style:name="T35" style:family="text">
      <style:text-properties officeooo:rsid="0077e59b"/>
    </style:style>
    <style:style style:name="T36" style:family="text">
      <style:text-properties officeooo:rsid="0078088f"/>
    </style:style>
    <style:style style:name="T37" style:family="text">
      <style:text-properties officeooo:rsid="0079cbf0"/>
    </style:style>
    <style:style style:name="T38" style:family="text">
      <style:text-properties officeooo:rsid="0079e91b"/>
    </style:style>
    <style:style style:name="T39" style:family="text">
      <style:text-properties officeooo:rsid="007b5ad2"/>
    </style:style>
    <style:style style:name="T40" style:family="text">
      <style:text-properties style:font-name="Liberation Sans2" fo:font-size="11pt" fo:font-style="italic"/>
    </style:style>
    <style:style style:name="T41" style:family="text">
      <style:text-properties style:font-name="Liberation Sans2" fo:font-size="11pt" fo:font-style="italic" officeooo:rsid="00cbe7da"/>
    </style:style>
    <style:style style:name="T42" style:family="text">
      <style:text-properties officeooo:rsid="007ce219"/>
    </style:style>
    <style:style style:name="T43" style:family="text">
      <style:text-properties officeooo:rsid="00eb16e5"/>
    </style:style>
    <style:style style:name="T44" style:family="text">
      <style:text-properties officeooo:rsid="007df1c3"/>
    </style:style>
    <style:style style:name="T45" style:family="text">
      <style:text-properties officeooo:rsid="00c75a29"/>
    </style:style>
    <style:style style:name="T46" style:family="text">
      <style:text-properties officeooo:rsid="007faac9"/>
    </style:style>
    <style:style style:name="T47" style:family="text">
      <style:text-properties officeooo:rsid="0081a492"/>
    </style:style>
    <style:style style:name="T48" style:family="text">
      <style:text-properties officeooo:rsid="0082589c"/>
    </style:style>
    <style:style style:name="T49" style:family="text">
      <style:text-properties officeooo:rsid="00826d80"/>
    </style:style>
    <style:style style:name="T50" style:family="text">
      <style:text-properties officeooo:rsid="00839f72"/>
    </style:style>
    <style:style style:name="T51" style:family="text">
      <style:text-properties officeooo:rsid="00d48e72"/>
    </style:style>
    <style:style style:name="T52" style:family="text">
      <style:text-properties officeooo:rsid="0084d8ac"/>
    </style:style>
    <style:style style:name="T53" style:family="text">
      <style:text-properties officeooo:rsid="00d61dba"/>
    </style:style>
    <style:style style:name="T54" style:family="text">
      <style:text-properties officeooo:rsid="00bc294e"/>
    </style:style>
    <style:style style:name="T55" style:family="text">
      <style:text-properties officeooo:rsid="00d8178b"/>
    </style:style>
    <style:style style:name="T56" style:family="text">
      <style:text-properties officeooo:rsid="008a1791"/>
    </style:style>
    <style:style style:name="T57" style:family="text">
      <style:text-properties officeooo:rsid="008ad1fd"/>
    </style:style>
    <style:style style:name="T58" style:family="text">
      <style:text-properties officeooo:rsid="00bf2672"/>
    </style:style>
    <style:style style:name="T59" style:family="text">
      <style:text-properties officeooo:rsid="008b0518"/>
    </style:style>
    <style:style style:name="T60" style:family="text">
      <style:text-properties officeooo:rsid="00d8c74c"/>
    </style:style>
    <style:style style:name="T61" style:family="text">
      <style:text-properties officeooo:rsid="00da907c"/>
    </style:style>
    <style:style style:name="T62" style:family="text">
      <style:text-properties officeooo:rsid="00bf461e"/>
    </style:style>
    <style:style style:name="T63" style:family="text">
      <style:text-properties officeooo:rsid="00ed7060"/>
    </style:style>
    <style:style style:name="T64" style:family="text">
      <style:text-properties officeooo:rsid="00e05809"/>
    </style:style>
    <style:style style:name="T65" style:family="text">
      <style:text-properties officeooo:rsid="00933771"/>
    </style:style>
    <style:style style:name="T66" style:family="text">
      <style:text-properties officeooo:rsid="0092b4dd"/>
    </style:style>
    <style:style style:name="T67" style:family="text">
      <style:text-properties officeooo:rsid="0099925f"/>
    </style:style>
    <style:style style:name="T68" style:family="text">
      <style:text-properties officeooo:rsid="009b0a7b"/>
    </style:style>
    <style:style style:name="T69" style:family="text">
      <style:text-properties officeooo:rsid="00cbe7da"/>
    </style:style>
    <style:style style:name="T70" style:family="text">
      <style:text-properties officeooo:rsid="009b06dc"/>
    </style:style>
    <style:style style:name="T71" style:family="text">
      <style:text-properties officeooo:rsid="00daa4fe"/>
    </style:style>
    <style:style style:name="T72" style:family="text">
      <style:text-properties officeooo:rsid="009b9c07"/>
    </style:style>
    <style:style style:name="T73" style:family="text">
      <style:text-properties officeooo:rsid="009d514e"/>
    </style:style>
    <style:style style:name="T74" style:family="text">
      <style:text-properties officeooo:rsid="00defbbf"/>
    </style:style>
    <style:style style:name="T75" style:family="text">
      <style:text-properties officeooo:rsid="009dfc28"/>
    </style:style>
    <style:style style:name="T76" style:family="text">
      <style:text-properties officeooo:rsid="009e48c1"/>
    </style:style>
    <style:style style:name="T77" style:family="text">
      <style:text-properties officeooo:rsid="00c7f424"/>
    </style:style>
    <style:style style:name="T78" style:family="text">
      <style:text-properties officeooo:rsid="009f8cdd"/>
    </style:style>
    <style:style style:name="T79" style:family="text">
      <style:text-properties officeooo:rsid="00a3654f"/>
    </style:style>
    <style:style style:name="T80" style:family="text">
      <style:text-properties officeooo:rsid="00ec2447"/>
    </style:style>
    <style:style style:name="T81" style:family="text">
      <style:text-properties officeooo:rsid="00a4f3de"/>
    </style:style>
    <style:style style:name="T82" style:family="text">
      <style:text-properties officeooo:rsid="00dc486f"/>
    </style:style>
    <style:style style:name="T83" style:family="text">
      <style:text-properties officeooo:rsid="00a6174b"/>
    </style:style>
    <style:style style:name="T84" style:family="text">
      <style:text-properties officeooo:rsid="00a74814"/>
    </style:style>
    <style:style style:name="T85" style:family="text">
      <style:text-properties officeooo:rsid="00b653fa"/>
    </style:style>
    <style:style style:name="T86" style:family="text">
      <style:text-properties officeooo:rsid="00b6d7b3"/>
    </style:style>
    <style:style style:name="T87" style:family="text">
      <style:text-properties officeooo:rsid="00dd8f1f"/>
    </style:style>
    <style:style style:name="T88" style:family="text">
      <style:text-properties officeooo:rsid="00b87d11"/>
    </style:style>
    <style:style style:name="T89" style:family="text">
      <style:text-properties officeooo:rsid="00a8fe3f"/>
    </style:style>
    <style:style style:name="T90" style:family="text">
      <style:text-properties officeooo:rsid="00ae8a0e"/>
    </style:style>
    <style:style style:name="T91" style:family="text">
      <style:text-properties officeooo:rsid="00edf8e2"/>
    </style:style>
    <style:style style:name="T92" style:family="text">
      <style:text-properties officeooo:rsid="00b00240"/>
    </style:style>
    <style:style style:name="T93" style:family="text">
      <style:text-properties officeooo:rsid="00e39869"/>
    </style:style>
    <style:style style:name="T94" style:family="text">
      <style:text-properties officeooo:rsid="001a146f"/>
    </style:style>
    <style:style style:name="T95" style:family="text">
      <style:text-properties officeooo:rsid="00b9ac8c"/>
    </style:style>
    <style:style style:name="T96" style:family="text">
      <style:text-properties officeooo:rsid="00b26251"/>
    </style:style>
    <style:style style:name="T97" style:family="text">
      <style:text-properties officeooo:rsid="00b38b22"/>
    </style:style>
    <style:style style:name="T98" style:family="text">
      <style:text-properties officeooo:rsid="00b1b796"/>
    </style:style>
    <style:style style:name="T99" style:family="text">
      <style:text-properties officeooo:rsid="0148b08c"/>
    </style:style>
    <style:style style:name="T100" style:family="text">
      <style:text-properties officeooo:rsid="014a29e7"/>
    </style:style>
    <style:style style:name="T101" style:family="text">
      <style:text-properties fo:font-weight="bold" officeooo:rsid="00901726" style:font-weight-asian="bold" style:font-weight-complex="bold"/>
    </style:style>
    <style:style style:name="T102" style:family="text">
      <style:text-properties officeooo:rsid="014caabe"/>
    </style:style>
    <style:style style:name="T103" style:family="text">
      <style:text-properties officeooo:rsid="014fed5e"/>
    </style:style>
    <style:style style:name="T104" style:family="text">
      <style:text-properties officeooo:rsid="01531532"/>
    </style:style>
    <style:style style:name="T105" style:family="text">
      <style:text-properties officeooo:rsid="01546ad8"/>
    </style:style>
    <style:style style:name="T106" style:family="text">
      <style:text-properties officeooo:rsid="0155d398"/>
    </style:style>
    <style:style style:name="T107" style:family="text">
      <style:text-properties officeooo:rsid="015beee0"/>
    </style:style>
    <style:style style:name="T108" style:family="text">
      <style:text-properties officeooo:rsid="015c6bd7"/>
    </style:style>
    <style:style style:name="T109" style:family="text">
      <style:text-properties officeooo:rsid="015cea7b"/>
    </style:style>
    <style:style style:name="T110" style:family="text">
      <style:text-properties officeooo:rsid="015e8d82"/>
    </style:style>
    <style:style style:name="T111" style:family="text">
      <style:text-properties officeooo:rsid="01695b0e"/>
    </style:style>
    <style:style style:name="T112" style:family="text">
      <style:text-properties officeooo:rsid="0172751c"/>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style:wrap="dynamic" style:number-wrapped-paragraphs="no-limit" style:vertical-pos="top" style:vertical-rel="baseline" style:horizontal-pos="left"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1.0047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from-left" style:horizontal-rel="char"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0165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text"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text"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15" style:family="graphic" style:parent-style-name="Graphics">
      <style:graphic-properties style:vertical-pos="top"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6" draw:name="Image1" text:anchor-type="as-char" svg:width="3.3335in" svg:height="0.7in" draw:z-index="0"><draw:image xlink:href="Pictures/10000201000003E8000000D2A7FE72F00FFCF111.png" xlink:type="simple" xlink:show="embed" xlink:actuate="onLoad" loext:mime-type="image/png"/></draw:frame></text:p>
      <text:p text:style-name="P43">Calc Guide</text:p>
      <text:p text:style-name="P27">Chapter <text:span text:style-name="T7">8</text:span><text:line-break/><text:span text:style-name="T7">Using Pivot Tables</text:span></text:p>
      <text:p text:style-name="P34"/>
      <text:section text:style-name="Sect1" text:name="CG6208S1" text:condition="ooow:book eq 1" text:display="condition">
        <text:h text:style-name="P50" text:outline-level="1"><text:bookmark-start text:name="__RefHeading__5636_1566568644"/>Autorská práva<text:bookmark-end text:name="__RefHeading__5636_1566568644"/></text:h>
        <text:p text:style-name="P11">Tento dokument je duševním vlastnictvím dokumentačního týmu LibreOffice <text:span text:style-name="T8">©</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11">Všechny ochranné známky uvedené v této příručce patří jejich vlastníkům.</text:p>
        <text:h text:style-name="P52" text:outline-level="2"><text:bookmark-start text:name="__RefHeading__5638_1566568644"/>Přispěvatelé<text:bookmark-end text:name="__RefHeading__5638_1566568644"/></text:h>
        <text:p text:style-name="P11">This book is adapted and updated from <text:span text:style-name="T7">the</text:span><text:span text:style-name="Emphasis"> </text:span><text:span text:style-name="Emphasis"><text:span text:style-name="T13">LibreOffice 4.1</text:span></text:span><text:span text:style-name="Emphasis"><text:span text:style-name="T112"> </text:span></text:span><text:span text:style-name="Emphasis"><text:span text:style-name="T112"><text:user-defined style:data-style-name="N0" text:name="Guide Name">Calc Guide</text:user-defined></text:span></text:span>.</text:p>
        <text:h text:style-name="P53" text:outline-level="3"><text:bookmark-start text:name="__RefHeading___Toc1847_1473846649"/>Pro <text:span text:style-name="T9">t</text:span>oto <text:span text:style-name="T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7">Steve Fanning</text:p>
            </table:table-cell>
            <table:table-cell office:value-type="string">
              <text:p text:style-name="P38">Kees Kriek</text:p>
            </table:table-cell>
            <table:table-cell office:value-type="string">
              <text:p text:style-name="P39">Jean Hollis Weber</text:p>
            </table:table-cell>
          </table:table-row>
        </table:table>
        <text:h text:style-name="P54" text:outline-level="3"><text:bookmark-start text:name="__RefHeading___Toc28529_3211575895"/>Pro <text:span text:style-name="T9">p</text:span>ředchozí <text:span text:style-name="T9">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6">Barbara Duprey</text:p>
            </table:table-cell>
            <table:table-cell table:style-name="Table3.A1" office:value-type="string">
              <text:p text:style-name="P37">Martin J Fox</text:p>
            </table:table-cell>
            <table:table-cell table:style-name="Table3.A1" office:value-type="string">
              <text:p text:style-name="P36">Jean Hollis Weber</text:p>
            </table:table-cell>
          </table:table-row>
          <table:table-row>
            <table:table-cell table:style-name="Table3.A1" office:value-type="string">
              <text:p text:style-name="P37">John A Smith</text:p>
            </table:table-cell>
            <table:table-cell table:style-name="Table3.A1" office:value-type="string">
              <text:p text:style-name="P37">Klaus-J<text:span text:style-name="T10">ü</text:span><text:span text:style-name="T11">rgen Weghorn</text:span></text:p>
            </table:table-cell>
            <table:table-cell table:style-name="Table3.A1" office:value-type="string">
              <text:p text:style-name="P44"/>
            </table:table-cell>
          </table:table-row>
        </table:table>
        <text:h text:style-name="P52" text:outline-level="2"><text:bookmark-start text:name="__RefHeading___Toc4648_402817234"/>Zpětná vazba<text:bookmark-end text:name="__RefHeading___Toc4648_402817234"/></text:h>
        <text:p text:style-name="P11">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21610334" text:style-name="Heading_20_Note">
          <text:list-item>
            <text:p text:style-name="P55">Poznámka</text:p>
          </text:list-item>
        </text:list>
        <text:p text:style-name="P33">Všechno, co do e-mailové konference pošlete, včetně e-mailové adresy a dalších osobních informací uvedených ve zprávě, bude veřejně viditelné bez možnosti smazání.</text:p>
        <text:h text:style-name="P52" text:outline-level="2"><text:bookmark-start text:name="__RefHeading___Toc4968_4114772849"/>Datum vydání a verze programu<text:bookmark-end text:name="__RefHeading___Toc4968_4114772849"/></text:h>
        <text:p text:style-name="P11">Published <text:date style:data-style-name="N34" text:date-value="2019-12-26T13:48:54.303445019" text:fixed="true">December</text:date><text:s/><text:date style:data-style-name="N121" text:date-value="2019-12-26T13:48:57.927354779" text:fixed="true">2019</text:date>. Based on LibreOffice <text:span text:style-name="T99">6.2</text:span>.</text:p>
        <text:h text:style-name="P52" text:outline-level="2"><text:bookmark-start text:name="__RefHeading___Toc4970_4114772849"/>Používání LibreOffice na systému macOS<text:bookmark-end text:name="__RefHeading___Toc4970_4114772849"/></text:h>
        <text:p text:style-name="P11">Některé klávesové zkratky a položky nabídek jsou v systému macOS jiné než v systémech Windows a Linux.. The table below gives some common substitutions for the instructions in this <text:span text:style-name="T14">chapter</text:span>. Podrobnější seznam se nachází v nápovědě k aplikaci.</text:p>
        <table:table table:name="Table1" table:style-name="Table1">
          <table:table-column table:style-name="Table1.A" table:number-columns-repeated="3"/>
          <table:table-row table:style-name="Table1.1">
            <table:table-cell table:style-name="Table1.A1" office:value-type="string">
              <text:p text:style-name="P28">Windows nebo Linux</text:p>
            </table:table-cell>
            <table:table-cell table:style-name="Table1.A1" office:value-type="string">
              <text:p text:style-name="P28"><text:span text:style-name="T15">macOS</text:span> equivalent</text:p>
            </table:table-cell>
            <table:table-cell table:style-name="Table1.A1" office:value-type="string">
              <text:p text:style-name="P28">Význam</text:p>
            </table:table-cell>
          </table:table-row>
          <table:table-row table:style-name="Table1.1">
            <table:table-cell table:style-name="Table1.A2" office:value-type="string">
              <text:p text:style-name="P35">Nabídka <text:span text:style-name="Strong_20_Emphasis">Nástroje &gt; Možnosti</text:span></text:p>
            </table:table-cell>
            <table:table-cell table:style-name="Table1.A2" office:value-type="string">
              <text:p text:style-name="P35"><text:span text:style-name="Strong_20_Emphasis">LibreOffice &gt; Předvolby</text:span></text:p>
            </table:table-cell>
            <table:table-cell table:style-name="Table1.A2" office:value-type="string">
              <text:p text:style-name="P35">Otevře nastavení s možnostmi</text:p>
            </table:table-cell>
          </table:table-row>
          <table:table-row table:style-name="Table1.1">
            <table:table-cell table:style-name="Table1.A2" office:value-type="string">
              <text:p text:style-name="P35">Klepnutí pravým tlačítkem</text:p>
            </table:table-cell>
            <table:table-cell table:style-name="Table1.A2" office:value-type="string">
              <text:p text:style-name="P35"><text:span text:style-name="Emphasis">Control </text:span>+ click or right-click depending on computer setup</text:p>
            </table:table-cell>
            <table:table-cell table:style-name="Table1.A2" office:value-type="string">
              <text:p text:style-name="P35">Otevře se místní nabídka</text:p>
            </table:table-cell>
          </table:table-row>
          <table:table-row table:style-name="Table1.1">
            <table:table-cell table:style-name="Table1.A2" office:value-type="string">
              <text:p text:style-name="P35"><text:span text:style-name="Keystroke">Ctrl</text:span> (Control)</text:p>
            </table:table-cell>
            <table:table-cell table:style-name="Table1.A2" office:value-type="string">
              <text:p text:style-name="P35"><text:span text:style-name="Keystroke"><text:span text:style-name="T16">⌘</text:span></text:span><text:span text:style-name="T17"> (</text:span>Command<text:span text:style-name="T17">)</text:span></text:p>
            </table:table-cell>
            <table:table-cell table:style-name="Table1.A2" office:value-type="string">
              <text:p text:style-name="P35">Používá se i s jinými klávesami</text:p>
            </table:table-cell>
          </table:table-row>
          <table:table-row table:style-name="Table1.1">
            <table:table-cell table:style-name="Table1.A2" office:value-type="string">
              <text:p text:style-name="P35"><text:span text:style-name="Keystroke">F5</text:span></text:p>
            </table:table-cell>
            <table:table-cell table:style-name="Table1.A2" office:value-type="string">
              <text:p text:style-name="P35"><text:span text:style-name="Keystroke">Shif</text:span><text:span text:style-name="Keystroke"><text:span text:style-name="T103">t</text:span></text:span>+<text:span text:style-name="Keystroke"><text:span text:style-name="T4">⌘</text:span></text:span>+<text:span text:style-name="Keystroke">F5</text:span></text:p>
            </table:table-cell>
            <table:table-cell table:style-name="Table1.A2" office:value-type="string">
              <text:p text:style-name="P35">Otevřete Navigátor</text:p>
            </table:table-cell>
          </table:table-row>
          <table:table-row table:style-name="Table1.1">
            <table:table-cell table:style-name="Table1.A2" office:value-type="string">
              <text:p text:style-name="P35"><text:span text:style-name="Keystroke">F11</text:span></text:p>
            </table:table-cell>
            <table:table-cell table:style-name="Table1.A2" office:value-type="string">
              <text:p text:style-name="P35"><text:span text:style-name="Keystroke"><text:span text:style-name="T16">⌘</text:span></text:span><text:span text:style-name="T17">+</text:span><text:span text:style-name="Keystroke">T</text:span></text:p>
            </table:table-cell>
            <table:table-cell table:style-name="Table1.A2" office:value-type="string">
              <text:p text:style-name="P35">Open the <text:span text:style-name="T15">sidebar </text:span>Styles <text:span text:style-name="T15">panel</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6"><text:a xlink:type="simple" xlink:href="#__RefHeading__5636_1566568644" text:style-name="Index_20_Link" text:visited-style-name="Index_20_Link">Autorská práva<text:tab/>2</text:a></text:p>
            <text:p text:style-name="P47"><text:a xlink:type="simple" xlink:href="#__RefHeading__5638_1566568644" text:style-name="Index_20_Link" text:visited-style-name="Index_20_Link">Přispěvatelé<text:tab/>2</text:a></text:p>
            <text:p text:style-name="P48"><text:a xlink:type="simple" xlink:href="#__RefHeading___Toc1847_1473846649" text:style-name="Index_20_Link" text:visited-style-name="Index_20_Link">Pro toto vydání<text:tab/>2</text:a></text:p>
            <text:p text:style-name="P48"><text:a xlink:type="simple" xlink:href="#__RefHeading___Toc28529_3211575895" text:style-name="Index_20_Link" text:visited-style-name="Index_20_Link">Pro předchozí vydání<text:tab/>2</text:a></text:p>
            <text:p text:style-name="P47"><text:a xlink:type="simple" xlink:href="#__RefHeading___Toc4648_402817234" text:style-name="Index_20_Link" text:visited-style-name="Index_20_Link">Zpětná vazba<text:tab/>2</text:a></text:p>
            <text:p text:style-name="P47"><text:a xlink:type="simple" xlink:href="#__RefHeading___Toc4968_4114772849" text:style-name="Index_20_Link" text:visited-style-name="Index_20_Link">Datum vydání a verze programu<text:tab/>2</text:a></text:p>
            <text:p text:style-name="P47"><text:a xlink:type="simple" xlink:href="#__RefHeading___Toc4970_4114772849" text:style-name="Index_20_Link" text:visited-style-name="Index_20_Link">Používání LibreOffice na systému macOS<text:tab/>2</text:a></text:p>
            <text:p text:style-name="P46"><text:a xlink:type="simple" xlink:href="#__RefHeading___Toc5087_1087756421" text:style-name="Index_20_Link" text:visited-style-name="Index_20_Link">Úvod<text:tab/>5</text:a></text:p>
            <text:p text:style-name="P47"><text:a xlink:type="simple" xlink:href="#__RefHeading__2866_1803734309" text:style-name="Index_20_Link" text:visited-style-name="Index_20_Link">Database preconditions<text:tab/>5</text:a></text:p>
            <text:p text:style-name="P47"><text:a xlink:type="simple" xlink:href="#__RefHeading__2870_1803734309" text:style-name="Index_20_Link" text:visited-style-name="Index_20_Link">Data sources<text:tab/>6</text:a></text:p>
            <text:p text:style-name="P48"><text:a xlink:type="simple" xlink:href="#__RefHeading__2872_1803734309" text:style-name="Index_20_Link" text:visited-style-name="Index_20_Link">Calc spreadsheet<text:tab/>6</text:a></text:p>
            <text:p text:style-name="P48"><text:a xlink:type="simple" xlink:href="#__RefHeading__2874_1803734309" text:style-name="Index_20_Link" text:visited-style-name="Index_20_Link">Registered data source<text:tab/>6</text:a></text:p>
            <text:p text:style-name="P47"><text:a xlink:type="simple" xlink:href="#__RefHeading___Toc2172_735539834" text:style-name="Index_20_Link" text:visited-style-name="Index_20_Link">Using shortcuts<text:tab/>6</text:a></text:p>
            <text:p text:style-name="P47"><text:a xlink:type="simple" xlink:href="#__RefHeading__146363_266935634" text:style-name="Index_20_Link" text:visited-style-name="Index_20_Link">Creating a pivot table<text:tab/>6</text:a></text:p>
            <text:p text:style-name="P46"><text:a xlink:type="simple" xlink:href="#__RefHeading__146365_266935634" text:style-name="Index_20_Link" text:visited-style-name="Index_20_Link">The Pivot Table Layout dialog<text:tab/>7</text:a></text:p>
            <text:p text:style-name="P47"><text:a xlink:type="simple" xlink:href="#__RefHeading__2880_1803734309" text:style-name="Index_20_Link" text:visited-style-name="Index_20_Link">Basic layout<text:tab/>8</text:a></text:p>
            <text:p text:style-name="P47"><text:a xlink:type="simple" xlink:href="#__RefHeading__2882_1803734309" text:style-name="Index_20_Link" text:visited-style-name="Index_20_Link">More options<text:tab/>9</text:a></text:p>
            <text:p text:style-name="P47"><text:a xlink:type="simple" xlink:href="#__RefHeading__2884_1803734309" text:style-name="Index_20_Link" text:visited-style-name="Index_20_Link">More settings for the fields: Field options<text:tab/>11</text:a></text:p>
            <text:p text:style-name="P48"><text:a xlink:type="simple" xlink:href="#__RefHeading__2886_1803734309" text:style-name="Index_20_Link" text:visited-style-name="Index_20_Link">Options for data fields<text:tab/>12</text:a></text:p>
            <text:p text:style-name="P48"><text:a xlink:type="simple" xlink:href="#__RefHeading__2888_1803734309" text:style-name="Index_20_Link" text:visited-style-name="Index_20_Link">Options for row and column fields<text:tab/>14</text:a></text:p>
            <text:p text:style-name="P48"><text:a xlink:type="simple" xlink:href="#__RefHeading__2890_1803734309" text:style-name="Index_20_Link" text:visited-style-name="Index_20_Link">Options for page fields<text:tab/>18</text:a></text:p>
            <text:p text:style-name="P46"><text:a xlink:type="simple" xlink:href="#__RefHeading__2892_1803734309" text:style-name="Index_20_Link" text:visited-style-name="Index_20_Link">Working with the results of the pivot table<text:tab/>18</text:a></text:p>
            <text:p text:style-name="P47"><text:a xlink:type="simple" xlink:href="#__RefHeading__2896_1803734309" text:style-name="Index_20_Link" text:visited-style-name="Index_20_Link">Changing the layout<text:tab/>18</text:a></text:p>
            <text:p text:style-name="P47"><text:a xlink:type="simple" xlink:href="#__RefHeading__2898_1803734309" text:style-name="Index_20_Link" text:visited-style-name="Index_20_Link">Grouping rows or columns<text:tab/>19</text:a></text:p>
            <text:p text:style-name="P48"><text:a xlink:type="simple" xlink:href="#__RefHeading__2900_1803734309" text:style-name="Index_20_Link" text:visited-style-name="Index_20_Link">Grouping of categories with scalar values<text:tab/>19</text:a></text:p>
            <text:p text:style-name="P48"><text:a xlink:type="simple" xlink:href="#__RefHeading___Toc7035_3937602389" text:style-name="Index_20_Link" text:visited-style-name="Index_20_Link">Grouping of categories with date / time values<text:tab/>20</text:a></text:p>
            <text:p text:style-name="P48"><text:a xlink:type="simple" xlink:href="#__RefHeading__2904_1803734309" text:style-name="Index_20_Link" text:visited-style-name="Index_20_Link">Grouping without automatic creation of intervals<text:tab/>21</text:a></text:p>
            <text:p text:style-name="P47"><text:a xlink:type="simple" xlink:href="#__RefHeading__2906_1803734309" text:style-name="Index_20_Link" text:visited-style-name="Index_20_Link">Sorting the result<text:tab/>23</text:a></text:p>
            <text:p text:style-name="P48"><text:a xlink:type="simple" xlink:href="#__RefHeading__2908_1803734309" text:style-name="Index_20_Link" text:visited-style-name="Index_20_Link">Select sort order from drop-down menus on each column heading<text:tab/>24</text:a></text:p>
            <text:p text:style-name="P48"><text:a xlink:type="simple" xlink:href="#__RefHeading__147807_266935634" text:style-name="Index_20_Link" text:visited-style-name="Index_20_Link">Sort manually by using drag and drop<text:tab/>24</text:a></text:p>
            <text:p text:style-name="P48"><text:a xlink:type="simple" xlink:href="#__RefHeading__6443_1130364683" text:style-name="Index_20_Link" text:visited-style-name="Index_20_Link">Sort automatically<text:tab/>25</text:a></text:p>
            <text:p text:style-name="P47"><text:a xlink:type="simple" xlink:href="#__RefHeading___Toc10641_1188109369" text:style-name="Index_20_Link" text:visited-style-name="Index_20_Link">Drilling (showing details)<text:tab/>25</text:a></text:p>
            <text:p text:style-name="P47"><text:a xlink:type="simple" xlink:href="#__RefHeading__2914_1803734309" text:style-name="Index_20_Link" text:visited-style-name="Index_20_Link">Filtering<text:tab/>26</text:a></text:p>
            <text:p text:style-name="P47"><text:a xlink:type="simple" xlink:href="#__RefHeading__2916_1803734309" text:style-name="Index_20_Link" text:visited-style-name="Index_20_Link">Updating (refreshing) changed values<text:tab/>28</text:a></text:p>
            <text:p text:style-name="P47"><text:a xlink:type="simple" xlink:href="#__RefHeading__2918_1803734309" text:style-name="Index_20_Link" text:visited-style-name="Index_20_Link">Cell formatting<text:tab/>28</text:a></text:p>
            <text:p text:style-name="P47"><text:a xlink:type="simple" xlink:href="#__RefHeading___Toc7037_3937602389" text:style-name="Index_20_Link" text:visited-style-name="Index_20_Link">Deleting a pivot table<text:tab/>29</text:a></text:p>
            <text:p text:style-name="P46"><text:a xlink:type="simple" xlink:href="#__RefHeading__20949_916280002" text:style-name="Index_20_Link" text:visited-style-name="Index_20_Link">Using pivot table results elsewhere<text:tab/>29</text:a></text:p>
            <text:p text:style-name="P47"><text:a xlink:type="simple" xlink:href="#__RefHeading__147199_266935634" text:style-name="Index_20_Link" text:visited-style-name="Index_20_Link">The problem<text:tab/>29</text:a></text:p>
            <text:p text:style-name="P47"><text:a xlink:type="simple" xlink:href="#__RefHeading__20951_916280002" text:style-name="Index_20_Link" text:visited-style-name="Index_20_Link">The solution: Function GETPIVOTDATA()<text:tab/>30</text:a></text:p>
            <text:p text:style-name="P48"><text:a xlink:type="simple" xlink:href="#__RefHeading__2928_1803734309" text:style-name="Index_20_Link" text:visited-style-name="Index_20_Link">Syntax<text:tab/>30</text:a></text:p>
            <text:p text:style-name="P48"><text:a xlink:type="simple" xlink:href="#__RefHeading__2930_1803734309" text:style-name="Index_20_Link" text:visited-style-name="Index_20_Link">First syntax variation<text:tab/>30</text:a></text:p>
            <text:p text:style-name="P48"><text:a xlink:type="simple" xlink:href="#__RefHeading__2932_1803734309" text:style-name="Index_20_Link" text:visited-style-name="Index_20_Link">Second syntax variation<text:tab/>30</text:a></text:p>
            <text:p text:style-name="P46"><text:a xlink:type="simple" xlink:href="#__RefHeading___Toc3742_1006238764" text:style-name="Index_20_Link" text:visited-style-name="Index_20_Link">Using pivot charts<text:tab/>31</text:a></text:p>
            <text:p text:style-name="P47"><text:a xlink:type="simple" xlink:href="#__RefHeading___Toc22852_2088150614" text:style-name="Index_20_Link" text:visited-style-name="Index_20_Link">Úvod<text:tab/>31</text:a></text:p>
            <text:p text:style-name="P47"><text:a xlink:type="simple" xlink:href="#__RefHeading___Toc22854_2088150614" text:style-name="Index_20_Link" text:visited-style-name="Index_20_Link">Creating a pivot chart<text:tab/>33</text:a></text:p>
            <text:p text:style-name="P47"><text:soft-page-break/><text:a xlink:type="simple" xlink:href="#__RefHeading___Toc7045_3937602389" text:style-name="Index_20_Link" text:visited-style-name="Index_20_Link">Editing a pivot chart<text:tab/>34</text:a></text:p>
            <text:p text:style-name="P47"><text:a xlink:type="simple" xlink:href="#__RefHeading___Toc7047_3937602389" text:style-name="Index_20_Link" text:visited-style-name="Index_20_Link">Updating a pivot chart<text:tab/>34</text:a></text:p>
            <text:p text:style-name="P47"><text:a xlink:type="simple" xlink:href="#__RefHeading___Toc7049_3937602389" text:style-name="Index_20_Link" text:visited-style-name="Index_20_Link">Filtering a pivot chart<text:tab/>34</text:a></text:p>
            <text:p text:style-name="P47"><text:a xlink:type="simple" xlink:href="#__RefHeading___Toc7051_3937602389" text:style-name="Index_20_Link" text:visited-style-name="Index_20_Link">Deleting a pivot chart<text:tab/>35</text:a></text:p>
          </text:index-body>
        </text:table-of-content>
        <text:p text:style-name="P26"/>
      </text:section>
      <text:h text:style-name="P51" text:outline-level="1"><text:bookmark-start text:name="__RefHeading___Toc5087_1087756421"/>Úvod<text:bookmark-end text:name="__RefHeading___Toc5087_1087756421"/></text:h>
      <text:p text:style-name="P11">Many requests for spreadsheet support are the result of using complicated formulas and solutions to solve simple day-to-day problems. <text:span text:style-name="T99">For m</text:span>ore efficient and effective solutions, use the <text:span text:style-name="T18">p</text:span>ivot <text:span text:style-name="T18">t</text:span>able, a tool for combining, comparing, and analyzing large amounts of data easily. Using <text:span text:style-name="T18">p</text:span>ivot <text:span text:style-name="T18">t</text:span>ables, you can view different summaries of the source data, display the details of areas of interest, and create reports, whether you are a beginner, an intermediate <text:span text:style-name="T19">user, </text:span>or <text:span text:style-name="T19">an </text:span>advanced user. <text:span text:style-name="T20">In addition you can create a pivot chart to view a graphical representation of the data in a pivot table.</text:span></text:p>
      <text:h text:style-name="P52" text:outline-level="2"><text:bookmark-start text:name="__RefHeading__2866_1803734309"/>Database <text:alphabetical-index-mark text:string-value="database preconditions" text:key1="pivot table"/>preconditions<text:bookmark-end text:name="__RefHeading__2866_1803734309"/></text:h>
      <text:p text:style-name="P11">To work with <text:span text:style-name="T21">a</text:span> <text:span text:style-name="T18">p</text:span>ivot <text:span text:style-name="T18">t</text:span>able, <text:span text:style-name="T103">you need</text:span> a list of raw data, similar to a database table, consisting of rows (data sets) and columns (data fields). The field names are in the first row above the list.</text:p>
      <text:p text:style-name="P11">The data source could be an external file or database. For the simplest case, where data is contained in a Calc spreadsheet, Calc offers sorting functions that do not require the <text:span text:style-name="T18">p</text:span>ivot <text:span text:style-name="T18">t</text:span>able.</text:p>
      <text:p text:style-name="P11">For processing data in lists, <text:span text:style-name="T22">Calc</text:span> needs to know where in the spreadsheet the <text:span text:style-name="T22">list</text:span> is. The <text:span text:style-name="T22">list</text:span> can be anywhere in the sheet, in any position. A spreadsheet can contain several unrelated <text:span text:style-name="T22">lists</text:span>.</text:p>
      <text:p text:style-name="P11">Calc recognizes your lists automatically. It uses the following logic: Starting from the cell you have selected (which must be within the list), Calc checks the surrounding cells in all <text:span text:style-name="T22">four</text:span> directions (left, right, above, below). The border is recognized if the program discovers an empty row or column, or if it hits the left or upper border of the spreadsheet. This means that the described functions can only work correctly if there are no empty rows or columns in <text:span text:style-name="T103">the</text:span> list. Avoid empty lines (for example for formatting). You can format <text:span text:style-name="T103">the</text:span> list by using cell formats.</text:p>
      <text:list xml:id="list84848609990048" text:continue-numbering="true" text:style-name="Heading_20_Note">
        <text:list-item>
          <text:p text:style-name="Heading_20_Note">Poznámka</text:p>
        </text:list-item>
      </text:list>
      <text:p text:style-name="P33"><text:span text:style-name="T22">To make sure that Calc automatically recognizes a list correctly, check that there are no</text:span> empty rows or empty columns within <text:span text:style-name="T22">the </text:span>list.</text:p>
      <text:p text:style-name="P11">If you select more than one cell before you start sorting, filtering, or <text:span text:style-name="T14">creating</text:span> the <text:span text:style-name="T18">p</text:span>ivot <text:span text:style-name="T18">t</text:span>able, then the automatic list recognition is switched off. Calc assumes that the list matches exactly the cells you have selected.</text:p>
      <text:list xml:id="list3768755497" text:style-name="Heading_20_Tip">
        <text:list-item>
          <text:p text:style-name="Heading_20_Tip">Tip</text:p>
        </text:list-item>
      </text:list>
      <text:p text:style-name="P33">For sorting, filtering, or using the <text:span text:style-name="T18">p</text:span>ivot <text:span text:style-name="T18">t</text:span>able, always select only one cell <text:span text:style-name="T14">to allow Calc to determine the scope of the list</text:span>.</text:p>
      <text:p text:style-name="P11">A relatively common source of errors is to inadvertently declare a list by mistake and then to sort that list. If you select multiple cells—for example, a whole column—then the sorting mixes up the data that should be together in one row.</text:p>
      <text:p text:style-name="P11">In addition to these formal aspects, the logical structure of <text:span text:style-name="T103">the</text:span> <text:span text:style-name="T22">list</text:span> is <text:span text:style-name="T103">also </text:span>very important.</text:p>
      <text:list xml:id="list84846784860996" text:continue-list="list84848609990048" text:style-name="Heading_20_Note">
        <text:list-item>
          <text:p text:style-name="P56">Poznámka</text:p>
        </text:list-item>
      </text:list>
      <text:p text:style-name="P33">Calc lists must have the <text:span text:style-name="Emphasis">normal form</text:span>; that is, they must have a simple linear structure.</text:p>
      <text:p text:style-name="P19">When entering the data, do not add outlines, groups, or summaries. Here are some mistakes commonly made by inexperienced spreadsheet users:</text:p>
      <text:list xml:id="list671737118" text:style-name="List_20_1">
        <text:list-item>
          <text:p text:style-name="List_20_1">You made several unnecessary sheets; for example, a sheet for each group of articles. In this case, analyses are then possible only within each group.</text:p>
        </text:list-item>
        <text:list-item>
          <text:p text:style-name="List_20_1">In a Sales list, instead of only one column for the amount, you made a column for the amounts for each employee. In this case, the system will have difficulty grouping data from <text:soft-page-break/>the various columns together. Thus, an analysis with the <text:span text:style-name="T18">p</text:span>ivot <text:span text:style-name="T18">t</text:span>able would no longer be possible. All data must be entered into the same column for the <text:span text:style-name="T18">p</text:span>ivot <text:span text:style-name="T18">t</text:span>able to be able to analyze it.</text:p>
        </text:list-item>
        <text:list-item>
          <text:p text:style-name="List_20_1">You entered the amounts in chronological order. At the end of each month, you made a sum total. In this case, sorting the list for different criteria is not possible because the <text:span text:style-name="T18">p</text:span>ivot <text:span text:style-name="T18">t</text:span>able will treat the sum totals the same as any other <text:span text:style-name="T22">value</text:span>. Getting monthly results is one of the very fast and easy features of the pivot table.</text:p>
        </text:list-item>
      </text:list>
      <text:h text:style-name="P52" text:outline-level="2"><text:bookmark-start text:name="__RefHeading__2870_1803734309"/>Data sources<text:bookmark-end text:name="__RefHeading__2870_1803734309"/></text:h>
      <text:p text:style-name="P11"><text:span text:style-name="T23">T</text:span>he possible <text:alphabetical-index-mark-start text:id="IMark526811272" text:key1="pivot table"/>data sources<text:alphabetical-index-mark-end text:id="IMark526811272"/> for the pivot table are a Calc spreadsheet or an external data source that is registered in LibreOffice.</text:p>
      <text:h text:style-name="P53" text:outline-level="3"><text:bookmark-start text:name="__RefHeading__2872_1803734309"/>Calc spreadsheet<text:bookmark-end text:name="__RefHeading__2872_1803734309"/></text:h>
      <text:p text:style-name="P11">Analyzing a list in a Calc spreadsheet is the simplest and most often used case. Lists might be updated regularly or the data might be imported from a different application.</text:p>
      <text:p text:style-name="P4">The list data might be entered directly into the spreadsheet or copied from another file or application. You can also use a Web Page Query input filter to insert data from a HTML file, <text:span text:style-name="T19">a CSV file, </text:span>a Calc spreadsheet, or a Microsoft Excel spreadsheet. See Chapter 10, Linking Calc Data, for more information.</text:p>
      <text:p text:style-name="P11">The behavior of Calc while inserting data from a different application depends on the format of the data. If the data is in a common spreadsheet format, it is copied directly into Calc. However, if the data is in plain text format, the Text Import dialog appears after you select the file containing the data; see Chapter 1, Introducing Calc, for more more information about this dialog.</text:p>
      <text:h text:style-name="P53" text:outline-level="3"><text:bookmark-start text:name="__RefHeading__2874_1803734309"/>Registered data source<text:bookmark-end text:name="__RefHeading__2874_1803734309"/></text:h>
      <text:p text:style-name="P11">A registered data source is a connection to data held in a database outside of LibreOffice. When using a registered data source, the data to be analyzed will not be saved in Calc; Calc always uses the data from the original source. Calc is able to use many different data sources in addition to databases that are created and maintained with LibreOffice Base. For more information, see Chapter 10, Linking Calc Data.</text:p>
      <text:h text:style-name="P52" text:outline-level="2"><text:bookmark-start text:name="__RefHeading___Toc2172_735539834"/>Using shortcuts<text:bookmark-end text:name="__RefHeading___Toc2172_735539834"/></text:h>
      <text:p text:style-name="P11">If you use pivot table<text:span text:style-name="T24">s </text:span>often <text:span text:style-name="T25">in Calc</text:span>, you might find the frequent use of the <text:span text:style-name="T24">built-in </text:span>menu paths inconvenient.</text:p>
      <text:p text:style-name="P11"><text:span text:style-name="T24">In some cases built-in keyboard shortcuts are already defined; see Appendix A, Keyboard Shortcuts</text:span><text:span text:style-name="Emphasis"><text:span text:style-name="T24">.</text:span></text:span><text:span text:style-name="T24"> An example is the </text:span><text:span text:style-name="Keystroke"><text:span text:style-name="T24">F12</text:span></text:span><text:span text:style-name="T24"> function key, which groups a selected data range. In some other cases, the built-in toolbars already provide relevant icons. An example is the </text:span><text:span text:style-name="Strong_20_Emphasis"><text:span text:style-name="T24">Insert Pivot Table</text:span></text:span><text:span text:style-name="T24"> icon on the Standard toolbar.</text:span><draw:frame draw:style-name="fr15" draw:name="Image57" text:anchor-type="char" svg:x="0.0783in" svg:width="0.2291in" svg:height="0.2291in" draw:z-index="20"><draw:image xlink:href="Pictures/1000000000000016000000165153B2581B156269.png" xlink:type="simple" xlink:show="embed" xlink:actuate="onLoad" loext:mime-type="image/png"/></draw:frame><text:span text:style-name="T24"> </text:span></text:p>
      <text:p text:style-name="P11"><text:span text:style-name="T24">In addition to using the built-in keyboard shortcuts and toolbar icons, you can also define your own. S</text:span>ee Chapter 14, Setting <text:span text:style-name="T108">U</text:span>p and Customizing Calc, <text:span text:style-name="T24">for instructions</text:span>.</text:p>
      <text:h text:style-name="P52" text:outline-level="2"><text:bookmark-start text:name="__RefHeading__146363_266935634"/><text:alphabetical-index-mark text:string-value="vytváření" text:key1="pivot table"/>Creating a <text:span text:style-name="T26">p</text:span>ivot <text:span text:style-name="T26">t</text:span>able<text:bookmark-end text:name="__RefHeading__146363_266935634"/></text:h>
      <text:p text:style-name="P5">If you want Calc to automatically determine the full extent of the raw data list, then select a single cell within this list. If you want to explicitly define the extent of the raw data list then select all relevant cells.</text:p>
      <text:p text:style-name="P11">Create the pivot table <text:span text:style-name="T14">by selecting</text:span> <text:span text:style-name="Strong_20_Emphasis">Data &gt; Pivot Table &gt; Create</text:span> from the <text:span text:style-name="T105">M</text:span>enu bar, <text:span text:style-name="T14">selecting </text:span><text:span text:style-name="Strong_20_Emphasis">Insert &gt; Pivot Table</text:span> <text:span text:style-name="T27">from the Menu bar, or </text:span>click<text:span text:style-name="T14">ing</text:span> the <text:span text:style-name="Strong_20_Emphasis">Insert Pivot Table</text:span> icon in the Standard toolbar. <draw:frame draw:style-name="fr14" draw:name="Image55" text:anchor-type="as-char" svg:width="0.2291in" svg:height="0.2291in" draw:z-index="1"><draw:image xlink:href="Pictures/1000000000000016000000165153B2581B156269.png" xlink:type="simple" xlink:show="embed" xlink:actuate="onLoad" loext:mime-type="image/png"/></draw:frame></text:p>
      <text:p text:style-name="P11"><text:soft-page-break/><text:span text:style-name="T28">Calc displays the Select Source dialog </text:span>(<text:span text:style-name="T29">Figure </text:span><text:span text:style-name="T29"><text:sequence-ref text:reference-format="value" text:ref-name="refFigure0">1</text:sequence-ref></text:span>), <text:span text:style-name="T28">where you can choose between using the selected data cells, a range of cells that has already been named, or a data source that has already been registered with LibreOffice</text:span>.</text:p>
      <text:list xml:id="list84847358853579" text:continue-list="list84846784860996" text:style-name="Heading_20_Note">
        <text:list-item>
          <text:p text:style-name="Heading_20_Note">Poznámka</text:p>
        </text:list-item>
      </text:list>
      <text:p text:style-name="P29">See Chapter 13, Calc as a Simple Database, for more information about named ranges. See Chapter 10, Linking Calc Data, for more information about linking to registered data sources.</text:p>
      <text:p text:style-name="P16"><draw:frame draw:style-name="fr1" draw:name="Frame31" text:anchor-type="as-char" svg:width="6.1047in" draw:z-index="2"><draw:text-box fo:min-height="4.4071in"><text:p text:style-name="Caption"><draw:frame draw:style-name="fr4" draw:name="Image2" text:anchor-type="paragraph" svg:width="6.1047in" style:rel-width="100%" svg:height="4.4071in" style:rel-height="scale" draw:z-index="3"><draw:image xlink:href="Pictures/100000000000024A000001A74E8C768C66FF9C58.png" xlink:type="simple" xlink:show="embed" xlink:actuate="onLoad" loext:mime-type="image/png"/></draw:frame><text:span text:style-name="T5"><text:line-break/></text:span>Figure <text:sequence text:ref-name="refFigure0" text:name="Figure" text:formula="ooow:Figure+1" style:num-format="1">1</text:sequence>: Select Source dialog</text:p></draw:text-box></draw:frame></text:p>
      <text:p text:style-name="P11"><text:span text:style-name="T105">Click</text:span> <text:span text:style-name="Strong_20_Emphasis">OK</text:span> on the Select Source dialog to display the Pivot Table Layout dialog, <text:span text:style-name="T30">which is described in the next section</text:span>.</text:p>
      <text:h text:style-name="P49" text:outline-level="1"><text:bookmark-start text:name="__RefHeading__146365_266935634"/><text:alphabetical-index-mark text:string-value="layout dialog" text:key1="pivot table"/>The Pivot Table <text:span text:style-name="T31">Layout </text:span>dialog<text:bookmark-end text:name="__RefHeading__146365_266935634"/></text:h>
      <text:p text:style-name="P11">The function of the pivot table is managed in two places: first, in the Pivot Table <text:span text:style-name="T31">Layout </text:span>dialog; and second, through manipulations of the result in the spreadsheet. This section describes the Pivot Table <text:span text:style-name="T31">Layout </text:span>dialog in detail.</text:p>
      <text:list xml:id="list84847228518433" text:continue-list="list3768755497" text:style-name="Heading_20_Tip">
        <text:list-item>
          <text:p text:style-name="Heading_20_Tip">Tip</text:p>
        </text:list-item>
      </text:list>
      <text:p text:style-name="P33"><text:span text:style-name="T32">To access the Pivot Table Layout dialog again after initial creation of the pivot table, right-click in the results area of the pivot table and select the </text:span><text:span text:style-name="Strong_20_Emphasis"><text:span text:style-name="T32">Edit Layout</text:span></text:span><text:span text:style-name="T32"> option from the context menu. Alternatively left-click in the results area and select the </text:span><text:span text:style-name="Strong_20_Emphasis"><text:span text:style-name="T32">Insert Pivot Table</text:span></text:span><text:span text:style-name="T101"> </text:span><text:span text:style-name="T101"><draw:frame draw:style-name="fr13" draw:name="Image56" text:anchor-type="as-char" svg:width="0.2291in" svg:height="0.2291in" draw:z-index="51"><draw:image xlink:href="Pictures/1000000000000016000000165153B2581B156269.png" xlink:type="simple" xlink:show="embed" xlink:actuate="onLoad" loext:mime-type="image/png"/></draw:frame></text:span><text:span text:style-name="T101"><text:s/></text:span><text:span text:style-name="T32">icon in the Standard toolbar.</text:span></text:p>
      <text:h text:style-name="P52" text:outline-level="2"><text:bookmark-start text:name="__RefHeading__2880_1803734309"/><text:soft-page-break/>Basic layout<text:bookmark-end text:name="__RefHeading__2880_1803734309"/></text:h>
      <text:p text:style-name="P19">In the Pivot Table <text:span text:style-name="T33">Layout </text:span>dialog (<text:span text:style-name="T29">Figure </text:span><text:span text:style-name="T29"><text:sequence-ref text:reference-format="value" text:ref-name="refFigure1">2</text:sequence-ref></text:span>) are four areas that show the layout of the result<text:span text:style-name="T34">ing pivot table:</text:span></text:p>
      <text:list xml:id="list84848128112303" text:continue-list="list671737118" text:style-name="List_20_1">
        <text:list-item>
          <text:p text:style-name="P59"><text:span text:style-name="Emphasis">Page Fields</text:span></text:p>
        </text:list-item>
        <text:list-item>
          <text:p text:style-name="P59"><text:span text:style-name="Emphasis">Column Fields</text:span></text:p>
        </text:list-item>
        <text:list-item>
          <text:p text:style-name="P59"><text:span text:style-name="Emphasis">Row Fields</text:span></text:p>
        </text:list-item>
        <text:list-item>
          <text:p text:style-name="P59"><text:span text:style-name="Emphasis">Data Fields</text:span></text:p>
        </text:list-item>
      </text:list>
      <text:p text:style-name="P11">Beside these <text:span text:style-name="T33">four </text:span>areas <text:span text:style-name="T33">is another area labeled </text:span><text:span text:style-name="Emphasis"><text:span text:style-name="T33">Available Fields</text:span></text:span><text:span text:style-name="T33"> that contains the names of the fields in the source data list. </text:span>To choose a layout, drag and drop the fields<text:span text:style-name="T33"> from the </text:span><text:span text:style-name="Emphasis"><text:span text:style-name="T33">Available Fields</text:span></text:span><text:span text:style-name="T33"> area to the other four </text:span>areas.</text:p>
      <text:p text:style-name="P11">The <text:span text:style-name="Emphasis">Data Fields</text:span> area must contain at least one field. Advanced users can use more than one field here. For the <text:span text:style-name="T33">fields in the </text:span><text:span text:style-name="Emphasis">Data Field</text:span><text:span text:style-name="Emphasis"><text:span text:style-name="T33">s</text:span></text:span><text:span text:style-name="T33"> area,</text:span> an aggregate function is used. For example, if you move the <text:span text:style-name="Strong_20_Emphasis"><text:span text:style-name="T33">Sales</text:span></text:span><text:span text:style-name="Strong_20_Emphasis"> </text:span><text:span text:style-name="Strong_20_Emphasis"><text:span text:style-name="T33">Value</text:span></text:span> field into the <text:span text:style-name="Emphasis">Data Fields</text:span> area, it <text:span text:style-name="T30">initially </text:span>appears there as <text:span text:style-name="Strong_20_Emphasis">Sum – </text:span><text:span text:style-name="Strong_20_Emphasis"><text:span text:style-name="T33">Sales</text:span></text:span><text:span text:style-name="Strong_20_Emphasis"> </text:span><text:span text:style-name="Strong_20_Emphasis"><text:span text:style-name="T33">Value</text:span></text:span>.</text:p>
      <text:p text:style-name="P16"><draw:frame draw:style-name="fr1" draw:name="Frame27" text:anchor-type="as-char" svg:width="6.6929in" draw:z-index="4"><draw:text-box fo:min-height="6.0063in"><text:p text:style-name="Caption"><draw:frame draw:style-name="fr4" draw:name="Image16" text:anchor-type="paragraph" svg:width="6.6929in" style:rel-width="100%" svg:height="6.0063in" style:rel-height="scale" draw:z-index="5"><draw:image xlink:href="Pictures/100000000000028A0000024A7C1510C6CA3E6070.png" xlink:type="simple" xlink:show="embed" xlink:actuate="onLoad" loext:mime-type="image/png"/></draw:frame><text:span text:style-name="T5"><text:line-break/></text:span>Figure <text:sequence text:ref-name="refFigure1" text:name="Figure" text:formula="ooow:Figure+1" style:num-format="1">2</text:sequence>: Pivot Table Layout dialog</text:p></draw:text-box></draw:frame></text:p>
      <text:p text:style-name="P11"><text:soft-page-break/>Row and <text:span text:style-name="T34">c</text:span>olumn <text:span text:style-name="T34">f</text:span>ields indicate from which groups the result will be sorted. Often more than one field is used at a time to get partial sums for rows or columns. The order of the fields gives the order of the sums from overall to specific.</text:p>
      <text:p text:style-name="P11">For example, if you drag <text:span text:style-name="Strong_20_Emphasis"><text:span text:style-name="T35">R</text:span></text:span><text:span text:style-name="Strong_20_Emphasis">egion</text:span> and <text:span text:style-name="Strong_20_Emphasis"><text:span text:style-name="T35">E</text:span></text:span><text:span text:style-name="Strong_20_Emphasis">mployee</text:span> into the <text:span text:style-name="Emphasis">Row Fields</text:span> area, the sum will be divided into the <text:span text:style-name="T34">regions</text:span>. Within the <text:span text:style-name="T34">regions</text:span> will be the listing for the different <text:span text:style-name="T34">employees</text:span> (<text:span text:style-name="T29">Figure </text:span><text:span text:style-name="T29"><text:sequence-ref text:reference-format="value" text:ref-name="refFigure2">3</text:sequence-ref></text:span>).</text:p>
      <text:p text:style-name="P16"><draw:frame draw:style-name="fr1" draw:name="Frame28" text:anchor-type="as-char" svg:width="6.1673in" draw:z-index="6"><draw:text-box fo:min-height="3.1563in"><text:p text:style-name="Caption"><draw:frame draw:style-name="fr4" draw:name="Image17" text:anchor-type="paragraph" svg:width="6.1673in" style:rel-width="100%" svg:height="2.9063in" style:rel-height="scale" draw:z-index="7"><draw:image xlink:href="Pictures/1000000000000250000001171C516F19FC18CFB5.png" xlink:type="simple" xlink:show="embed" xlink:actuate="onLoad" loext:mime-type="image/png"/></draw:frame><text:span text:style-name="T5"><text:line-break/></text:span>Figure <text:sequence text:ref-name="refFigure2" text:name="Figure" text:formula="ooow:Figure+1" style:num-format="1">3</text:sequence>: <text:span text:style-name="T34">Field order for analysis and resulting layout of pivot table</text:span></text:p></draw:text-box></draw:frame></text:p>
      <text:p text:style-name="P12">Fields that are placed into the <text:span text:style-name="Emphasis">Page Fields</text:span> area appear <text:span text:style-name="T9">at the top of the</text:span> result<text:span text:style-name="T34">ing pivot table</text:span> as a drop-down list. The summary in <text:span text:style-name="T105">the</text:span> result takes into account only that part of <text:span text:style-name="T105">the</text:span> base data that you have selected. For example, if you <text:span text:style-name="T35">include </text:span><text:span text:style-name="Strong_20_Emphasis"><text:span text:style-name="T35">E</text:span></text:span><text:span text:style-name="Strong_20_Emphasis">mployee</text:span> <text:span text:style-name="T35">in the</text:span> <text:span text:style-name="Emphasis">Page Field</text:span><text:span text:style-name="Emphasis"><text:span text:style-name="T35">s</text:span></text:span><text:span text:style-name="T35"> area</text:span>, you can filter the result shown for each employee.</text:p>
      <text:p text:style-name="P11">To move a field from <text:span text:style-name="T36">an </text:span>area, just drag it <text:span text:style-name="T36">to a new area</text:span>. <text:span text:style-name="T36">To remove a field from the </text:span><text:span text:style-name="Emphasis"><text:span text:style-name="T36">Page Fields</text:span></text:span><text:span text:style-name="T36">, </text:span><text:span text:style-name="Emphasis"><text:span text:style-name="T36">Column Fields</text:span></text:span><text:span text:style-name="T36">, </text:span><text:span text:style-name="Emphasis"><text:span text:style-name="T36">Row Fields</text:span></text:span><text:span text:style-name="T36">, or </text:span><text:span text:style-name="Emphasis"><text:span text:style-name="T36">Data Fields</text:span></text:span><text:span text:style-name="T36"> areas, drag it to the </text:span><text:span text:style-name="Emphasis"><text:span text:style-name="T36">Available Fields</text:span></text:span><text:span text:style-name="T36"> area.</text:span></text:p>
      <text:list xml:id="list84847553338073" text:continue-list="list84847228518433" text:style-name="Heading_20_Tip">
        <text:list-item>
          <text:p text:style-name="Heading_20_Tip">Tip</text:p>
        </text:list-item>
      </text:list>
      <text:p text:style-name="P30">To <text:span text:style-name="T37">rapidly </text:span>move <text:span text:style-name="T34">a</text:span> selected field from one area of the Pivot Table Layout dialog to another, press the letter on the keyboard that corresponds to the underlined letter <text:span text:style-name="T38">in</text:span> the target area’<text:span text:style-name="T38">s label</text:span>.</text:p>
      <text:h text:style-name="P52" text:outline-level="2"><text:bookmark-start text:name="__RefHeading__2882_1803734309"/>More options<text:bookmark-end text:name="__RefHeading__2882_1803734309"/></text:h>
      <text:p text:style-name="P11">To expand the Pivot Table <text:span text:style-name="T38">Layout </text:span>dialog and show more options, click <text:span text:style-name="T38">the plus signs adjacent to the </text:span><text:span text:style-name="Emphasis"><text:span text:style-name="T38">Options</text:span></text:span><text:span text:style-name="T38"> and </text:span><text:span text:style-name="Emphasis"><text:span text:style-name="T38">Source and Destination</text:span></text:span><text:span text:style-name="T38"> labels (Figure </text:span><text:span text:style-name="T38"><text:sequence-ref text:reference-format="value" text:ref-name="refFigure3">4</text:sequence-ref></text:span><text:span text:style-name="T38">)</text:span>.</text:p>
      <text:p text:style-name="P22">Ignore empty rows</text:p>
      <text:p text:style-name="P25">If the source data is not in the recommended form, this option tells the pivot table to ignore empty rows.</text:p>
      <text:p text:style-name="P16"><text:soft-page-break/><draw:frame draw:style-name="fr1" draw:name="Frame29" text:anchor-type="as-char" svg:width="6.6571in" draw:z-index="8"><draw:text-box fo:min-height="3.1874in"><text:p text:style-name="Caption"><draw:frame draw:style-name="fr12" draw:name="Image18" text:anchor-type="paragraph" svg:width="6.6571in" style:rel-width="100%" svg:height="3.1874in" style:rel-height="scale" draw:z-index="9"><draw:image xlink:href="Pictures/100000000000027F0000013225ED89CCFADC39DB.png" xlink:type="simple" xlink:show="embed" xlink:actuate="onLoad" loext:mime-type="image/png"/></draw:frame><text:span text:style-name="T5"><text:line-break/></text:span>Figure <text:sequence text:ref-name="refFigure3" text:name="Figure" text:formula="ooow:Figure+1" style:num-format="1">4</text:sequence>: Expanded area of the Pivot Table Layout dialog</text:p></draw:text-box></draw:frame></text:p>
      <text:p text:style-name="P21">Identify categories</text:p>
      <text:p text:style-name="P24">With this option selected, if the source data has missing entries in a list and does not meet the recommended data structure (<text:span text:style-name="T30">as in</text:span> <text:span text:style-name="T39">Figure </text:span><text:span text:style-name="T39"><text:sequence-ref text:reference-format="value" text:ref-name="refFigure4">5</text:sequence-ref></text:span><text:span text:style-name="T39"><text:s/>for example</text:span>), the pivot table adds it to the listed category above it. If this option is not chosen, then the pivot table inserts <text:span text:style-name="Emphasis">(empty)</text:span> (Figure <text:sequence-ref text:reference-format="value" text:ref-name="refFigure6">7</text:sequence-ref>).</text:p>
      <text:p text:style-name="P16"><draw:frame draw:style-name="fr1" draw:name="Frame18" text:anchor-type="as-char" svg:width="2.8126in" draw:z-index="10"><draw:text-box fo:min-height="1.3646in"><text:p text:style-name="Caption"><draw:frame draw:style-name="fr4" draw:name="Image19" text:anchor-type="paragraph" svg:width="2.8126in" style:rel-width="100%" svg:height="1.3646in" style:rel-height="scale" draw:z-index="11"><draw:image xlink:href="Pictures/100000000000010E00000083B4ABED25E9263E3F.png" xlink:type="simple" xlink:show="embed" xlink:actuate="onLoad" loext:mime-type="image/png"/></draw:frame><text:span text:style-name="T5"><text:line-break/></text:span>Figure <text:sequence text:ref-name="refFigure4" text:name="Figure" text:formula="ooow:Figure+1" style:num-format="1">5</text:sequence>: Example of data with missing entries in Column A</text:p></draw:text-box></draw:frame></text:p>
      <text:p text:style-name="P24">The option <text:span text:style-name="Strong_20_Emphasis">Identify categories</text:span> ensures that in this example rows 3 and 4 are included for Apples and that row 6 is included for Pears (Figure <text:sequence-ref text:reference-format="value" text:ref-name="refFigure5">6</text:sequence-ref>).</text:p>
      <text:p text:style-name="P16"><draw:frame draw:style-name="fr1" draw:name="Frame26" text:anchor-type="as-char" svg:width="4.6256in" draw:z-index="12"><draw:text-box fo:min-height="0.9165in"><text:p text:style-name="Caption"><draw:frame draw:style-name="fr4" draw:name="Image15" text:anchor-type="paragraph" svg:width="4.6256in" style:rel-width="100%" svg:height="0.9165in" style:rel-height="scale" draw:z-index="13"><draw:image xlink:href="Pictures/10000000000001BC00000058D7E0C09722259131.png" xlink:type="simple" xlink:show="embed" xlink:actuate="onLoad" loext:mime-type="image/png"/></draw:frame><text:span text:style-name="T5"><text:line-break/></text:span>Figure <text:sequence text:ref-name="refFigure5" text:name="Figure" text:formula="ooow:Figure+1" style:num-format="1">6</text:sequence>: <text:span text:style-name="T40">Pivot table</text:span> result with <text:span text:style-name="Strong_20_Emphasis">Identify categories</text:span> selected</text:p></draw:text-box></draw:frame></text:p>
      <text:p text:style-name="P24">Without category recognition, the pivot table shows an <text:span text:style-name="Emphasis">(empty)</text:span> category (<text:span text:style-name="T42">Figure </text:span><text:span text:style-name="T42"><text:sequence-ref text:reference-format="value" text:ref-name="refFigure6">7</text:sequence-ref></text:span>).</text:p>
      <text:p text:style-name="P16"><draw:frame draw:style-name="fr1" draw:name="Frame32" text:anchor-type="as-char" svg:width="5.3339in" draw:z-index="14"><draw:text-box fo:min-height="1.0835in"><text:p text:style-name="Caption"><draw:frame draw:style-name="fr4" draw:name="Image3" text:anchor-type="paragraph" svg:width="5.3339in" style:rel-width="100%" svg:height="1.0835in" style:rel-height="scale" draw:z-index="15"><draw:image xlink:href="Pictures/1000000000000200000000685F31F36C40FB243A.png" xlink:type="simple" xlink:show="embed" xlink:actuate="onLoad" loext:mime-type="image/png"/></draw:frame><text:span text:style-name="T5"><text:line-break/></text:span>Figure <text:sequence text:ref-name="refFigure6" text:name="Figure" text:formula="ooow:Figure+1" style:num-format="1">7</text:sequence>: Pivot <text:span text:style-name="T18">t</text:span>able result without <text:span text:style-name="Strong_20_Emphasis">Identify categories</text:span> selected</text:p></draw:text-box></draw:frame></text:p>
      <text:p text:style-name="P24"><text:soft-page-break/>Logically, the behavior with category recognition is better. A list showing missing entries is also less useful, because you cannot use functions such as sorting or filtering.</text:p>
      <text:p text:style-name="Definition_20_Term">Total columns, Total rows</text:p>
      <text:p text:style-name="P24">With these options you can decide if the pivot table shows an extra row with the sums of each column, or if it adds on the very right a column with the sums of each row. In some cases, an added total sum is meaningless, for example if <text:span text:style-name="T106">the</text:span> entries are accumulated or the result of comparisons.</text:p>
      <text:p text:style-name="Definition_20_Term">Add filter</text:p>
      <text:p text:style-name="P24">Use this option to add or hide the cell labeled <text:span text:style-name="Strong_20_Emphasis">Filter</text:span> above the pivot table results. This convenient<text:span text:style-name="T106">ly provides</text:span> additional filtering options within the pivot table. <text:span text:style-name="T30">For more information, see “</text:span><text:span text:style-name="T30"><text:bookmark-ref text:reference-format="text" text:ref-name="__RefHeading__2914_1803734309">Filtering</text:bookmark-ref></text:span><text:span text:style-name="T30">” on page </text:span><text:span text:style-name="T30"><text:bookmark-ref text:reference-format="page" text:ref-name="__RefHeading__2914_1803734309">26</text:bookmark-ref></text:span>.</text:p>
      <text:p text:style-name="Definition_20_Term">Enable drill to details</text:p>
      <text:p text:style-name="P24">With this option enabled, if you double-click on a single data cell in the pivot table result, including a cell produced from <text:span text:style-name="Strong_20_Emphasis">Total columns or Total rows</text:span>, a new sheet opens giving a detailed listing of the individual entry. If you double-click on a cell in either <text:span text:style-name="T43">a</text:span> <text:span text:style-name="T43">r</text:span>ow or <text:span text:style-name="T43">c</text:span>olumn <text:span text:style-name="T43">f</text:span>ield<text:span text:style-name="Emphasis"> </text:span><text:span text:style-name="T34">area</text:span>, then the Show Detail dialog open<text:span text:style-name="T44">s</text:span> (<text:span text:style-name="T45">Figure</text:span> <text:sequence-ref text:reference-format="value" text:ref-name="refFigure37">38</text:sequence-ref>). If this function is disabled, the double-click will keep its usual edit function within a spreadsheet. <text:span text:style-name="T30">For more information, see “</text:span><text:span text:style-name="T30"><text:bookmark-ref text:reference-format="text" text:ref-name="__RefHeading___Toc10641_1188109369">Drilling (showing details)</text:bookmark-ref></text:span><text:span text:style-name="T30">” on page </text:span><text:span text:style-name="T30"><text:bookmark-ref text:reference-format="page" text:ref-name="__RefHeading___Toc10641_1188109369">25</text:bookmark-ref></text:span><text:span text:style-name="T30">.</text:span></text:p>
      <text:p text:style-name="Definition_20_Term">Source</text:p>
      <text:p text:style-name="P24"><text:span text:style-name="T46">The </text:span><text:span text:style-name="Strong_20_Emphasis"><text:span text:style-name="T46">Selection</text:span></text:span><text:span text:style-name="T46"> field in this area s</text:span>hows the sheet name and the range of cells <text:span text:style-name="T46">containing the raw data</text:span> for the pivot table. <text:span text:style-name="T46">If the source spreadsheet contains any named ranges, these can be selected through the </text:span><text:span text:style-name="Strong_20_Emphasis"><text:span text:style-name="T46">Named range</text:span></text:span><text:span text:style-name="T46"> option.</text:span></text:p>
      <text:p text:style-name="Definition_20_Term">Destination</text:p>
      <text:p text:style-name="P23">The controls in this area define where <text:span text:style-name="T106">the</text:span> result will be shown.</text:p>
      <text:p text:style-name="P23">Selecting <text:span text:style-name="Strong_20_Emphasis">New sheet</text:span> adds a new sheet to the spreadsheet file and places the results there. The new sheet is named using the format <text:span text:style-name="Strong_20_Emphasis">Pivot Table_sheetname_X</text:span>; where X is the number of the table created, 1 for first, 2 for second and so on. For a sheet named Sales List, the new sheet for the first <text:span text:style-name="T47">pivot t</text:span>able produced would be named <text:span text:style-name="Strong_20_Emphasis">Pivot Table_Sales List_1</text:span>. Each new sheet is inserted next to the source sheet.</text:p>
      <text:p text:style-name="P23">If the target spreadsheet contains any named ranges, these can be selected <text:span text:style-name="T100">with</text:span> the <text:span text:style-name="Strong_20_Emphasis">Named range</text:span> <text:span text:style-name="T9">option</text:span>.</text:p>
      <text:p text:style-name="P24"><text:span text:style-name="T46">The </text:span><text:span text:style-name="Strong_20_Emphasis"><text:span text:style-name="T46">Selection</text:span></text:span><text:span text:style-name="T46"> field in this area shows the sheet name and the range of cells for the pivot table’s results.</text:span></text:p>
      <text:list xml:id="list84847885757154" text:continue-numbering="true" text:style-name="Heading_20_Tip">
        <text:list-item>
          <text:p text:style-name="P57">Tip</text:p>
        </text:list-item>
      </text:list>
      <text:p text:style-name="P31">To display the pivot table on the same sheet as the raw data, check the <text:span text:style-name="Strong_20_Emphasis">Selection</text:span> option in the <text:span text:style-name="Emphasis">Destination</text:span> area, click in the <text:span text:style-name="Emphasis">Selection</text:span> field, <text:span text:style-name="T107">click</text:span> the <text:span text:style-name="Strong_20_Emphasis">Shrink</text:span> button to the right of the <text:span text:style-name="Emphasis">Selection</text:span> field, click at an appropriate cell in an empty area of the sheet, <text:span text:style-name="T107">click</text:span> the <text:span text:style-name="Strong_20_Emphasis">Expand</text:span> button, and <text:span text:style-name="T106">click</text:span> <text:span text:style-name="Strong_20_Emphasis">OK</text:span> on the Pivot Table Layout dialog.</text:p>
      <text:h text:style-name="P52" text:outline-level="2"><text:bookmark-start text:name="__RefHeading__2884_1803734309"/>More settings for the fields: Field options<text:bookmark-end text:name="__RefHeading__2884_1803734309"/></text:h>
      <text:p text:style-name="P11">The options discussed in the previous section are valid for the pivot table in general. You can also change settings for <text:span text:style-name="T9">any</text:span> field that <text:span text:style-name="T48">is currently included in t</text:span>he pivot table layout <text:span text:style-name="T48">(that is, fields within the </text:span><text:span text:style-name="Emphasis"><text:span text:style-name="T48">Page</text:span></text:span><text:span text:style-name="T48">, </text:span><text:span text:style-name="Emphasis"><text:span text:style-name="T48">Column</text:span></text:span><text:span text:style-name="T48">, </text:span><text:span text:style-name="Emphasis"><text:span text:style-name="T48">Row,</text:span></text:span><text:span text:style-name="T48"> and </text:span><text:span text:style-name="Emphasis"><text:span text:style-name="T48">Data Fields</text:span></text:span><text:span text:style-name="T48"> areas)</text:span>. <text:span text:style-name="T48">Change a field’s settings by double-clicking that field within the </text:span><text:span text:style-name="Emphasis"><text:span text:style-name="T48">Page</text:span></text:span><text:span text:style-name="T48">, </text:span><text:span text:style-name="Emphasis"><text:span text:style-name="T48">Column</text:span></text:span><text:span text:style-name="T48">, </text:span><text:span text:style-name="Emphasis"><text:span text:style-name="T48">Row,</text:span></text:span><text:span text:style-name="T48"> or </text:span><text:span text:style-name="Emphasis"><text:span text:style-name="T48">Data Fields</text:span></text:span><text:span text:style-name="T48"> areas of the Pivot Table Layout dialog. Double-clicking a field within the </text:span><text:span text:style-name="Emphasis"><text:span text:style-name="T48">Available Fields</text:span></text:span><text:span text:style-name="T48"> area has no effect. </text:span>The options available for fields <text:span text:style-name="T48">in</text:span> the <text:span text:style-name="Emphasis">Data Fields</text:span> <text:span text:style-name="T48">area </text:span>differ from those <text:span text:style-name="T48">for fields in the other three areas</text:span>.</text:p>
      <text:h text:style-name="P53" text:outline-level="3"><text:bookmark-start text:name="__RefHeading__2886_1803734309"/><text:soft-page-break/>Options for <text:span text:style-name="T9">d</text:span>ata <text:span text:style-name="T9">f</text:span>ields<text:bookmark-end text:name="__RefHeading__2886_1803734309"/></text:h>
      <text:p text:style-name="P6">Double-click a field in the <text:span text:style-name="Emphasis">Data Fields</text:span> area of the Pivot Table Layout dialog to access the Data Field dialog shown in Figure <text:sequence-ref text:reference-format="value" text:ref-name="refFigure7">8</text:sequence-ref>.</text:p>
      <text:p text:style-name="P11">In the Data Field <text:span text:style-name="T49">dialog</text:span>, you can select the function to <text:span text:style-name="T49">be used to </text:span>accumulate the values from <text:span text:style-name="T106">the</text:span> data source. While you often use the <text:span text:style-name="T49">S</text:span>um function, other functions (like standard <text:span text:style-name="T49">deviation</text:span> or a counting function) are also available. For example, the counting function can be useful for non-numerical data fields.</text:p>
      <text:p text:style-name="P11"><text:span text:style-name="T50">Select the </text:span><text:span text:style-name="Strong_20_Emphasis">Show items without data</text:span> <text:span text:style-name="T50">option to i</text:span>nclude empty columns and rows in the results table.</text:p>
      <text:p text:style-name="P11"><text:span text:style-name="T50">C</text:span>lick <text:span text:style-name="T49">the expansion symbol (plus sign or triangle)</text:span> to <text:span text:style-name="T9">expand</text:span> the <text:span text:style-name="Emphasis">Displayed value</text:span> section <text:span text:style-name="T49">of the dialog.</text:span></text:p>
      <text:p text:style-name="P16"><draw:frame draw:style-name="fr1" draw:name="Frame33" text:anchor-type="as-char" svg:width="3.0937in" draw:z-index="16"><draw:text-box fo:min-height="4.8437in"><text:p text:style-name="Caption"><draw:frame draw:style-name="fr4" draw:name="Image4" text:anchor-type="paragraph" svg:width="3.0937in" style:rel-width="100%" svg:height="4.6374in" style:rel-height="scale" draw:z-index="17"><draw:image xlink:href="Pictures/1000020100000129000001D1DAC8609AED221884.png" xlink:type="simple" xlink:show="embed" xlink:actuate="onLoad" loext:mime-type="image/png"/></draw:frame><text:span text:style-name="T5"><text:line-break/></text:span>Figure <text:sequence text:ref-name="refFigure7" text:name="Figure" text:formula="ooow:Figure+1" style:num-format="1">8</text:sequence>: Expanded dialog for a <text:span text:style-name="T9">d</text:span>ata <text:span text:style-name="T9">f</text:span>ield</text:p></draw:text-box></draw:frame></text:p>
      <text:p text:style-name="P11">In the <text:span text:style-name="Emphasis">Displayed value</text:span> section, you can choose other possibilities for analysis using the aggregate function. Depending on the setting for <text:span text:style-name="Emphasis">Type</text:span>, you may have to choose definitions for <text:span text:style-name="Emphasis">Base field</text:span> and <text:span text:style-name="Emphasis">Base item</text:span>.</text:p>
      <text:p text:style-name="P16"><draw:frame draw:style-name="fr1" draw:name="Frame34" text:anchor-type="as-char" svg:width="2.448in" draw:z-index="18"><draw:text-box fo:min-height="1.302in"><text:p text:style-name="Caption"><draw:frame draw:style-name="fr4" draw:name="Image21" text:anchor-type="paragraph" svg:width="2.448in" style:rel-width="100%" svg:height="1.302in" style:rel-height="scale" draw:z-index="19"><draw:image xlink:href="Pictures/10000000000000EB0000007D12480714A280EE9D.png" xlink:type="simple" xlink:show="embed" xlink:actuate="onLoad" loext:mime-type="image/png"/></draw:frame><text:span text:style-name="T5"><text:line-break/></text:span>Figure <text:sequence text:ref-name="refFigure8" text:name="Figure" text:formula="ooow:Figure+1" style:num-format="1">9</text:sequence>: Example choices for Base field and Base item</text:p></draw:text-box></draw:frame></text:p>
      <text:p text:style-name="P11"><text:soft-page-break/>The table below lists the possible types of displayed value and associated <text:span text:style-name="T51">b</text:span>ase field and <text:span text:style-name="T51">base </text:span>item, together with a note on usage.</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28">Typ</text:p>
            </table:table-cell>
            <table:table-cell table:style-name="Tabelle5.A1" office:value-type="string">
              <text:p text:style-name="P28">Base field</text:p>
            </table:table-cell>
            <table:table-cell table:style-name="Tabelle5.A1" office:value-type="string">
              <text:p text:style-name="P28">Base item</text:p>
            </table:table-cell>
            <table:table-cell table:style-name="Tabelle5.A1" office:value-type="string">
              <text:p text:style-name="P28">Analysis</text:p>
            </table:table-cell>
          </table:table-row>
        </table:table-header-rows>
        <table:table-row table:style-name="Tabelle5.2">
          <table:table-cell table:style-name="Tabelle5.A2" office:value-type="string">
            <text:p text:style-name="P35"><text:span text:style-name="Strong_20_Emphasis">Normal</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Simple use of the chosen aggregate function (for example, <text:span text:style-name="T49">Sum</text:span>).</text:p>
          </table:table-cell>
        </table:table-row>
        <table:table-row table:style-name="Tabelle5.3">
          <table:table-cell table:style-name="Tabelle5.A2" office:value-type="string">
            <text:p text:style-name="P35"><text:span text:style-name="Strong_20_Emphasis">Difference from</text:span></text:p>
          </table:table-cell>
          <table:table-cell table:style-name="Tabelle5.A2" office:value-type="string">
            <text:p text:style-name="P35">Selection of a field from the data source of the pivot table (for example, <text:span text:style-name="T52">Employee</text:span>).</text:p>
          </table:table-cell>
          <table:table-cell table:style-name="Tabelle5.A2" office:value-type="string">
            <text:p text:style-name="P35">Selection of an element from the selected <text:span text:style-name="T51">b</text:span>ase field (for example, Brigitte)</text:p>
          </table:table-cell>
          <table:table-cell table:style-name="Tabelle5.A2" office:value-type="string">
            <text:p text:style-name="P35">The result is the difference between the result of the <text:span text:style-name="T53">b</text:span>ase field and the <text:span text:style-name="T53">b</text:span>ase item (for example, sales volume of the <text:span text:style-name="T52">other </text:span>employees against the sales volume of Brigitte; see <text:span text:style-name="T45">Figure </text:span><text:span text:style-name="T45"><text:sequence-ref text:reference-format="value" text:ref-name="refFigure9">10</text:sequence-ref></text:span>).</text:p>
            <text:p text:style-name="P35">If <text:span text:style-name="Strong_20_Emphasis">previous item</text:span> or <text:span text:style-name="Strong_20_Emphasis">next item</text:span> is specified as the <text:span text:style-name="Emphasis"><text:span text:style-name="T53">B</text:span></text:span><text:span text:style-name="Emphasis">ase item</text:span>, the reference value is the result for the next visible member of the <text:span text:style-name="T53">b</text:span>ase field, in the <text:span text:style-name="T53">b</text:span>ase field’s sort order.</text:p>
          </table:table-cell>
        </table:table-row>
        <table:table-row table:style-name="Tabelle5.2">
          <table:table-cell table:style-name="Tabelle5.A2" office:value-type="string">
            <text:p text:style-name="P35"><text:span text:style-name="Strong_20_Emphasis">% of</text:span></text:p>
          </table:table-cell>
          <table:table-cell table:style-name="Tabelle5.A2" office:value-type="string">
            <text:p text:style-name="P35">Selection of a field from the data source of the pivot table (for example, <text:span text:style-name="T52">E</text:span>mployee)</text:p>
          </table:table-cell>
          <table:table-cell table:style-name="Tabelle5.A2" office:value-type="string">
            <text:p text:style-name="P35">Selection of an element from the selected <text:span text:style-name="T51">b</text:span>ase field (for example, Brigitte)</text:p>
          </table:table-cell>
          <table:table-cell table:style-name="Tabelle5.A2" office:value-type="string">
            <text:p text:style-name="P35">The result is a percentage ratio of the value of the <text:span text:style-name="T53">b</text:span>ase field to the <text:span text:style-name="T53">b</text:span>ase item (for example, sales result of the <text:span text:style-name="T52">other </text:span>employee<text:span text:style-name="T52">s</text:span> relative to the sales result of Brigitte; see <text:span text:style-name="T45">Figure </text:span><text:sequence-ref text:reference-format="value" text:ref-name="refFigure10">11</text:sequence-ref>).</text:p>
            <text:p text:style-name="P35">If <text:span text:style-name="Strong_20_Emphasis">previous item</text:span> or <text:span text:style-name="Strong_20_Emphasis">next item</text:span> is specified as the <text:span text:style-name="Emphasis"><text:span text:style-name="T53">B</text:span></text:span><text:span text:style-name="Emphasis">ase item</text:span>, the reference value is the result for the next visible member of the <text:span text:style-name="T53">b</text:span>ase field, in the <text:span text:style-name="T53">b</text:span>ase field’s sort order.</text:p>
          </table:table-cell>
        </table:table-row>
        <table:table-row table:style-name="Tabelle5.3">
          <table:table-cell table:style-name="Tabelle5.A2" office:value-type="string">
            <text:p text:style-name="P35"><text:span text:style-name="Strong_20_Emphasis">% difference from</text:span></text:p>
          </table:table-cell>
          <table:table-cell table:style-name="Tabelle5.A2" office:value-type="string">
            <text:p text:style-name="P35">Selection of a field from the data source of the pivot table (for example, <text:span text:style-name="T52">E</text:span>mployee)</text:p>
          </table:table-cell>
          <table:table-cell table:style-name="Tabelle5.A2" office:value-type="string">
            <text:p text:style-name="P35">Selection of an element from the selected <text:span text:style-name="T51">b</text:span>ase field (for example, Brigitte)</text:p>
          </table:table-cell>
          <table:table-cell table:style-name="Tabelle5.A2" office:value-type="string">
            <text:p text:style-name="P35">From each result, its reference value is subtracted, and the difference is divided by the reference value (for example, sales of the <text:span text:style-name="T52">other </text:span>employees as relative difference from the sales of Brigitte; see <text:span text:style-name="T45">Figure </text:span><text:span text:style-name="T45"><text:sequence-ref text:reference-format="value" text:ref-name="refFigure11">12</text:sequence-ref></text:span>).</text:p>
            <text:p text:style-name="P35">If <text:span text:style-name="Strong_20_Emphasis">previous item</text:span> or <text:span text:style-name="Strong_20_Emphasis">next item</text:span> is specified as the <text:span text:style-name="Emphasis"><text:span text:style-name="T100">B</text:span></text:span><text:span text:style-name="Emphasis">ase item</text:span>, the reference value is the result for the next visible member of the <text:span text:style-name="T53">b</text:span>ase field, in the <text:span text:style-name="T53">b</text:span>ase field’s sort order.</text:p>
          </table:table-cell>
        </table:table-row>
        <table:table-row table:style-name="Tabelle5.2">
          <table:table-cell table:style-name="Tabelle5.A2" office:value-type="string">
            <text:p text:style-name="P35"><text:span text:style-name="Strong_20_Emphasis">Running total in</text:span></text:p>
          </table:table-cell>
          <table:table-cell table:style-name="Tabelle5.A2" office:value-type="string">
            <text:p text:style-name="P35">Selection of a field from the data source of the pivot table (for example, <text:span text:style-name="T52">D</text:span>ate)</text:p>
          </table:table-cell>
          <table:table-cell table:style-name="Tabelle5.A2" office:value-type="string">
            <text:p text:style-name="P35">—</text:p>
          </table:table-cell>
          <table:table-cell table:style-name="Tabelle5.A2" office:value-type="string">
            <text:p text:style-name="P35">Each result is added to the sum of the results for preceding items in the <text:span text:style-name="T53">b</text:span>ase field, in the <text:span text:style-name="T53">b</text:span>ase field’s sort order, and the total sum is shown.</text:p>
            <text:p text:style-name="P35">Results are always summed, even if a different summary function was used to get each result.</text:p>
          </table:table-cell>
        </table:table-row>
        <table:table-row table:style-name="Tabelle5.3">
          <table:table-cell table:style-name="Tabelle5.A2" office:value-type="string">
            <text:p text:style-name="P35"><text:span text:style-name="Strong_20_Emphasis">% of row</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The result is a percentage of the value of the whole row (for example, the row sum).</text:p>
          </table:table-cell>
        </table:table-row>
        <text:soft-page-break/>
        <table:table-row table:style-name="Tabelle5.2">
          <table:table-cell table:style-name="Tabelle5.A2" office:value-type="string">
            <text:p text:style-name="P35"><text:span text:style-name="Strong_20_Emphasis">% of column</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The result is a percentage of the total column value (for example, the column sum).</text:p>
          </table:table-cell>
        </table:table-row>
        <table:table-row table:style-name="Tabelle5.3">
          <table:table-cell table:style-name="Tabelle5.A2" office:value-type="string">
            <text:p text:style-name="P35"><text:span text:style-name="Strong_20_Emphasis">% of total</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The result is a percentage of the overall result (for example, the total sum).</text:p>
          </table:table-cell>
        </table:table-row>
        <table:table-row table:style-name="Tabelle5.2">
          <table:table-cell table:style-name="Tabelle5.A2" office:value-type="string">
            <text:p text:style-name="P35"><text:span text:style-name="Strong_20_Emphasis">Index</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Default result x total result) / (row total x column total)</text:p>
          </table:table-cell>
        </table:table-row>
      </table:table>
      <text:p text:style-name="P16"><draw:frame draw:style-name="fr1" draw:name="Frame11" text:anchor-type="as-char" svg:width="5.5118in" draw:z-index="21"><draw:text-box fo:min-height="2.3228in"><text:p text:style-name="Caption"><draw:frame draw:style-name="fr4" draw:name="Image22" text:anchor-type="paragraph" svg:width="5.1465in" style:rel-width="100%" svg:height="2.3228in" style:rel-height="scale" draw:z-index="22"><draw:image xlink:href="Pictures/1000000000000213000000DF2C6500220BD586EB.png" xlink:type="simple" xlink:show="embed" xlink:actuate="onLoad" loext:mime-type="image/png"/></draw:frame><text:span text:style-name="T5"><text:line-break/></text:span>Figure <text:sequence text:ref-name="refFigure9" text:name="Figure" text:formula="ooow:Figure+1" style:num-format="1">10</text:sequence>: <text:span text:style-name="T40">Original pivot table</text:span> (top) and a <text:span text:style-name="Strong_20_Emphasis">Difference from</text:span> example (b<text:span text:style-name="T54">ottom)</text:span></text:p></draw:text-box></draw:frame></text:p>
      <text:p text:style-name="P16"><draw:frame draw:style-name="fr1" draw:name="Frame12" text:anchor-type="as-char" svg:width="5.5118in" draw:z-index="23"><draw:text-box fo:min-height="1.0945in"><text:p text:style-name="Caption"><draw:frame draw:style-name="fr4" draw:name="Image23" text:anchor-type="paragraph" svg:width="5.1465in" style:rel-width="100%" svg:height="1.0937in" style:rel-height="scale" draw:z-index="24"><draw:image xlink:href="Pictures/100000000000021300000069C469CFEC532FF6CF.png" xlink:type="simple" xlink:show="embed" xlink:actuate="onLoad" loext:mime-type="image/png"/></draw:frame><text:span text:style-name="T5"><text:line-break/></text:span>Figure <text:sequence text:ref-name="refFigure10" text:name="Figure" text:formula="ooow:Figure+1" style:num-format="1">11</text:sequence>: Example of a <text:span text:style-name="Strong_20_Emphasis">% of</text:span> analysis</text:p></draw:text-box></draw:frame></text:p>
      <text:p text:style-name="P16"><draw:frame draw:style-name="fr1" draw:name="Frame13" text:anchor-type="as-char" svg:width="5.5118in" draw:z-index="25"><draw:text-box fo:min-height="1.0945in"><text:p text:style-name="Caption"><draw:frame draw:style-name="fr4" draw:name="Image24" text:anchor-type="paragraph" svg:width="5.1465in" style:rel-width="100%" svg:height="1.0937in" style:rel-height="scale" draw:z-index="26"><draw:image xlink:href="Pictures/1000000000000213000000693D9A0079FB3B9E77.png" xlink:type="simple" xlink:show="embed" xlink:actuate="onLoad" loext:mime-type="image/png"/></draw:frame><text:span text:style-name="T5"><text:line-break/></text:span>Figure <text:sequence text:ref-name="refFigure11" text:name="Figure" text:formula="ooow:Figure+1" style:num-format="1">12</text:sequence>: Example of <text:span text:style-name="Strong_20_Emphasis">% difference from</text:span> analysis</text:p></draw:text-box></draw:frame></text:p>
      <text:h text:style-name="P53" text:outline-level="3"><text:bookmark-start text:name="__RefHeading__2888_1803734309"/>Options for <text:span text:style-name="T9">r</text:span>ow and <text:span text:style-name="T9">c</text:span>olumn <text:span text:style-name="T9">f</text:span>ields<text:bookmark-end text:name="__RefHeading__2888_1803734309"/></text:h>
      <text:p text:style-name="P6">Double-click a field in the <text:span text:style-name="Emphasis"><text:span text:style-name="T55">Row</text:span></text:span><text:span text:style-name="T55"> or </text:span><text:span text:style-name="Emphasis"><text:span text:style-name="T55">Column</text:span></text:span><text:span text:style-name="Emphasis"> Fields</text:span> area<text:span text:style-name="T55">s</text:span> of the Pivot Table Layout dialog to access the Data Field dialog shown in Figure <text:sequence-ref text:reference-format="value" text:ref-name="refFigure12">13</text:sequence-ref>.</text:p>
      <text:p text:style-name="P11">In the <text:span text:style-name="T56">Data Field</text:span> dialog for <text:span text:style-name="T55">a</text:span> <text:span text:style-name="T55">r</text:span>ow or <text:span text:style-name="T55">c</text:span>olumn <text:span text:style-name="T55">f</text:span>ield, you can choose to show subtotals for each category. Subtotals are deactivated by default. Subtotals are useful only if the values in one row or column field can be divided into subtotals for another (sub)field.</text:p>
      <text:p text:style-name="P17"><text:soft-page-break/><draw:frame draw:style-name="fr1" draw:name="Frame1" text:anchor-type="as-char" svg:width="3.7008in" draw:z-index="27"><draw:text-box fo:min-height="3.3437in"><text:p text:style-name="Caption"><draw:frame draw:style-name="fr11" draw:name="Image58" text:anchor-type="paragraph" svg:width="3.1492in" svg:height="3.1492in" draw:z-index="28"><draw:image xlink:href="Pictures/10000000000001840000017DF25BC47BA02ADE18.png" xlink:type="simple" xlink:show="embed" xlink:actuate="onLoad" loext:mime-type="image/png"/></draw:frame><text:span text:style-name="T5"><text:line-break/></text:span>Figure <text:sequence text:ref-name="refFigure12" text:name="Figure" text:formula="ooow:Figure+1" style:num-format="1">13</text:sequence>: <text:span text:style-name="T55">Data Field</text:span> dialog <text:span text:style-name="T55">for</text:span> a row or column field</text:p></draw:text-box></draw:frame></text:p>
      <text:p text:style-name="P11">Some examples are shown in <text:span text:style-name="T45">Figures </text:span><text:span text:style-name="T45"><text:sequence-ref text:reference-format="value" text:ref-name="refFigure13">14</text:sequence-ref></text:span><text:span text:style-name="T45">, </text:span><text:span text:style-name="T45"><text:sequence-ref text:reference-format="value" text:ref-name="refFigure14">15</text:sequence-ref></text:span><text:span text:style-name="T45">, and </text:span><text:span text:style-name="T45"><text:sequence-ref text:reference-format="value" text:ref-name="refFigure15">16</text:sequence-ref></text:span>.</text:p>
      <text:p text:style-name="P16"><draw:frame draw:style-name="fr1" draw:name="Frame14" text:anchor-type="as-char" svg:width="4.6874in" draw:z-index="29"><draw:text-box fo:min-height="1.472in"><text:p text:style-name="Caption"><draw:frame draw:style-name="fr4" draw:name="Image25" text:anchor-type="paragraph" svg:width="4.6874in" style:rel-width="100%" svg:height="1.25in" style:rel-height="scale" draw:z-index="30"><draw:image xlink:href="Pictures/10000000000001C2000000787827B106D4CEB9F5.png" xlink:type="simple" xlink:show="embed" xlink:actuate="onLoad" loext:mime-type="image/png"/></draw:frame><text:span text:style-name="T5"><text:line-break/></text:span>Figure <text:sequence text:ref-name="refFigure13" text:name="Figure" text:formula="ooow:Figure+1" style:num-format="1">14</text:sequence>: No subdivision with only one row or column field</text:p></draw:text-box></draw:frame></text:p>
      <text:p text:style-name="P16"><draw:frame draw:style-name="fr1" draw:name="Frame35" text:anchor-type="as-char" svg:width="5.5425in" draw:z-index="31"><draw:text-box fo:min-height="4.1047in"><text:p text:style-name="Caption"><draw:frame draw:style-name="fr4" draw:name="Image26" text:anchor-type="paragraph" svg:width="5.5425in" style:rel-width="100%" svg:height="4.1047in" style:rel-height="scale" draw:z-index="32"><draw:image xlink:href="Pictures/10000000000002140000018AC50445E7B9AAD007.png" xlink:type="simple" xlink:show="embed" xlink:actuate="onLoad" loext:mime-type="image/png"/></draw:frame><text:span text:style-name="T5"><text:line-break/></text:span>Figure <text:sequence text:ref-name="refFigure14" text:name="Figure" text:formula="ooow:Figure+1" style:num-format="1">15</text:sequence>: Division of the regions for employees (two row fields) without subtotals</text:p></draw:text-box></draw:frame></text:p>
      <text:p text:style-name="P16"><text:soft-page-break/><draw:frame draw:style-name="fr1" draw:name="Frame36" text:anchor-type="as-char" svg:width="5.5425in" draw:z-index="52"><draw:text-box fo:min-height="4.8134in"><text:p text:style-name="Caption"><draw:frame draw:style-name="fr4" draw:name="Image27" text:anchor-type="paragraph" svg:width="5.5425in" style:rel-width="100%" svg:height="4.8134in" style:rel-height="scale" draw:z-index="58"><draw:image xlink:href="Pictures/1000000000000214000001CE2A0C2108BEF82605.png" xlink:type="simple" xlink:show="embed" xlink:actuate="onLoad" loext:mime-type="image/png"/></draw:frame><text:span text:style-name="T5"><text:line-break/></text:span>Figure <text:sequence text:ref-name="refFigure15" text:name="Figure" text:formula="ooow:Figure+1" style:num-format="1">16</text:sequence>: Division of the regions for employees with subtotals (by region)</text:p></draw:text-box></draw:frame></text:p>
      <text:p text:style-name="P11">To calculate subtotals that can also be used for the data fields (see above), select the <text:span text:style-name="Strong_20_Emphasis">Automatic</text:span> option in the <text:span text:style-name="Emphasis">Subtotals</text:span> section of the Data Field dialog.</text:p>
      <text:p text:style-name="P11">You can choose the type of subtotal to use by selecting <text:span text:style-name="Strong_20_Emphasis">User-defined</text:span> and then clicking the type of subtotal you want to calculate from the list. Functions <text:span text:style-name="T55">in this list </text:span>are only available when <text:span text:style-name="Strong_20_Emphasis">User-defined</text:span> is selected.</text:p>
      <text:p text:style-name="P11">Normally, the pivot table does not show a row or column for categories that have no entries in the underlying database. By choosing the <text:span text:style-name="Strong_20_Emphasis">Show items </text:span><text:span text:style-name="Strong_20_Emphasis"><text:span text:style-name="T57">without data</text:span></text:span> option, you can force <text:span text:style-name="T43">these to be displayed</text:span>.</text:p>
      <text:p text:style-name="P11">For illustration purposes, the data was manipulated in such a way that the employee Brigitte has no sales values for the <text:span text:style-name="T55">Golf </text:span>category.</text:p>
      <text:p text:style-name="P16"><draw:frame draw:style-name="fr1" draw:name="Frame38" text:anchor-type="as-char" svg:width="3.7799in" draw:z-index="59"><draw:text-box fo:min-height="1.6138in"><text:p text:style-name="Caption"><draw:frame draw:style-name="fr4" draw:name="Image29" text:anchor-type="paragraph" svg:width="3.448in" style:rel-width="100%" svg:height="1.6146in" style:rel-height="scale" draw:z-index="60"><draw:image xlink:href="Pictures/100000000000016B0000009B29365A1421CCAB58.png" xlink:type="simple" xlink:show="embed" xlink:actuate="onLoad" loext:mime-type="image/png"/></draw:frame><text:span text:style-name="T5"><text:line-break/></text:span>Figure <text:sequence text:ref-name="refFigure16" text:name="Figure" text:formula="ooow:Figure+1" style:num-format="1">17</text:sequence>: Default setting</text:p></draw:text-box></draw:frame></text:p>
      <text:p text:style-name="P16"><text:soft-page-break/><draw:frame draw:style-name="fr1" draw:name="Frame39" text:anchor-type="as-char" svg:width="4.6457in" draw:z-index="33"><draw:text-box fo:min-height="1.6138in"><text:p text:style-name="Caption"><draw:frame draw:style-name="fr4" draw:name="Image30" text:anchor-type="paragraph" svg:width="4.6457in" style:rel-width="100%" svg:height="1.5701in" style:rel-height="scale" draw:z-index="34"><draw:image xlink:href="Pictures/10000000000001BF0000009BE5D9437221ED676F.png" xlink:type="simple" xlink:show="embed" xlink:actuate="onLoad" loext:mime-type="image/png"/></draw:frame><text:span text:style-name="T5"><text:line-break/></text:span>Figure <text:sequence text:ref-name="refFigure17" text:name="Figure" text:formula="ooow:Figure+1" style:num-format="1">18</text:sequence>: Setting <text:span text:style-name="Strong_20_Emphasis">Show </text:span><text:span text:style-name="Strong_20_Emphasis"><text:span text:style-name="T43">i</text:span></text:span><text:span text:style-name="Strong_20_Emphasis">tems with</text:span><text:span text:style-name="Strong_20_Emphasis"><text:span text:style-name="T55">out</text:span></text:span><text:span text:style-name="Strong_20_Emphasis"> data</text:span></text:p></draw:text-box></draw:frame></text:p>
      <text:p text:style-name="P11"><text:span text:style-name="T107">Click</text:span> the <text:span text:style-name="Strong_20_Emphasis">Options</text:span> button on the Data Field dialog to access the Data Field Options dialog <text:span text:style-name="T43">(Figure </text:span><text:span text:style-name="T43"><text:sequence-ref text:reference-format="value" text:ref-name="refFigure18">19</text:sequence-ref></text:span><text:span text:style-name="T43">)</text:span>. Use this dialog to specify additional options for fields in the <text:span text:style-name="Emphasis">Column</text:span> <text:span text:style-name="T9">and </text:span><text:span text:style-name="Emphasis">Row Field</text:span><text:span text:style-name="Emphasis"><text:span text:style-name="T55">s</text:span></text:span> areas of the <text:span text:style-name="T55">P</text:span>ivot <text:span text:style-name="T55">T</text:span>able <text:span text:style-name="T55">Layout dialog</text:span>.</text:p>
      <text:p text:style-name="P16"><draw:frame draw:style-name="fr1" draw:name="Frame40" text:anchor-type="as-char" svg:width="3.0752in" draw:z-index="35"><draw:text-box fo:min-height="4.9283in"><text:p text:style-name="Caption"><draw:frame draw:style-name="fr9" draw:name="Image31" text:anchor-type="paragraph" svg:width="3.0709in" svg:height="4.7244in" draw:z-index="36"><draw:image xlink:href="Pictures/100000000000016300000220ACE3940385D32845.png" xlink:type="simple" xlink:show="embed" xlink:actuate="onLoad" loext:mime-type="image/png"/></draw:frame><text:span text:style-name="T5"><text:line-break/></text:span>Figure <text:sequence text:ref-name="refFigure18" text:name="Figure" text:formula="ooow:Figure+1" style:num-format="1">19</text:sequence>: <text:span text:style-name="T58">Data Field Options dialog</text:span></text:p></draw:text-box></draw:frame></text:p>
      <text:p text:style-name="P11">The following options are provided:</text:p>
      <text:list xml:id="list84847762146983" text:continue-list="list84848128112303" text:style-name="List_20_1">
        <text:list-item>
          <text:p text:style-name="P60"><text:span text:style-name="Strong_20_Emphasis">Sort by.</text:span> Select the data field that you want to sort columns or rows by. <text:span text:style-name="Strong_20_Emphasis">Ascending</text:span> sorts the values from the lowest value to the highest value. If the selected field is the field for which the dialog was opened, the items are sorted by name. If a data field was selected, the items are sorted by the resultant value of the selected data field. Similarly <text:span text:style-name="Strong_20_Emphasis">Descending</text:span> sorts the values descending from the highest value to the lowest value. <text:span text:style-name="Strong_20_Emphasis">Manual</text:span> sorts values alphabetically.</text:p>
        </text:list-item>
        <text:list-item>
          <text:p text:style-name="P60"><text:span text:style-name="Strong_20_Emphasis">Display Options.</text:span> You can specify the display options for all row fields except for the last, innermost row field. Select from the <text:span text:style-name="Emphasis">Layout</text:span> drop-down <text:span text:style-name="T100">list</text:span> to select the layout mode for the field in the list box. Select the <text:span text:style-name="Strong_20_Emphasis">Empty line after each item</text:span> option to add an empty row after the data for each item in the pivot table. <text:span text:style-name="T109">Select or deselect</text:span> the <text:span text:style-name="Strong_20_Emphasis">Repeat item labels</text:span> <text:span text:style-name="T43">option </text:span>as required.</text:p>
        </text:list-item>
        <text:list-item>
          <text:p text:style-name="P60"><text:soft-page-break/><text:span text:style-name="Strong_20_Emphasis">Show Automatically.</text:span> This feature displays the top or bottom <text:span text:style-name="Emphasis">nn</text:span> items when you sort by a specified field. Click the <text:span text:style-name="Strong_20_Emphasis">Show</text:span> option to turn on the automatic show feature and enter the maximum number of items that you want to show automatically. The <text:span text:style-name="Emphasis">From</text:span> drop-down <text:span text:style-name="T100">list</text:span> selects to show the top or bottom items in the specified sort order. The <text:span text:style-name="Emphasis">Using field</text:span> drop-down <text:span text:style-name="T100">list </text:span>selects the data field <text:span text:style-name="T109">by which </text:span>to sort the data.</text:p>
        </text:list-item>
        <text:list-item>
          <text:p text:style-name="P60"><text:span text:style-name="Strong_20_Emphasis">Hide Items.</text:span> Use these options to select the items to hide from the calculations.</text:p>
        </text:list-item>
        <text:list-item>
          <text:p text:style-name="P60"><text:span text:style-name="Strong_20_Emphasis">Hierarchy.</text:span> Select the hierarchy to use. The pivot table must be based on external source data that contains data hierarchies.</text:p>
        </text:list-item>
      </text:list>
      <text:h text:style-name="P53" text:outline-level="3"><text:bookmark-start text:name="__RefHeading__2890_1803734309"/>Options for <text:span text:style-name="T9">p</text:span>age <text:span text:style-name="T9">f</text:span>ields<text:bookmark-end text:name="__RefHeading__2890_1803734309"/></text:h>
      <text:p text:style-name="P11">The <text:span text:style-name="T59">Data Field</text:span> dialog for <text:span text:style-name="T59">fields in the </text:span><text:span text:style-name="Emphasis">Page Field</text:span><text:span text:style-name="Emphasis"><text:span text:style-name="T60">s</text:span></text:span> <text:span text:style-name="T59">area</text:span> is the same as for <text:span text:style-name="T59">fields in the </text:span><text:span text:style-name="Emphasis">Row</text:span> and <text:span text:style-name="Emphasis">Column </text:span><text:span text:style-name="Emphasis"><text:span text:style-name="T59">Fields</text:span></text:span><text:span text:style-name="T59"> areas</text:span>, even though it appears to be useless to have the same settings as described for the <text:span text:style-name="T60">r</text:span>ow and <text:span text:style-name="T60">c</text:span>olumn fields. With the flexibility of the pivot table, you can switch the different fields between pages, columns, or rows. The fields keep the settings that you made for them. The <text:span text:style-name="T60">p</text:span>age <text:span text:style-name="T60">f</text:span>ield has the same properties as a <text:span text:style-name="T60">r</text:span>ow or <text:span text:style-name="T60">c</text:span>olumn field. These settings only take effect when you use the field not as a <text:span text:style-name="T60">p</text:span>age <text:span text:style-name="T60">f</text:span>ield but as <text:span text:style-name="T9">a r</text:span>ow or <text:span text:style-name="T60">c</text:span>olumn field.</text:p>
      <text:h text:style-name="P49" text:outline-level="1"><text:bookmark-start text:name="__RefHeading__2892_1803734309"/>Working with the results of the <text:span text:style-name="T26">p</text:span>ivot <text:span text:style-name="T26">t</text:span>able<text:bookmark-end text:name="__RefHeading__2892_1803734309"/></text:h>
      <text:p text:style-name="P11"><text:span text:style-name="T43">T</text:span>he Pivot Table <text:span text:style-name="T32">Layout </text:span>dialog is very flexible <text:span text:style-name="T43">and a</text:span> pivot table can be totally restructured with only a few mouse clicks.</text:p>
      <text:h text:style-name="P52" text:outline-level="2"><text:bookmark-start text:name="__RefHeading__2896_1803734309"/><text:alphabetical-index-mark text:string-value="changing layout" text:key1="pivot table"/>Changing the layout<text:bookmark-end text:name="__RefHeading__2896_1803734309"/></text:h>
      <text:p text:style-name="P11">The layout of the pivot table can be changed quickly and easily by using drag-and-drop. With the Pivot Table <text:span text:style-name="T32">Layout dialog </text:span>open, fields can be dragged around from <text:span text:style-name="Emphasis"><text:span text:style-name="T32">R</text:span></text:span><text:span text:style-name="Emphasis">ow</text:span>, <text:span text:style-name="Emphasis"><text:span text:style-name="T32">C</text:span></text:span><text:span text:style-name="Emphasis">olumn</text:span>, <text:span text:style-name="Emphasis"><text:span text:style-name="T32">P</text:span></text:span><text:span text:style-name="Emphasis">age,</text:span> and <text:span text:style-name="Emphasis"><text:span text:style-name="T32">D</text:span></text:span><text:span text:style-name="Emphasis">ata Field</text:span><text:span text:style-name="Emphasis"><text:span text:style-name="T61">s</text:span></text:span> areas to any position you want to put them, and then dropped. Unused fields can also be added, and fields removed in error can be replaced by dragging and dropping them into the positions required.</text:p>
      <text:p text:style-name="P11">Some manipulation can also be carried out in the <text:span text:style-name="T32">results</text:span> view <text:span text:style-name="T32">of the pivot table</text:span>. Within the results of the pivot table, <text:span text:style-name="T61">drag</text:span> one of the page, column, or row fields to a different position. The cursor will change shape from its starting shape (horizontal or vertical block on the arrow head) to the opposite if moving to a different field, such as from row to column, <text:span text:style-name="T9">where it can be dropped</text:span>.</text:p>
      <text:p text:style-name="P16"><draw:frame draw:style-name="fr3" draw:name="Frame2" text:anchor-type="as-char" svg:width="3.8071in" draw:z-index="61"><draw:text-box fo:min-height="1.3945in"><text:p text:style-name="Caption"><draw:frame draw:style-name="fr10" draw:name="Image5" text:anchor-type="paragraph" svg:x="0.1484in" svg:y="0in" svg:width="2.9602in" svg:height="1.1811in" draw:z-index="62"><draw:image xlink:href="Pictures/100000000000011C0000006DC68268DC8D61496D.png" xlink:type="simple" xlink:show="embed" xlink:actuate="onLoad" loext:mime-type="image/png"/></draw:frame><text:span text:style-name="T6">n</text:span>Figure <text:sequence text:ref-name="refFigure19" text:name="Figure" text:formula="ooow:Figure+1" style:num-format="1">20</text:sequence>: Drag a column field - <text:span text:style-name="T62">n</text:span>ote the cursor shape</text:p></draw:text-box></draw:frame></text:p>
      <text:p text:style-name="P16"><draw:frame draw:style-name="fr1" draw:name="Frame41" text:anchor-type="as-char" svg:width="3.5984in" draw:z-index="65"><draw:text-box fo:min-height="1.3327in"><text:p text:style-name="Caption"><draw:frame draw:style-name="fr10" draw:name="Image32" text:anchor-type="paragraph" svg:x="0.0366in" svg:y="0in" svg:width="3.1811in" svg:height="1.1811in" draw:z-index="66"><draw:image xlink:href="Pictures/100000000000011C0000006977D45AAA832C6FBE.png" xlink:type="simple" xlink:show="embed" xlink:actuate="onLoad" loext:mime-type="image/png"/></draw:frame><text:span text:style-name="T5"><text:line-break/></text:span>Figure <text:sequence text:ref-name="refFigure20" text:name="Figure" text:formula="ooow:Figure+1" style:num-format="1">21</text:sequence>: Drag a row field - <text:span text:style-name="T62">n</text:span>ote the cursor shape</text:p></draw:text-box></draw:frame></text:p>
      <text:p text:style-name="P11">You can remove a column, row, or page field from the pivot table by clicking on it and dragging it out of the table. The cursor changes to that shown in <text:span text:style-name="T45">Figure </text:span><text:span text:style-name="T45"><text:sequence-ref text:reference-format="value" text:ref-name="refFigure21">22</text:sequence-ref></text:span>. A field removed in error cannot be recovered, <text:span text:style-name="T63">without</text:span> return<text:span text:style-name="T63">ing</text:span> to the Pivot Table <text:span text:style-name="T32">Layout dialog</text:span> to replace it.</text:p>
      <text:p text:style-name="P16"><text:soft-page-break/><draw:frame draw:style-name="fr1" draw:name="Frame15" text:anchor-type="as-char" svg:width="3.3083in" draw:z-index="67"><draw:text-box fo:min-height="1.798in"><text:p text:style-name="Caption"><draw:frame draw:style-name="fr4" draw:name="Image33" text:anchor-type="paragraph" svg:width="2.9693in" style:rel-width="100%" svg:height="1.4484in" style:rel-height="scale" draw:z-index="68"><draw:image xlink:href="Pictures/100000000000011D0000008BDD58058E626F86AF.png" xlink:type="simple" xlink:show="embed" xlink:actuate="onLoad" loext:mime-type="image/png"/></draw:frame><text:span text:style-name="T5"><text:line-break/></text:span>Figure <text:sequence text:ref-name="refFigure21" text:name="Figure" text:formula="ooow:Figure+1" style:num-format="1">22</text:sequence>: Field dragged out of the <text:span text:style-name="T64">p</text:span>ivot <text:span text:style-name="T64">t</text:span>able</text:p></draw:text-box></draw:frame></text:p>
      <text:h text:style-name="P52" text:outline-level="2"><text:bookmark-start text:name="__RefHeading__2898_1803734309"/><text:alphabetical-index-mark text:string-value="grouping rows or columns" text:key1="pivot table"/>Grouping rows or columns<text:bookmark-end text:name="__RefHeading__2898_1803734309"/></text:h>
      <text:p text:style-name="P11">For many analyses or summaries, the categories have to be grouped. You can merge the results in classes. You can only carry out grouping on an ungrouped pivot table.</text:p>
      <text:p text:style-name="P13"><text:span text:style-name="T109">After selecting the correct cell area</text:span>, select <text:span text:style-name="Strong_20_Emphasis">Data &gt; Group and Outline &gt; Group</text:span> from the <text:span text:style-name="T105">M</text:span>enu bar, or press <text:span text:style-name="Keystroke">F12</text:span> <text:span text:style-name="T43">on the keyboard</text:span>. The type of values to be grouped is what mainly determines how the grouping function works. You need to distinguish between scalar values, or other values, such as text, that you want grouped.</text:p>
      <text:list xml:id="list84848458842530" text:continue-list="list84847358853579" text:style-name="Heading_20_Note">
        <text:list-item>
          <text:p text:style-name="Heading_20_Note">Poznámka</text:p>
        </text:list-item>
      </text:list>
      <text:p text:style-name="P33">Before you can group, you have to produce a pivot table with ungrouped data. The time needed for creating a pivot table depends mostly on the number of columns and rows and not on the size of the basic data. Through grouping you can produce the pivot table with a small number of rows and columns. The pivot table can contain a lot of categories, depending on your data source.</text:p>
      <text:p text:style-name="P11">To remove grouping <text:span text:style-name="T43">again, click inside the group, then choose </text:span><text:span text:style-name="Strong_20_Emphasis"><text:span text:style-name="T43">Data &gt; Group and Outline &gt; Ungroup</text:span></text:span><text:span text:style-name="T43">.</text:span></text:p>
      <text:h text:style-name="P53" text:outline-level="3"><text:bookmark-start text:name="__RefHeading__2900_1803734309"/>Grouping of categories with scalar values<text:bookmark-end text:name="__RefHeading__2900_1803734309"/></text:h>
      <text:p text:style-name="P11">For <text:alphabetical-index-mark text:string-value="grouping scalar values" text:key1="pivot table"/>grouping scalar values, select a single cell in the row or column of the category to be grouped. Choose <text:span text:style-name="Strong_20_Emphasis">Data &gt; Group and Outline &gt; Group</text:span> from the <text:span text:style-name="T105">M</text:span>enu bar or press <text:span text:style-name="Keystroke">F12</text:span> <text:span text:style-name="T43">on the keyboard</text:span>; <text:span text:style-name="T63">Calc displays</text:span> the Grouping dialog shown in <text:span text:style-name="T45">Figure </text:span><text:span text:style-name="T45"><text:sequence-ref text:reference-format="value" text:ref-name="refFigure22">23</text:sequence-ref></text:span>.</text:p>
      <text:p text:style-name="P11">You can define in which value range (<text:span text:style-name="Emphasis"><text:span text:style-name="T43">S</text:span></text:span><text:span text:style-name="Emphasis">tart / </text:span><text:span text:style-name="Emphasis"><text:span text:style-name="T43">E</text:span></text:span><text:span text:style-name="Emphasis">nd</text:span>) the grouping should take place. The default setting is the whole range, from the smallest to the largest value. In the field <text:span text:style-name="Emphasis">Group by</text:span>, you can enter the class size, also known as the interval size.</text:p>
      <text:p text:style-name="P16"><draw:frame draw:style-name="fr1" draw:name="Frame16" text:anchor-type="as-char" svg:width="3.4701in" draw:z-index="37"><draw:text-box fo:min-height="2.7972in"><text:p text:style-name="Caption"><draw:frame draw:style-name="fr4" draw:name="Image34" text:anchor-type="paragraph" svg:width="2.9492in" style:rel-width="85%" svg:height="2.6138in" style:rel-height="scale" draw:z-index="38"><draw:image xlink:href="Pictures/10000000000001270000010F80AE89387EA27CB3.png" xlink:type="simple" xlink:show="embed" xlink:actuate="onLoad" loext:mime-type="image/png"/></draw:frame><text:span text:style-name="T5"><text:line-break/></text:span>Figure <text:sequence text:ref-name="refFigure22" text:name="Figure" text:formula="ooow:Figure+1" style:num-format="1">23</text:sequence>: Grouping dialog with scalar categories</text:p></draw:text-box></draw:frame></text:p>
      <text:p text:style-name="P11"><text:soft-page-break/><text:span text:style-name="T61">Figure </text:span><text:sequence-ref text:reference-format="value" text:ref-name="refFigure23">24</text:sequence-ref><text:s/><text:span text:style-name="T61">shows part of a pivot table created from a list containing speed measurements as a function of time. This pivot table shows the count of km/h speed measurements in the raw data.</text:span></text:p>
      <text:p text:style-name="P7">The pivot table in Figure <text:sequence-ref text:reference-format="value" text:ref-name="refFigure24">25</text:sequence-ref><text:s/>is based on the same raw data. However in this case the speed measurements are grouped into intervals if 10 km/h.</text:p>
      <text:p text:style-name="P18"><draw:frame draw:style-name="fr1" draw:name="Frame17" text:anchor-type="as-char" svg:width="1.6154in" draw:z-index="69"><draw:text-box fo:min-height="2.8299in"><text:p text:style-name="Caption"><draw:frame draw:style-name="fr4" draw:name="Image35" text:anchor-type="paragraph" svg:width="1.7398in" style:rel-width="100%" svg:height="2.6772in" style:rel-height="scale" draw:z-index="70"><draw:image xlink:href="Pictures/10000000000000A7000001015548079EF402963B.png" xlink:type="simple" xlink:show="embed" xlink:actuate="onLoad" loext:mime-type="image/png"/></draw:frame><text:span text:style-name="T5"><text:line-break/></text:span>Figure <text:sequence text:ref-name="refFigure23" text:name="Figure" text:formula="ooow:Figure+1" style:num-format="1">24</text:sequence>: Pivot <text:span text:style-name="T18">t</text:span>able without grouping</text:p></draw:text-box></draw:frame><text:s text:c="5"/><draw:frame draw:style-name="fr1" draw:name="Frame42" text:anchor-type="as-char" svg:width="1.7398in" draw:z-index="71"><draw:text-box fo:min-height="1.9791in"><text:p text:style-name="Caption"><draw:frame draw:style-name="fr4" draw:name="Image36" text:anchor-type="paragraph" svg:width="1.6in" style:rel-width="92%" svg:height="1.7945in" style:rel-height="scale" draw:z-index="72"><draw:image xlink:href="Pictures/10000000000000A7000000BE78802351AAD8BDC0.png" xlink:type="simple" xlink:show="embed" xlink:actuate="onLoad" loext:mime-type="image/png"/></draw:frame><text:span text:style-name="T5"><text:line-break/></text:span>Figure <text:sequence text:ref-name="refFigure24" text:name="Figure" text:formula="ooow:Figure+1" style:num-format="1">25</text:sequence>: Pivot <text:span text:style-name="T18">t</text:span>able with grouping</text:p></draw:text-box></draw:frame></text:p>
      <text:h text:style-name="P53" text:outline-level="3"><text:bookmark-start text:name="__RefHeading___Toc7035_3937602389"/><text:alphabetical-index-mark text:string-value="grouping date / time values" text:key1="pivot table"/>Grouping of categories with date / <text:span text:style-name="T65">time</text:span> values<text:bookmark-end text:name="__RefHeading___Toc7035_3937602389"/></text:h>
      <text:p text:style-name="P11">For grouping <text:span text:style-name="T66">date / time</text:span> values, select a single cell in the row or column of the category to be grouped. Choose <text:span text:style-name="Strong_20_Emphasis">Data &gt; Group and Outline &gt; Group</text:span> from the <text:span text:style-name="T105">M</text:span>enu bar or press <text:span text:style-name="Keystroke">F1</text:span><text:span text:style-name="Keystroke"><text:span text:style-name="T43">2</text:span></text:span><text:span text:style-name="T43"> on the keyboard</text:span>; <text:span text:style-name="T63">Calc displays </text:span>the Grouping dialog shown in Figure <text:sequence-ref text:reference-format="value" text:ref-name="refFigure25">26</text:sequence-ref>.</text:p>
      <text:p text:style-name="P18"><draw:frame draw:style-name="fr1" draw:name="Frame43" text:anchor-type="as-char" svg:width="3.6291in" draw:z-index="73"><draw:text-box fo:min-height="3.9457in"><text:p text:style-name="Caption"><draw:frame draw:style-name="fr4" draw:name="Image37" text:anchor-type="paragraph" svg:width="2.9028in" style:rel-width="80%" svg:height="3.748in" style:rel-height="scale" draw:z-index="74"><draw:image xlink:href="Pictures/100000000000012900000187DD7F7E46166C8A65.png" xlink:type="simple" xlink:show="embed" xlink:actuate="onLoad" loext:mime-type="image/png"/></draw:frame><text:span text:style-name="T5"><text:line-break/></text:span>Figure <text:sequence text:ref-name="refFigure25" text:name="Figure" text:formula="ooow:Figure+1" style:num-format="1">26</text:sequence>: Grouping dialog for <text:span text:style-name="T65">date/</text:span>time categories</text:p></draw:text-box></draw:frame></text:p>
      <text:p text:style-name="P11">You can define in which value range (<text:span text:style-name="Emphasis"><text:span text:style-name="T65">S</text:span></text:span><text:span text:style-name="Emphasis">tart </text:span>/ <text:span text:style-name="Emphasis"><text:span text:style-name="T65">E</text:span></text:span><text:span text:style-name="Emphasis">nd</text:span>) the grouping should take place. The default setting is the whole range, from the smallest to the largest value. In the field <text:span text:style-name="Emphasis">Group by</text:span>, you can enter the class size, also known as the interval size. <text:span text:style-name="T63">In this case you can select one of the predefined time intervals (</text:span><text:span text:style-name="Strong_20_Emphasis"><text:span text:style-name="T63">Seconds</text:span></text:span><text:span text:style-name="T63">, </text:span><text:span text:style-name="Strong_20_Emphasis"><text:span text:style-name="T63">Minutes</text:span></text:span><text:span text:style-name="T63">, </text:span><text:span text:style-name="Strong_20_Emphasis"><text:span text:style-name="T63">Hours</text:span></text:span><text:span text:style-name="T63">, </text:span><text:span text:style-name="Strong_20_Emphasis"><text:span text:style-name="T63">Days</text:span></text:span><text:span text:style-name="T63">, </text:span><text:span text:style-name="Strong_20_Emphasis"><text:span text:style-name="T63">Months</text:span></text:span><text:span text:style-name="T63">, </text:span><text:span text:style-name="Strong_20_Emphasis"><text:span text:style-name="T63">Quarters</text:span></text:span><text:span text:style-name="T63">, or </text:span><text:span text:style-name="Strong_20_Emphasis"><text:span text:style-name="T63">Years</text:span></text:span><text:span text:style-name="T63">) as an alternative to explicitly specifying a time interval in days.</text:span></text:p>
      <text:p text:style-name="P7"><text:soft-page-break/>Figure <text:sequence-ref text:reference-format="value" text:ref-name="refFigure26">27</text:sequence-ref><text:s/>shows a pivot table configured to show the daily sales in the North region.</text:p>
      <text:p text:style-name="P16"><draw:frame draw:style-name="fr1" draw:name="Frame7" text:anchor-type="as-char" svg:width="2.9528in" draw:z-index="75"><draw:text-box fo:min-height="5.8744in"><text:p text:style-name="Caption"><draw:frame draw:style-name="fr4" draw:name="Image6" text:anchor-type="paragraph" svg:width="2.9528in" style:rel-width="100%" svg:height="5.6839in" style:rel-height="scale" draw:z-index="76"><draw:image xlink:href="Pictures/100000000000011D000002331EEEEEB0E0DE0BD0.png" xlink:type="simple" xlink:show="embed" xlink:actuate="onLoad" loext:mime-type="image/png"/></draw:frame><text:span text:style-name="T5"><text:line-break/></text:span>Figure <text:sequence text:ref-name="refFigure26" text:name="Figure" text:formula="ooow:Figure+1" style:num-format="1">27</text:sequence>: <text:span text:style-name="T40">Pivot </text:span><text:span text:style-name="T41">t</text:span><text:span text:style-name="T40">able</text:span> without grouping</text:p></draw:text-box></draw:frame></text:p>
      <text:p text:style-name="P7">Figure <text:sequence-ref text:reference-format="value" text:ref-name="refFigure27">28</text:sequence-ref><text:s/>shows the same data but configured to show the monthly sales in the North region.</text:p>
      <text:p text:style-name="P16"><draw:frame draw:style-name="fr1" draw:name="Frame8" text:anchor-type="as-char" svg:width="2.6272in" draw:z-index="77"><draw:text-box fo:min-height="1.7in"><text:p text:style-name="Caption"><draw:frame draw:style-name="fr4" draw:name="Image7" text:anchor-type="paragraph" svg:width="2.6272in" style:rel-width="100%" svg:height="1.5236in" style:rel-height="scale" draw:z-index="78"><draw:image xlink:href="Pictures/10000000000000F90000009C597AEA2405F14A46.png" xlink:type="simple" xlink:show="embed" xlink:actuate="onLoad" loext:mime-type="image/png"/></draw:frame><text:span text:style-name="T5"><text:line-break/></text:span>Figure <text:sequence text:ref-name="refFigure27" text:name="Figure" text:formula="ooow:Figure+1" style:num-format="1">28</text:sequence>: <text:span text:style-name="T40">Pivot </text:span><text:span text:style-name="T41">t</text:span><text:span text:style-name="T40">able</text:span> with grouping</text:p></draw:text-box></draw:frame></text:p>
      <text:h text:style-name="P53" text:outline-level="3"><text:bookmark-start text:name="__RefHeading__2904_1803734309"/><text:alphabetical-index-mark text:string-value="grouping without intervals" text:key1="pivot table"/>Grouping without automatic creation of intervals<text:bookmark-end text:name="__RefHeading__2904_1803734309"/></text:h>
      <text:p text:style-name="P11"><text:span text:style-name="T67">It is not possible to create intervals for some c</text:span>ategories <text:span text:style-name="T68">(for example, those </text:span>containing text fields<text:span text:style-name="T68">)</text:span>. <text:span text:style-name="T67">However, for such fields it is possible to</text:span> define which values <text:span text:style-name="T68">are </text:span>put together in one group.</text:p>
      <text:p text:style-name="P11">For grouping of <text:span text:style-name="T68">these</text:span> categories, select in the result<text:span text:style-name="T67">s</text:span> of the <text:span text:style-name="T61">p</text:span>ivot <text:span text:style-name="T61">t</text:span>able all the individual field values that you want to put <text:span text:style-name="T67">together </text:span>in the <text:span text:style-name="T67">gr</text:span>oup. With more than one cell selected, choose <text:span text:style-name="Strong_20_Emphasis">Data &gt; Group and Outline &gt; Group</text:span> from the <text:span text:style-name="T105">M</text:span>enu bar, or press <text:span text:style-name="Keystroke">F12</text:span> <text:span text:style-name="T43">on the keyboard</text:span>, to group the <text:span text:style-name="T68">selected </text:span>cells.</text:p>
      <text:list xml:id="list84847427813073" text:continue-list="list84847885757154" text:style-name="Heading_20_Tip">
        <text:list-item>
          <text:p text:style-name="Heading_20_Tip"><text:soft-page-break/>Tip</text:p>
        </text:list-item>
      </text:list>
      <text:p text:style-name="P33">You can select several non-contiguous cells by pressing and holding the <text:span text:style-name="Keystroke">Control</text:span> key while clicking with the mouse.</text:p>
      <text:p text:style-name="P11">Given the input data shown in Figure <text:sequence-ref text:reference-format="value" text:ref-name="refFigure28">29</text:sequence-ref>, <text:span text:style-name="T67">create a</text:span> <text:span text:style-name="T69">p</text:span>ivot <text:span text:style-name="T69">t</text:span>able with Department in the <text:span text:style-name="Emphasis">Row Field</text:span><text:span text:style-name="Emphasis"><text:span text:style-name="T61">s</text:span></text:span> <text:span text:style-name="T67">area</text:span> and Sum - Sick <text:span text:style-name="T67">d</text:span>ays in the <text:span text:style-name="Emphasis">Data Field</text:span><text:span text:style-name="Emphasis"><text:span text:style-name="T61">s</text:span></text:span> <text:span text:style-name="T67">area</text:span>. The <text:span text:style-name="T67">result</text:span> should <text:span text:style-name="T67">be as shown</text:span> in Figure <text:sequence-ref text:reference-format="value" text:ref-name="refFigure29">30</text:sequence-ref>.</text:p>
      <text:p text:style-name="P16"><draw:frame draw:style-name="fr1" draw:name="Frame21" text:anchor-type="as-char" svg:width="3.6874in" draw:z-index="79"><draw:text-box fo:min-height="2.3917in"><text:p text:style-name="Caption"><draw:frame draw:style-name="fr4" draw:name="Image8" text:anchor-type="paragraph" svg:width="3.6874in" style:rel-width="100%" svg:height="2.1354in" style:rel-height="scale" draw:z-index="80"><draw:image xlink:href="Pictures/1000000000000162000000CDA315B59AE895E558.png" xlink:type="simple" xlink:show="embed" xlink:actuate="onLoad" loext:mime-type="image/png"/></draw:frame><text:span text:style-name="T5"><text:line-break/></text:span>Figure <text:sequence text:ref-name="refFigure28" text:name="Figure" text:formula="ooow:Figure+1" style:num-format="1">29</text:sequence>: Database with <text:span text:style-name="T63">text</text:span> categories</text:p></draw:text-box></draw:frame></text:p>
      <text:p text:style-name="P16"><draw:frame draw:style-name="fr1" draw:name="Frame44" text:anchor-type="as-char" svg:width="2.9165in" draw:z-index="81"><draw:text-box fo:min-height="1.7307in"><text:p text:style-name="Caption"><draw:frame draw:style-name="fr4" draw:name="Image38" text:anchor-type="paragraph" svg:width="2.1583in" style:rel-width="74%" svg:height="1.5189in" style:rel-height="scale" draw:z-index="82"><draw:image xlink:href="Pictures/10000000000000CD0000008B6E4689B8821DA419.png" xlink:type="simple" xlink:show="embed" xlink:actuate="onLoad" loext:mime-type="image/png"/></draw:frame><text:span text:style-name="T5"><text:line-break/></text:span>Figure <text:sequence text:ref-name="refFigure29" text:name="Figure" text:formula="ooow:Figure+1" style:num-format="1">30</text:sequence>: Pivot <text:span text:style-name="T69">t</text:span>able with <text:span text:style-name="T63">text</text:span> categories</text:p></draw:text-box></draw:frame></text:p>
      <text:p text:style-name="P13"><text:span text:style-name="T67">In the results of the pivot table </text:span>select Accounting, Purchasing, and Sales <text:span text:style-name="T67">in the Department column</text:span>. <text:span text:style-name="T67">Select </text:span><text:span text:style-name="Strong_20_Emphasis">Data &gt; Group and Outline &gt; Group</text:span> from the <text:span text:style-name="T105">M</text:span>enu bar or press <text:span text:style-name="Keystroke">F12</text:span> <text:span text:style-name="T43">on the keyboard</text:span>. The <text:span text:style-name="T68">pivot table result updates to reflect the new group, as shown </text:span>in Figure <text:sequence-ref text:reference-format="value" text:ref-name="refFigure30">31</text:sequence-ref>.</text:p>
      <text:p text:style-name="P16"><draw:frame draw:style-name="fr1" draw:name="Frame45" text:anchor-type="as-char" svg:width="3.8602in" draw:z-index="83"><draw:text-box fo:min-height="1.6673in"><text:p text:style-name="Caption"><draw:frame draw:style-name="fr10" draw:name="Image39" text:anchor-type="paragraph" svg:x="0.2016in" svg:y="0in" svg:width="3.2445in" svg:height="1.4484in" draw:z-index="84"><draw:image xlink:href="Pictures/10000000000001360000008B20476BFF8F820F6E.png" xlink:type="simple" xlink:show="embed" xlink:actuate="onLoad" loext:mime-type="image/png"/></draw:frame><text:span text:style-name="T5"><text:line-break/></text:span>Figure <text:sequence text:ref-name="refFigure30" text:name="Figure" text:formula="ooow:Figure+1" style:num-format="1">31</text:sequence>: Summary of single categories in one group</text:p></draw:text-box></draw:frame></text:p>
      <text:p text:style-name="P11"><text:span text:style-name="T67">In the updated pivot table result, </text:span>select Assembly, Production, and Warehouse <text:span text:style-name="T67">in the Department column</text:span>. <text:span text:style-name="T67">Select </text:span><text:span text:style-name="Strong_20_Emphasis">Data &gt; Group and Outline &gt; Group</text:span> from the <text:span text:style-name="T105">M</text:span>enu bar or press <text:span text:style-name="Keystroke">F12</text:span> <text:span text:style-name="T43">on the keyboard</text:span>. The <text:span text:style-name="T67">pivot table updates again to reflect the new group, as shown </text:span>in Figure <text:sequence-ref text:reference-format="value" text:ref-name="refFigure31">32</text:sequence-ref>.</text:p>
      <text:p text:style-name="P14">You can change the default names for the groups and the newly created group field by editing the name in the input field (for example changing Group2 to Technical). The pivot table will remember these settings, even if you change the layout later on.</text:p>
      <text:p text:style-name="P16"><text:soft-page-break/><draw:frame draw:style-name="fr1" draw:name="Frame46" text:anchor-type="as-char" svg:width="3.2299in" draw:z-index="39"><draw:text-box fo:min-height="1.448in"><text:p text:style-name="Caption"><draw:frame draw:style-name="fr4" draw:name="Image40" text:anchor-type="paragraph" svg:width="3.2299in" style:rel-width="100%" svg:height="1.448in" style:rel-height="scale" draw:z-index="40"><draw:image xlink:href="Pictures/10000000000001360000008B51CE755265994857.png" xlink:type="simple" xlink:show="embed" xlink:actuate="onLoad" loext:mime-type="image/png"/></draw:frame><text:span text:style-name="T5"><text:line-break/></text:span>Figure <text:sequence text:ref-name="refFigure31" text:name="Figure" text:formula="ooow:Figure+1" style:num-format="1">32</text:sequence>: Grouping finished</text:p></draw:text-box></draw:frame></text:p>
      <text:p text:style-name="P11"><text:span text:style-name="T70">To add partial</text:span> <text:span text:style-name="T70">sums for the groups, right-click the results of the pivot table and select the </text:span><text:span text:style-name="Strong_20_Emphasis"><text:span text:style-name="T70">Edit Layout</text:span></text:span> <text:span text:style-name="T70">option. Double-click the </text:span><text:span text:style-name="Strong_20_Emphasis"><text:span text:style-name="T70">Department2</text:span></text:span><text:span text:style-name="T70"> entry in the </text:span><text:span text:style-name="Emphasis"><text:span text:style-name="T70">Row Fields</text:span></text:span><text:span text:style-name="T70"> area and select the </text:span><text:span text:style-name="Strong_20_Emphasis"><text:span text:style-name="T70">Automatic</text:span></text:span><text:span text:style-name="T70"> option on the Data Field dialog (Figure </text:span><text:span text:style-name="T70"><text:sequence-ref text:reference-format="value" text:ref-name="refFigure12">13</text:sequence-ref></text:span><text:span text:style-name="T70">). Click the two </text:span><text:span text:style-name="Strong_20_Emphasis"><text:span text:style-name="T70">OK</text:span></text:span><text:span text:style-name="T70"> buttons and the pivot table is updated to include the partial sums for the groups, as shown in </text:span>Figure <text:sequence-ref text:reference-format="value" text:ref-name="refFigure32">33</text:sequence-ref>.</text:p>
      <text:p text:style-name="P16"><draw:frame draw:style-name="fr1" draw:name="Frame47" text:anchor-type="as-char" svg:width="3.2299in" draw:z-index="85"><draw:text-box fo:min-height="1.802in"><text:p text:style-name="Caption"><draw:frame draw:style-name="fr4" draw:name="Image41" text:anchor-type="paragraph" svg:width="3.2299in" style:rel-width="100%" svg:height="1.802in" style:rel-height="scale" draw:z-index="86"><draw:image xlink:href="Pictures/1000000000000136000000ADA3903B67133C4F1B.png" xlink:type="simple" xlink:show="embed" xlink:actuate="onLoad" loext:mime-type="image/png"/></draw:frame><text:span text:style-name="T5"><text:line-break/></text:span>Figure <text:sequence text:ref-name="refFigure32" text:name="Figure" text:formula="ooow:Figure+1" style:num-format="1">33</text:sequence>: Renamed group and partial results</text:p></draw:text-box></draw:frame></text:p>
      <text:p text:style-name="P11"><text:span text:style-name="T70">If it is not enabled already, select the </text:span><text:span text:style-name="Strong_20_Emphasis"><text:span text:style-name="T70">Enable drill to details</text:span></text:span><text:span text:style-name="T70"> option on the Pivot Table Layout dialog. </text:span>Double-click <text:span text:style-name="T68">the </text:span>Group 1 and Technical <text:span text:style-name="T70">entries in the Department2 column to </text:span>collapse/<text:span text:style-name="T70">expand </text:span>the <text:span text:style-name="T70">group </text:span>entries <text:span text:style-name="T70">(for example, </text:span>Figure <text:sequence-ref text:reference-format="value" text:ref-name="refFigure33">34</text:sequence-ref><text:s/><text:span text:style-name="T70">shows both groups collapsed)</text:span>.</text:p>
      <text:p text:style-name="P16"><draw:frame draw:style-name="fr1" draw:name="Frame48" text:anchor-type="as-char" svg:width="2.8382in" draw:z-index="87"><draw:text-box fo:min-height="0.9193in"><text:p text:style-name="Caption"><draw:frame draw:style-name="fr4" draw:name="Image42" text:anchor-type="paragraph" svg:width="2.1283in" style:rel-width="75%" svg:height="0.7354in" style:rel-height="scale" draw:z-index="90"><draw:image xlink:href="Pictures/10000000000000D10000004729B0EE20654DAEAC.png" xlink:type="simple" xlink:show="embed" xlink:actuate="onLoad" loext:mime-type="image/png"/></draw:frame><text:span text:style-name="T5"><text:line-break/></text:span>Figure <text:sequence text:ref-name="refFigure33" text:name="Figure" text:formula="ooow:Figure+1" style:num-format="1">34</text:sequence>: Reduced to the new groups</text:p></draw:text-box></draw:frame></text:p>
      <text:list xml:id="list84848269343989" text:continue-list="list84848458842530" text:style-name="Heading_20_Note">
        <text:list-item>
          <text:p text:style-name="Heading_20_Note">Poznámka</text:p>
        </text:list-item>
      </text:list>
      <text:p text:style-name="P33">A well-structured database makes manual sorting within the pivot table obsolete. In the example shown, you could add another column with the name Department, that has the correct entry for each person based on whether the employee’s department belongs to the group Office or Technical. The mapping for this (1:n relationship) can be done easily with the VLOOKUP<text:span text:style-name="T71">() </text:span>function from Calc.</text:p>
      <text:h text:style-name="P52" text:outline-level="2"><text:bookmark-start text:name="__RefHeading__2906_1803734309"/><text:alphabetical-index-mark text:string-value="sorting results" text:key1="pivot table"/>Sorting the result<text:bookmark-end text:name="__RefHeading__2906_1803734309"/></text:h>
      <text:p text:style-name="P19">The result<text:span text:style-name="T72">s</text:span> of a pivot table <text:span text:style-name="T72">are</text:span> <text:span text:style-name="T72">by default </text:span>sorted <text:span text:style-name="T72">so that categories in columns and rows are presented in ascending order. There are three ways to </text:span>change the sorting <text:span text:style-name="T72">order</text:span>:</text:p>
      <text:list xml:id="list84847498921019" text:continue-list="list84847762146983" text:style-name="List_20_1">
        <text:list-item>
          <text:p text:style-name="P61">Select <text:span text:style-name="T72">a </text:span>sort order from <text:span text:style-name="T72">the </text:span>drop-down menu on <text:span text:style-name="T72">a </text:span>column’<text:span text:style-name="T72">s</text:span> heading.</text:p>
        </text:list-item>
        <text:list-item>
          <text:p text:style-name="P61">Sort manually by using drag and drop.</text:p>
        </text:list-item>
        <text:list-item>
          <text:p text:style-name="P61"><text:span text:style-name="T72">Select a sort order through the Data Field Options dialog for the appropriate row or column field (Figure </text:span><text:span text:style-name="T72"><text:sequence-ref text:reference-format="value" text:ref-name="refFigure18">19</text:sequence-ref></text:span><text:span text:style-name="T72">).</text:span></text:p>
        </text:list-item>
      </text:list>
      <text:h text:style-name="P53" text:outline-level="3"><text:bookmark-start text:name="__RefHeading__2908_1803734309"/><text:soft-page-break/>Select sort order from drop-down menus on each column heading<text:bookmark-end text:name="__RefHeading__2908_1803734309"/></text:h>
      <text:p text:style-name="P11">The simplest way to sort entries is to click the arrow on the right side of the <text:span text:style-name="T73">column </text:span>heading <text:span text:style-name="T74">for a row or column field, </text:span>and <text:span text:style-name="T72">select one of the three sorting options (Figure </text:span><text:span text:style-name="T72"><text:sequence-ref text:reference-format="value" text:ref-name="refFigure34">35</text:sequence-ref></text:span><text:span text:style-name="T72">):</text:span></text:p>
      <text:list xml:id="list84848144137767" text:continue-numbering="true" text:style-name="List_20_1">
        <text:list-item>
          <text:p text:style-name="List_20_1">Sort Ascending</text:p>
        </text:list-item>
        <text:list-item>
          <text:p text:style-name="List_20_1">Sort Descending</text:p>
        </text:list-item>
        <text:list-item>
          <text:p text:style-name="List_20_1">Custom Sort</text:p>
        </text:list-item>
      </text:list>
      <text:p text:style-name="P16"><draw:frame draw:style-name="fr1" draw:name="Frame49" text:anchor-type="as-char" svg:width="2.0728in" draw:z-index="91"><draw:text-box fo:min-height="3.6043in"><text:p text:style-name="Caption"><draw:frame draw:style-name="fr4" draw:name="Image43" text:anchor-type="paragraph" svg:width="2.0728in" style:rel-width="100%" svg:height="3.6043in" style:rel-height="scale" draw:z-index="94"><draw:image xlink:href="Pictures/10000200000000C70000015AFEC2A2480CC953EF.png" xlink:type="simple" xlink:show="embed" xlink:actuate="onLoad" loext:mime-type="image/png"/></draw:frame><text:span text:style-name="T5"><text:line-break/></text:span>Figure <text:sequence text:ref-name="refFigure34" text:name="Figure" text:formula="ooow:Figure+1" style:num-format="1">35</text:sequence>: Column sorting and filtering dialog</text:p></draw:text-box></draw:frame></text:p>
      <text:p text:style-name="P11">Selecting <text:span text:style-name="T63">the</text:span> <text:span text:style-name="Strong_20_Emphasis">Custom </text:span><text:span text:style-name="Strong_20_Emphasis"><text:span text:style-name="T73">S</text:span></text:span><text:span text:style-name="Strong_20_Emphasis">ort</text:span> <text:span text:style-name="T63">option</text:span> sorts according to one of the predefined custom sorts defined in <text:span text:style-name="Strong_20_Emphasis">Tools &gt; Options &gt; LibreOffice Calc &gt; Sort Lists</text:span>. See Chapter 2, Entering, Editing, and Formatting Data <text:span text:style-name="T73">for more information about creating and using sort lists.</text:span></text:p>
      <text:p text:style-name="P11"><text:span text:style-name="T73">This dialog also provides facilities for simple filtering of the data in the pivot table. Check the required individual boxes to select the data displayed in the results of the pivot table. Options are provided to show all, show only the current item, or hide only the current item. Click </text:span><text:span text:style-name="Strong_20_Emphasis"><text:span text:style-name="T73">OK</text:span></text:span><text:span text:style-name="T73"> to activate the selected filtering. </text:span>Once <text:span text:style-name="T73">filtering</text:span> has been carried out, the color of the arrow changes <text:span text:style-name="T63">from black to blue, </text:span>and a small square of matching color is added to the bottom right of the arrow button <text:span text:style-name="T75">(Figure </text:span><text:span text:style-name="T75"><text:sequence-ref text:reference-format="value" text:ref-name="refFigure35">36</text:sequence-ref></text:span><text:span text:style-name="T75">)</text:span>.</text:p>
      <text:p text:style-name="P16"><draw:frame draw:style-name="fr1" draw:name="Frame22" text:anchor-type="as-char" svg:width="5.1465in" draw:z-index="95"><draw:text-box fo:min-height="1.2709in"><text:p text:style-name="Caption"><draw:frame draw:style-name="fr4" draw:name="Image9" text:anchor-type="paragraph" svg:width="5.1465in" style:rel-width="100%" svg:height="1.2709in" style:rel-height="scale" draw:z-index="96"><draw:image xlink:href="Pictures/10000000000001EE0000007AEA12E3889E14DD17.png" xlink:type="simple" xlink:show="embed" xlink:actuate="onLoad" loext:mime-type="image/png"/></draw:frame><text:span text:style-name="T5"><text:line-break/></text:span>Figure <text:sequence text:ref-name="refFigure35" text:name="Figure" text:formula="ooow:Figure+1" style:num-format="1">36</text:sequence>: Arrow color change and indicator square on <text:span text:style-name="T63">column heading</text:span></text:p></draw:text-box></draw:frame></text:p>
      <text:h text:style-name="P53" text:outline-level="3"><text:bookmark-start text:name="__RefHeading__147807_266935634"/>Sort manually by using drag and drop<text:bookmark-end text:name="__RefHeading__147807_266935634"/></text:h>
      <text:p text:style-name="P11">You can change the order within the categories by moving the cells with the category values in the result<text:span text:style-name="T76">s</text:span> of the pivot table. The <text:span text:style-name="T76">dragged </text:span>cell <text:span text:style-name="T76">is</text:span> inserted above the cell on which you drop it.</text:p>
      <text:p text:style-name="P11"><text:soft-page-break/>Be aware that in Calc, a cell must be selected, <text:span text:style-name="T76">i</text:span>t is not enough that the cursor is in the cell. The background of a selected cell is marked with a different color. <text:span text:style-name="T76">To m</text:span>ark a single cell <text:span text:style-name="T76">d</text:span>o one of the following:</text:p>
      <text:list xml:id="list84848333909532" text:continue-numbering="true" text:style-name="List_20_1">
        <text:list-item>
          <text:p text:style-name="P60"><text:span text:style-name="T76">C</text:span>lick, then <text:span text:style-name="Keystroke">Shift</text:span><text:span text:style-name="T77">+</text:span>click the cell.</text:p>
        </text:list-item>
        <text:list-item>
          <text:p text:style-name="P60">Press the mouse button, drag a range across two cells, do not release the mouse button, and then drag back to the first cell. Uvolníme tlačítko myši. You can now move the individual cell by drag and drop.</text:p>
        </text:list-item>
      </text:list>
      <text:p text:style-name="P11">To select several cells, <text:span text:style-name="T76">mark</text:span> one cell with no extra key pressed, then press the <text:span text:style-name="Keystroke">Shift</text:span> or <text:span text:style-name="Keystroke">Ctrl</text:span> key while clicking in other cells.</text:p>
      <text:h text:style-name="P53" text:outline-level="3"><text:bookmark-start text:name="__RefHeading__6443_1130364683"/>Sort automatically<text:bookmark-end text:name="__RefHeading__6443_1130364683"/></text:h>
      <text:p text:style-name="P11">To sort automatically, right-click within the pivot table and choose <text:span text:style-name="Strong_20_Emphasis">Edit Layout</text:span>. This will open the Pivot Table <text:span text:style-name="T78">Layout dialog </text:span>(<text:span text:style-name="T78">Figure </text:span><text:span text:style-name="T78"><text:sequence-ref text:reference-format="value" text:ref-name="refFigure1">2</text:sequence-ref></text:span>). <text:span text:style-name="T78">D</text:span>ouble-click the row or column field you want to sort. In the Data Field dialog which opens (<text:span text:style-name="T78">Figure </text:span><text:span text:style-name="T78"><text:sequence-ref text:reference-format="value" text:ref-name="refFigure12">13</text:sequence-ref></text:span>), click <text:span text:style-name="Strong_20_Emphasis">Options</text:span> to display the Data Field Options dialog <text:span text:style-name="T78">(Figure </text:span><text:span text:style-name="T78"><text:sequence-ref text:reference-format="value" text:ref-name="refFigure18">19</text:sequence-ref></text:span><text:span text:style-name="T78">)</text:span>.</text:p>
      <text:p text:style-name="P11">For <text:span text:style-name="Emphasis">Sort by</text:span>, choose either <text:span text:style-name="Strong_20_Emphasis">Ascending</text:span><text:span text:style-name="Emphasis">, </text:span><text:span text:style-name="Strong_20_Emphasis">Descending</text:span>, <text:span text:style-name="T78">or </text:span><text:span text:style-name="Strong_20_Emphasis"><text:span text:style-name="T78">Manual</text:span></text:span>. <text:span text:style-name="Strong_20_Emphasis">Ascending</text:span> <text:span text:style-name="T78">s</text:span>orts the values from the lowest value to the highest value. If the selected field is the field for which the dialog was opened, the items are sorted by name. If a data field was selected, the items are sorted by the resultant value of the selected data field. <text:span text:style-name="T78">Similarly </text:span><text:span text:style-name="Strong_20_Emphasis"><text:span text:style-name="T78">Descending</text:span></text:span><text:span text:style-name="T78"> s</text:span>orts the values descending from the highest value to the lowest value. <text:span text:style-name="Strong_20_Emphasis">Manual</text:span> <text:span text:style-name="T78">s</text:span>orts values alphabetically.</text:p>
      <text:h text:style-name="P52" text:outline-level="2"><text:bookmark-start text:name="__RefHeading___Toc10641_1188109369"/><text:alphabetical-index-mark text:string-value="showing details (drilling)" text:key1="pivot table"/>Drilling (showing details)<text:bookmark-end text:name="__RefHeading___Toc10641_1188109369"/></text:h>
      <text:p text:style-name="P11"><text:span text:style-name="T110">Use </text:span>Drill <text:s/>to show the related detailed data for a single, compressed value in the pivot table result. <text:span text:style-name="T79">This facility is available only if you selected the </text:span><text:span text:style-name="Strong_20_Emphasis"><text:span text:style-name="T79">Enable drill to details</text:span></text:span><text:span text:style-name="T79"> option on the Pivot Table Layout dialog.</text:span></text:p>
      <text:p text:style-name="P19">To activate a drill, double-click on the cell or choose <text:span text:style-name="Strong_20_Emphasis">Data &gt; Group and Outline &gt; Show Details</text:span>. There are two possibilities:</text:p>
      <text:list xml:id="list84848280182195" text:continue-numbering="true" text:style-name="List_20_1">
        <text:list-item>
          <text:p text:style-name="List_20_1">The active cell is a row or column field. In this case, drill means an additional breakdown into the categories of another field. For example, double-click on the cell with the value <text:span text:style-name="T79">Golf</text:span>. In this instance the values that are aggregated within <text:span text:style-name="T79">Golf </text:span>can be subdivided using another field.</text:p>
        </text:list-item>
      </text:list>
      <text:p text:style-name="P16"><draw:frame draw:style-name="fr1" draw:name="Frame19" text:anchor-type="as-char" svg:width="4.6665in" draw:z-index="97"><draw:text-box fo:min-height="1.0937in"><text:p text:style-name="Caption"><draw:frame draw:style-name="fr4" draw:name="Image44" text:anchor-type="paragraph" svg:width="4.6665in" style:rel-width="100%" svg:height="1.0937in" style:rel-height="scale" draw:z-index="98"><draw:image xlink:href="Pictures/10000000000001C00000006901637C740FB0A81C.png" xlink:type="simple" xlink:show="embed" xlink:actuate="onLoad" loext:mime-type="image/png"/></draw:frame><text:span text:style-name="T5"><text:line-break/></text:span>Figure <text:sequence text:ref-name="refFigure36" text:name="Figure" text:formula="ooow:Figure+1" style:num-format="1">37</text:sequence>: Before the drill down for <text:span text:style-name="T80">Golf</text:span></text:p></draw:text-box></draw:frame></text:p>
      <text:p text:style-name="P63"><text:tab/><text:span text:style-name="T63">The Show Detail</text:span> dialog appears <text:span text:style-name="T12">allowing</text:span> you to select the field to use for further subdivision. In this example, <text:span text:style-name="Strong_20_Emphasis"><text:span text:style-name="T79">E</text:span></text:span><text:span text:style-name="Strong_20_Emphasis">mployee</text:span>.</text:p>
      <text:p text:style-name="P16"><draw:frame draw:style-name="fr1" draw:name="Frame50" text:anchor-type="as-char" svg:width="3.4126in" draw:z-index="99"><draw:text-box fo:min-height="1.7575in"><text:p text:style-name="Caption"><draw:frame draw:style-name="fr10" draw:name="Image45" text:anchor-type="paragraph" svg:x="0.239in" svg:y="0in" svg:width="2.7083in" svg:height="1.5752in" draw:z-index="100"><draw:image xlink:href="Pictures/1000000000000139000000B733A5D1AE892D7F83.png" xlink:type="simple" xlink:show="embed" xlink:actuate="onLoad" loext:mime-type="image/png"/></draw:frame><text:span text:style-name="T5"><text:line-break/></text:span>Figure <text:sequence text:ref-name="refFigure37" text:name="Figure" text:formula="ooow:Figure+1" style:num-format="1">38</text:sequence>: Selecting the field for the subdivision</text:p></draw:text-box></draw:frame></text:p>
      <text:p text:style-name="P16"><text:soft-page-break/><draw:frame draw:style-name="fr1" draw:name="Frame51" text:anchor-type="as-char" svg:width="5.5217in" draw:z-index="101"><draw:text-box fo:min-height="1.802in"><text:p text:style-name="Caption"><draw:frame draw:style-name="fr4" draw:name="Image46" text:anchor-type="paragraph" svg:width="5.5217in" style:rel-width="100%" svg:height="1.802in" style:rel-height="scale" draw:z-index="102"><draw:image xlink:href="Pictures/1000000000000212000000AD9B5F6120D8D6192B.png" xlink:type="simple" xlink:show="embed" xlink:actuate="onLoad" loext:mime-type="image/png"/></draw:frame><text:span text:style-name="T5"><text:line-break/></text:span>Figure <text:sequence text:ref-name="refFigure38" text:name="Figure" text:formula="ooow:Figure+1" style:num-format="1">39</text:sequence>: After the drill down</text:p></draw:text-box></draw:frame></text:p>
      <text:p text:style-name="P64"><text:tab/>To hide the details again, double-click on the cell <text:span text:style-name="T79">Golf</text:span> or choose <text:span text:style-name="Strong_20_Emphasis">Data &gt; Group and Outline &gt; Hide Details</text:span>.</text:p>
      <text:p text:style-name="P64"><text:tab/>The pivot table remembers your selection (in our example the field <text:span text:style-name="Strong_20_Emphasis"><text:span text:style-name="T81">E</text:span></text:span><text:span text:style-name="Strong_20_Emphasis">mployee</text:span>) by adding and hiding the selected field, so that for the next drill down for a <text:span text:style-name="T82">f</text:span>ield <text:span text:style-name="T82">in the </text:span><text:span text:style-name="Strong_20_Emphasis"><text:span text:style-name="T81">C</text:span></text:span><text:span text:style-name="Strong_20_Emphasis">ategory</text:span> <text:span text:style-name="T82">column </text:span>the dialog does not appear. To remove the selection <text:span text:style-name="Strong_20_Emphasis"><text:span text:style-name="T81">E</text:span></text:span><text:span text:style-name="Strong_20_Emphasis">mployee</text:span>, open the Pivot Table <text:span text:style-name="T81">Layout </text:span>dialog by right-clicking and choosing <text:span text:style-name="Strong_20_Emphasis">Edit Layout</text:span>, then delete the unwanted selection in the <text:span text:style-name="Emphasis"><text:span text:style-name="T80">R</text:span></text:span><text:span text:style-name="Emphasis">ow</text:span> or <text:span text:style-name="Emphasis"><text:span text:style-name="T80">C</text:span></text:span><text:span text:style-name="Emphasis">olumn </text:span><text:span text:style-name="Emphasis"><text:span text:style-name="T80">F</text:span></text:span><text:span text:style-name="Emphasis">ield</text:span><text:span text:style-name="Emphasis"><text:span text:style-name="T80">s</text:span></text:span><text:span text:style-name="T80"> area</text:span>.</text:p>
      <text:list xml:id="list84848501712371" text:continue-numbering="true" text:style-name="List_20_1">
        <text:list-item>
          <text:p text:style-name="P62">The active cell is a <text:span text:style-name="T82">d</text:span>ata <text:span text:style-name="T82">f</text:span>ield. In this case, drill down results in a listing of all data entries of the data source that aggregate to this value.</text:p>
          <text:p text:style-name="P62">In our example, if we double-click on the cell with the value $18,741 from Figure <text:sequence-ref text:reference-format="value" text:ref-name="refFigure36">37</text:sequence-ref>, we would have a new list of all data sets that are included in this value. This list is displayed in a new sheet.</text:p>
        </text:list-item>
      </text:list>
      <text:p text:style-name="P16"><draw:frame draw:style-name="fr1" draw:name="Frame52" text:anchor-type="as-char" svg:width="4.6154in" draw:z-index="103"><draw:text-box fo:min-height="1.7398in"><text:p text:style-name="Caption"><draw:frame draw:style-name="fr4" draw:name="Image47" text:anchor-type="paragraph" svg:width="4.6154in" style:rel-width="100%" svg:height="1.6898in" style:rel-height="scale" draw:z-index="104"><draw:image xlink:href="Pictures/10000000000001BB000000A7A2E81037E9A92084.png" xlink:type="simple" xlink:show="embed" xlink:actuate="onLoad" loext:mime-type="image/png"/></draw:frame><text:span text:style-name="T5"><text:line-break/></text:span>Figure <text:sequence text:ref-name="refFigure39" text:name="Figure" text:formula="ooow:Figure+1" style:num-format="1">40</text:sequence>: New sheet after the drill down for a value in a data field</text:p></draw:text-box></draw:frame></text:p>
      <text:h text:style-name="P52" text:outline-level="2"><text:bookmark-start text:name="__RefHeading__2914_1803734309"/>Filtering<text:bookmark-end text:name="__RefHeading__2914_1803734309"/></text:h>
      <text:p text:style-name="P11">To limit the pivot table analysis to a subset of the information that is contained in the data basis, you can <text:alphabetical-index-mark text:string-value="filtering results" text:key1="pivot table"/>filter with the pivot table.</text:p>
      <text:list xml:id="list84848804109394" text:continue-list="list84848269343989" text:style-name="Heading_20_Note">
        <text:list-item>
          <text:p text:style-name="Heading_20_Note">Poznámka</text:p>
        </text:list-item>
      </text:list>
      <text:p text:style-name="P33">An <text:span text:style-name="T83">a</text:span>utofilter or default filter used on the sheet <text:span text:style-name="T84">containing the raw data </text:span>has no effect on the pivot table analysis process. The pivot table always uses the complete list that was selected when it was started.</text:p>
      <text:p text:style-name="P11">To do this, click <text:span text:style-name="T82">the </text:span><text:span text:style-name="Strong_20_Emphasis">Filter</text:span> <text:span text:style-name="T82">button at</text:span> the top left above the results, <text:span text:style-name="T82">or click in the results and select </text:span><text:span text:style-name="Strong_20_Emphasis"><text:span text:style-name="T82">Filter</text:span></text:span><text:span text:style-name="T82"> from the context menu</text:span>.</text:p>
      <text:list xml:id="list84846993229083" text:continue-numbering="true" text:style-name="Heading_20_Note">
        <text:list-item>
          <text:p text:style-name="P55">Poznámka</text:p>
        </text:list-item>
      </text:list>
      <text:p text:style-name="P33">Th<text:span text:style-name="T80">e</text:span> <text:span text:style-name="Strong_20_Emphasis"><text:span text:style-name="T82">Filter</text:span></text:span><text:span text:style-name="T82"> button</text:span> is available only if you selected the <text:span text:style-name="Strong_20_Emphasis">Add </text:span><text:span text:style-name="Strong_20_Emphasis"><text:span text:style-name="T80">f</text:span></text:span><text:span text:style-name="Strong_20_Emphasis">ilter</text:span> option on the Pivot Table Layout dialog.</text:p>
      <text:p text:style-name="P16"><text:soft-page-break/><draw:frame draw:style-name="fr1" draw:name="Frame53" text:anchor-type="as-char" svg:width="5.9055in" draw:z-index="41"><draw:text-box fo:min-height="1.8571in"><text:p text:style-name="Caption"><draw:frame draw:style-name="fr10" draw:name="Image48" text:anchor-type="paragraph" svg:x="0in" svg:y="0in" svg:width="5.9055in" svg:height="1.6811in" draw:z-index="42"><draw:image xlink:href="Pictures/1000000000000260000000AF0CBBAC26CFDE9C86.png" xlink:type="simple" xlink:show="embed" xlink:actuate="onLoad" loext:mime-type="image/png"/></draw:frame><text:span text:style-name="T5"><text:line-break/></text:span>Figure <text:sequence text:ref-name="refFigure40" text:name="Figure" text:formula="ooow:Figure+1" style:num-format="1">41</text:sequence>: Filter field in the upper left area of the <text:span text:style-name="T40">pivot table</text:span></text:p></draw:text-box></draw:frame></text:p>
      <text:p text:style-name="P11">In the Filter dialog <text:span text:style-name="T82">(Figure </text:span><text:span text:style-name="T82"><text:sequence-ref text:reference-format="value" text:ref-name="refFigure41">42</text:sequence-ref></text:span><text:span text:style-name="T82">)</text:span>, you can define up to <text:span text:style-name="T84">three</text:span> filter options that are used in the same way as Calc’s default filter.</text:p>
      <text:p text:style-name="P16"><draw:frame draw:style-name="fr1" draw:name="Frame54" text:anchor-type="as-char" svg:width="2.7882in" draw:z-index="105"><draw:text-box fo:min-height="2.7528in"><text:p text:style-name="Caption"><draw:frame draw:style-name="fr9" draw:name="Image49" text:anchor-type="paragraph" svg:width="2.7874in" svg:height="2.5591in" draw:z-index="106"><draw:image xlink:href="Pictures/10000000000001470000012CED42F2904712EAB2.png" xlink:type="simple" xlink:show="embed" xlink:actuate="onLoad" loext:mime-type="image/png"/></draw:frame><text:span text:style-name="T5"><text:line-break/></text:span>Figure <text:sequence text:ref-name="refFigure41" text:name="Figure" text:formula="ooow:Figure+1" style:num-format="1">42</text:sequence>: Dialog for defining the filter</text:p></draw:text-box></draw:frame></text:p>
      <text:p text:style-name="P8">The data presented in a pivot table can also be filtered using the drop-downs on the right hand side of column headings or by using page fields. Filtering through column headings is described in “<text:bookmark-ref text:reference-format="text" text:ref-name="__RefHeading__2908_1803734309">Select sort order from drop-down menus on each column heading</text:bookmark-ref>” <text:span text:style-name="T104">on page </text:span><text:span text:style-name="T104"><text:bookmark-ref text:reference-format="page" text:ref-name="__RefHeading__2908_1803734309">24</text:bookmark-ref></text:span>.</text:p>
      <text:p text:style-name="P11">Even if they are not called a filter, page fields are a<text:span text:style-name="T80">nother</text:span> practical way to filter the results <text:span text:style-name="T63">of the pivot table</text:span>. The advantage is that the filtering criteria used are clearly visible. <text:span text:style-name="T64">C</text:span>lick the arrow on the right side of the <text:span text:style-name="T64">page field button to access the associated filtering dialog (Figure </text:span><text:span text:style-name="T64"><text:sequence-ref text:reference-format="value" text:ref-name="refFigure42">43</text:sequence-ref></text:span><text:span text:style-name="T64">).</text:span></text:p>
      <text:p text:style-name="P16"><draw:frame draw:style-name="fr1" draw:name="Frame23" text:anchor-type="as-char" svg:width="3.9654in" draw:z-index="107"><draw:text-box fo:min-height="3.0634in"><text:p text:style-name="Caption"><draw:frame draw:style-name="fr8" draw:name="Image20" text:anchor-type="paragraph" svg:width="3.9925in" svg:height="2.8654in" draw:z-index="108"><draw:image xlink:href="Pictures/100002010000019D0000015CB2F412510972B9AB.png" xlink:type="simple" xlink:show="embed" xlink:actuate="onLoad" loext:mime-type="image/png"/></draw:frame><text:span text:style-name="T5"><text:line-break/></text:span>Figure <text:sequence text:ref-name="refFigure42" text:name="Figure" text:formula="ooow:Figure+1" style:num-format="1">43</text:sequence>: Page field filtering dialog</text:p></draw:text-box></draw:frame></text:p>
      <text:p text:style-name="P11"><text:soft-page-break/><text:span text:style-name="T64">T</text:span>he text <text:span text:style-name="T64">adjacent to</text:span> <text:span text:style-name="T64">a page</text:span> <text:span text:style-name="T63">field </text:span>button indicates the filtering status, that is “- all -” when nothing is filtered, "- multiple -" when multiple but not all items are filtered, or the value when only that value is not filtered.</text:p>
      <text:h text:style-name="P52" text:outline-level="2"><text:bookmark-start text:name="__RefHeading__2916_1803734309"/>Updating (<text:alphabetical-index-mark text:string-value="refreshing / updating" text:key1="pivot table"/>refreshing) changed values<text:bookmark-end text:name="__RefHeading__2916_1803734309"/></text:h>
      <text:p text:style-name="P11">After you have created the pivot table, changes in the source data do not cause an automatic update in the resulting table. You must update (refresh) the pivot table manually after changing any of the underlying data values.</text:p>
      <text:p text:style-name="P19">Changes in the source data could appear in two ways:</text:p>
      <text:list xml:id="list84847354494432" text:continue-list="list84848501712371" text:style-name="List_20_1">
        <text:list-item>
          <text:p text:style-name="List_20_1">The content of existing data sets has been changed.<text:line-break/>For example, you might have changed a sales value. To update the pivot table, click in the result area and choose <text:span text:style-name="Strong_20_Emphasis">Refresh</text:span> <text:span text:style-name="T82">from the context menu, or</text:span> choose <text:span text:style-name="Strong_20_Emphasis">Data &gt; Pivot Table &gt; Refresh</text:span> from the <text:span text:style-name="T105">M</text:span>enu bar.</text:p>
        </text:list-item>
        <text:list-item>
          <text:p text:style-name="List_20_1">You have added or deleted data sets in the original list.<text:line-break/>In this case the change means that the pivot table has to use a different area of the spreadsheet for its analysis. Fundamental changes to the data set collection means you must redo the pivot table from the beginning.</text:p>
        </text:list-item>
      </text:list>
      <text:h text:style-name="P52" text:outline-level="2"><text:bookmark-start text:name="__RefHeading__2918_1803734309"/><text:alphabetical-index-mark text:string-value="cell formatting" text:key1="pivot table"/>Cell formatting<text:bookmark-end text:name="__RefHeading__2918_1803734309"/></text:h>
      <text:p text:style-name="P11">The cells in the results area of the pivot table are automatically formatted by Calc. You can change this formatting using all the tools in Calc. <text:span text:style-name="T85">However </text:span>if you make any change in the design of the pivot table <text:span text:style-name="T86">using direct formatting</text:span>, the formatting will return to th<text:span text:style-name="T86">at</text:span> applied automatically <text:span text:style-name="T85">by</text:span> Calc <text:span text:style-name="T85">when the table is next refreshed.</text:span></text:p>
      <text:p text:style-name="P15">On creating a p<text:span text:style-name="T85">ivot </text:span>t<text:span text:style-name="T85">able</text:span>, <text:span text:style-name="T85">six</text:span> standard cell styles are added to the <text:span text:style-name="T85">list of styles </text:span>in the document <text:span text:style-name="T80">if they are not included already</text:span>. Each <text:span text:style-name="T85">of these </text:span>style<text:span text:style-name="T85">s</text:span> is applied to part of the p<text:span text:style-name="T85">ivot </text:span>t<text:span text:style-name="T85">able</text:span>. <text:span text:style-name="T85">You can customize these pivot table styles. The pivot table styles are:</text:span></text:p>
      <text:list xml:id="list84847432716656" text:continue-numbering="true" text:style-name="List_20_1">
        <text:list-item>
          <text:p text:style-name="P60">Pivot Table Category</text:p>
        </text:list-item>
        <text:list-item>
          <text:p text:style-name="P60">Pivot Table Corner</text:p>
        </text:list-item>
        <text:list-item>
          <text:p text:style-name="P60">Pivot <text:span text:style-name="T87">Table</text:span> Field</text:p>
        </text:list-item>
        <text:list-item>
          <text:p text:style-name="P60">Pivot Table Result</text:p>
        </text:list-item>
        <text:list-item>
          <text:p text:style-name="P60">Pivot Table Title</text:p>
        </text:list-item>
        <text:list-item>
          <text:p text:style-name="P60">Pivot Table Value</text:p>
        </text:list-item>
      </text:list>
      <text:list xml:id="list84848085908203" text:continue-list="list84847427813073" text:style-name="Heading_20_Tip">
        <text:list-item>
          <text:p text:style-name="P58">Tip</text:p>
        </text:list-item>
      </text:list>
      <text:p text:style-name="P33">Use <text:span text:style-name="T88">the pivot table</text:span> styles to make sure that the format of your pivot table is not unexpectedly changed during updates and that all pivot tables in your document have the same appearance.</text:p>
      <text:list xml:id="list84847501060323" text:continue-list="list84846993229083" text:style-name="Heading_20_Note">
        <text:list-item>
          <text:p text:style-name="Heading_20_Note">Poznámka</text:p>
        </text:list-item>
      </text:list>
      <text:p text:style-name="P32">Direct formatting of pivot table cells is not retained during updates.</text:p>
      <text:p text:style-name="P11">For the number format in the data field, Calc uses the number format that is used in the corresponding cell in the source list. In most cases, this is useful (for example, if the values are in the currency format, then the corresponding cell in the result area is also formatted as currency). However, if the result is a fraction or a percentage, the pivot table does not recognize that this might be a problem; such results must either be without a unit or be displayed as a percentage. Although you can correct the number format manually, the correction stays in effect only until the next update.</text:p>
      <text:h text:style-name="P52" text:outline-level="2"><text:bookmark-start text:name="__RefHeading___Toc7037_3937602389"/><text:soft-page-break/><text:alphabetical-index-mark text:string-value="mazání" text:key1="pivot table"/>Deleting a <text:span text:style-name="T26">p</text:span>ivot <text:span text:style-name="T26">t</text:span>able<text:bookmark-end text:name="__RefHeading___Toc7037_3937602389"/></text:h>
      <text:p text:style-name="P11">To <text:span text:style-name="T89">delete a</text:span> <text:span text:style-name="T26">p</text:span>ivot <text:span text:style-name="T26">t</text:span>able, <text:span text:style-name="T82">c</text:span>lick in the result area and choose <text:span text:style-name="Strong_20_Emphasis"><text:span text:style-name="T89">Delete</text:span></text:span> <text:span text:style-name="T82">from the context menu, </text:span>or choose <text:span text:style-name="Strong_20_Emphasis">Data &gt; Pivot Table &gt; </text:span><text:span text:style-name="Strong_20_Emphasis"><text:span text:style-name="T89">Delete</text:span></text:span> from the <text:span text:style-name="T105">M</text:span>enu bar.</text:p>
      <text:list xml:id="list2932100139" text:style-name="Heading_20_Caution">
        <text:list-item>
          <text:p text:style-name="Heading_20_Caution">Upozornění</text:p>
        </text:list-item>
      </text:list>
      <text:p text:style-name="P33">If you delete a pivot table with an associated pivot chart, the pivot chart is also deleted. <text:span text:style-name="T80">Calc opens a</text:span> dialog box to confirm the pivot chart deletion.</text:p>
      <text:h text:style-name="P49" text:outline-level="1"><text:bookmark-start text:name="__RefHeading__20949_916280002"/><text:alphabetical-index-mark text:string-value="GETPIVOTDATA function"/><text:alphabetical-index-mark text:string-value="GETPIVOTDATA function" text:key1="pivot table"/><text:alphabetical-index-mark text:string-value="GETPIVOTDATA function"/>Using pivot table results elsewhere<text:bookmark-end text:name="__RefHeading__20949_916280002"/></text:h>
      <text:h text:style-name="P52" text:outline-level="2"><text:bookmark-start text:name="__RefHeading__147199_266935634"/>The problem<text:bookmark-end text:name="__RefHeading__147199_266935634"/></text:h>
      <text:p text:style-name="P11">Normally, you create a reference to a value by entering the address of the cell that contains the value. For example, the formula =C6*2 creates a reference to cell C6 and returns the doubled value. If this cell is located in the results area of the pivot table, it contains the result that was calculated by referencing specific categories of the row and column fields. In Figure <text:sequence-ref text:reference-format="value" text:ref-name="refFigure43">44</text:sequence-ref>, the cell C6 contains the sum of the sales values of the employee Hans in the category Sailing. The formula in the cell C12 uses this value.</text:p>
      <text:p text:style-name="P16"><draw:frame draw:style-name="fr1" draw:name="Frame10" text:anchor-type="as-char" svg:width="4.1827in" draw:z-index="88"><draw:text-box fo:min-height="2.4134in"><text:p text:style-name="Caption"><draw:frame draw:style-name="fr4" draw:name="Image10" text:anchor-type="paragraph" svg:width="5.0008in" style:rel-width="100%" svg:height="2.6665in" style:rel-height="scale" draw:z-index="89"><draw:image xlink:href="Pictures/10000000000001E000000100C77FE3D9B7B29017.png" xlink:type="simple" xlink:show="embed" xlink:actuate="onLoad" loext:mime-type="image/png"/></draw:frame><text:span text:style-name="T5"><text:line-break/></text:span>Figure <text:sequence text:ref-name="refFigure43" text:name="Figure" text:formula="ooow:Figure+1" style:num-format="1">44</text:sequence>: Formula reference to a cell of the <text:span text:style-name="T40">pivot table</text:span></text:p></draw:text-box></draw:frame></text:p>
      <text:p text:style-name="P11">If the underlying data or the layout of the pivot table changes, then you must take into account that the sales value for Hans <text:span text:style-name="T80">in the Sailing category</text:span> might appear in a different cell. Your formula still references the cell C6 and therefore uses a wrong value. The correct value is in a different location. For example, in <text:span text:style-name="T77">Figure </text:span><text:span text:style-name="T77"><text:sequence-ref text:reference-format="value" text:ref-name="refFigure44">45</text:sequence-ref></text:span>, the location is now C7.</text:p>
      <text:p text:style-name="P16"><draw:frame draw:style-name="fr1" draw:name="Frame56" text:anchor-type="as-char" svg:width="4.2075in" draw:z-index="92"><draw:text-box fo:min-height="2.5917in"><text:p text:style-name="Caption"><draw:frame draw:style-name="fr4" draw:name="Image51" text:anchor-type="paragraph" svg:width="5.0008in" style:rel-width="100%" svg:height="2.6665in" style:rel-height="scale" draw:z-index="93"><draw:image xlink:href="Pictures/10000000000001E0000001002C9D2E00049E718C.png" xlink:type="simple" xlink:show="embed" xlink:actuate="onLoad" loext:mime-type="image/png"/></draw:frame><text:span text:style-name="T5"><text:line-break/></text:span>Figure <text:sequence text:ref-name="refFigure44" text:name="Figure" text:formula="ooow:Figure+1" style:num-format="1">45</text:sequence>: The value that you really want to use can be found now in a different location</text:p></draw:text-box></draw:frame></text:p>
      <text:h text:style-name="P52" text:outline-level="2"><text:bookmark-start text:name="__RefHeading__20951_916280002"/><text:soft-page-break/>The solution: Function GETPIVOTDATA<text:span text:style-name="T87">()</text:span><text:bookmark-end text:name="__RefHeading__20951_916280002"/></text:h>
      <text:p text:style-name="P11">Use the function GETPIVOTDATA<text:span text:style-name="T87">()</text:span> to have a reference to a value inside the pivot table by using the specific identifying categories for this value. This function can be used with formulas in Calc if you want to reuse the results from the pivot table elsewhere in your spreadsheet.</text:p>
      <text:h text:style-name="P53" text:outline-level="3"><text:bookmark-start text:name="__RefHeading__2928_1803734309"/>Syntax<text:bookmark-end text:name="__RefHeading__2928_1803734309"/></text:h>
      <text:p text:style-name="P19">The syntax has two variations:</text:p>
      <text:p text:style-name="P20">GETPIVOTDATA(target field, Pivot Table, [ Field name / Element, ... ])</text:p>
      <text:p text:style-name="P20">GETPIVOTDATA(Pivot Table, specification)</text:p>
      <text:h text:style-name="P53" text:outline-level="3"><text:bookmark-start text:name="__RefHeading__2930_1803734309"/>First syntax variation<text:bookmark-end text:name="__RefHeading__2930_1803734309"/></text:h>
      <text:p text:style-name="P11">The <text:span text:style-name="Strong_20_Emphasis">target field</text:span> specifies which data field of the pivot table is used within the function. If your pivot table has only one data field, this entry is ignored, but you <text:span text:style-name="Emphasis">must</text:span> enter it anyway.</text:p>
      <text:p text:style-name="P11">If your pivot table has more than one data field, then you have to enter the field name from the underlying data source (for example “<text:span text:style-name="T90">S</text:span>ales <text:span text:style-name="T90">Value</text:span>”) or the field name of the data field itself (for example “<text:span text:style-name="T90">S</text:span>um – <text:span text:style-name="T90">S</text:span>ales <text:span text:style-name="T90">Value</text:span>”).</text:p>
      <text:p text:style-name="P11">The argument <text:span text:style-name="Strong_20_Emphasis">Pivot Table</text:span> specifies the pivot table that you want to use. It is possible that your document contains more than one pivot table. Enter here a cell reference that is inside the area of your pivot table. It might be a good idea to always use the upper left corner cell of your pivot table, so <text:span text:style-name="T91">that </text:span>you can be sure that the cell will always be within your pivot table, even if the layout changes.</text:p>
      <text:p text:style-name="P11">Example: <text:span text:style-name="Code">GETPIVOTDATA("</text:span><text:span text:style-name="Code"><text:span text:style-name="T90">S</text:span></text:span><text:span text:style-name="Code">ales </text:span><text:span text:style-name="Code"><text:span text:style-name="T90">Value</text:span></text:span><text:span text:style-name="Code">",A1)</text:span></text:p>
      <text:p text:style-name="P11">If you enter only the first two arguments, then the function returns the <text:span text:style-name="Emphasis">total</text:span> result of the pivot table (“Sum – <text:span text:style-name="T90">S</text:span>ales <text:span text:style-name="T90">Value</text:span>” entered as the field, will return a value of 408,765).</text:p>
      <text:p text:style-name="P11">You can add more arguments as pairs with <text:span text:style-name="Strong_20_Emphasis"><text:span text:style-name="T80">F</text:span></text:span><text:span text:style-name="Strong_20_Emphasis">ield name</text:span> and <text:span text:style-name="Strong_20_Emphasis"><text:span text:style-name="T80">Element</text:span></text:span><text:span text:style-name="Strong_20_Emphasis"> </text:span>to retrieve specific partial sums. In the example in Figure <text:sequence-ref text:reference-format="value" text:ref-name="refFigure45">46</text:sequence-ref>, where we want to get the partial sum of Hans for <text:span text:style-name="T87">S</text:span>ailing, the formula in cell C12 would look like this: </text:p>
      <text:p text:style-name="P20">=GETPIVOTDATA("<text:span text:style-name="T90">S</text:span>ales <text:span text:style-name="T90">Value</text:span>",A1,"<text:span text:style-name="T90">E</text:span>mployee","Hans","<text:span text:style-name="T90">C</text:span>ategory","<text:span text:style-name="T90">S</text:span>ailing")</text:p>
      <text:p text:style-name="P16"><draw:frame draw:style-name="fr1" draw:name="Frame57" text:anchor-type="as-char" svg:width="5.9898in" draw:z-index="43"><draw:text-box fo:min-height="2.5484in"><text:p text:style-name="Caption"><draw:frame draw:style-name="fr4" draw:name="Image52" text:anchor-type="paragraph" svg:width="6.6929in" style:rel-width="100%" svg:height="2.6555in" style:rel-height="scale" draw:z-index="44"><draw:image xlink:href="Pictures/100000000000028500000100A73084A86DECD1D7.png" xlink:type="simple" xlink:show="embed" xlink:actuate="onLoad" loext:mime-type="image/png"/></draw:frame><text:span text:style-name="T5"><text:line-break/></text:span>Figure <text:sequence text:ref-name="refFigure45" text:name="Figure" text:formula="ooow:Figure+1" style:num-format="1">46</text:sequence>: First syntax variation</text:p></draw:text-box></draw:frame></text:p>
      <text:h text:style-name="P53" text:outline-level="3"><text:bookmark-start text:name="__RefHeading__2932_1803734309"/>Second syntax variation<text:bookmark-end text:name="__RefHeading__2932_1803734309"/></text:h>
      <text:p text:style-name="P11">The argument <text:span text:style-name="Strong_20_Emphasis">Pivot Table</text:span> has to be given in the same way as for the first syntax variation.</text:p>
      <text:p text:style-name="P11">For the <text:span text:style-name="Strong_20_Emphasis">specification</text:span>, enter a list separated by spaces to specify the value you want from the pivot table. This list must contain the name of the data field, if there is more than one data field; otherwise it is not required. To select a specific partial result, add more entries in the form of Field name[<text:span text:style-name="T80">Element</text:span>].</text:p>
      <text:p text:style-name="P11"><text:soft-page-break/>In the example in Figure <text:sequence-ref text:reference-format="value" text:ref-name="refFigure46">47</text:sequence-ref>, where we want to get the partial sum of Hans for Sailing, the formula in cell C12 would look like this: </text:p>
      <text:p text:style-name="P20">=GETPIVOTDATA(A1,"<text:span text:style-name="T90">S</text:span>ales <text:span text:style-name="T90">Value</text:span> <text:span text:style-name="T90">E</text:span>mployee[Hans] <text:span text:style-name="T90">C</text:span>ategory[<text:span text:style-name="T90">S</text:span>ailing]")</text:p>
      <text:p text:style-name="P16"><draw:frame draw:style-name="fr1" draw:name="Frame5" text:anchor-type="as-char" svg:width="6.6929in" draw:z-index="45"><draw:text-box fo:min-height="2.6492in"><text:p text:style-name="Caption"><draw:frame draw:style-name="fr4" draw:name="Image53" text:anchor-type="paragraph" svg:width="6.6929in" style:rel-width="100%" svg:height="2.6492in" style:rel-height="scale" draw:z-index="46"><draw:image xlink:href="Pictures/1000000000000284000000FF0797C41AD5B9E687.png" xlink:type="simple" xlink:show="embed" xlink:actuate="onLoad" loext:mime-type="image/png"/></draw:frame><text:span text:style-name="T5"><text:line-break/></text:span>Figure <text:sequence text:ref-name="refFigure46" text:name="Figure" text:formula="ooow:Figure+1" style:num-format="1">47</text:sequence>: Second syntax variation</text:p></draw:text-box></draw:frame></text:p>
      <text:p text:style-name="P11">When working with data sets containing date information, you must take care if you use the date information in the GETPIVOTDATA<text:span text:style-name="T87">()</text:span> function. The function will only recognize the date entry if it is entered into the formula in exactly the same way that it appears in the data set from which the pivot table is produced. In the example of Figure <text:sequence-ref text:reference-format="value" text:ref-name="refFigure47">48</text:sequence-ref>, an error is returned when the date format does not match that of the data. Only with the correct format is the result returned.</text:p>
      <text:p text:style-name="P16"><draw:frame draw:style-name="fr2" draw:name="Frame20" text:anchor-type="as-char" svg:width="5.2709in" draw:z-index="47"><draw:text-box fo:min-height="2.7555in"><text:p text:style-name="Caption"><draw:frame draw:style-name="fr7" draw:name="graphics86" text:anchor-type="paragraph" svg:x="0.0075in" svg:y="-0.0154in" svg:width="5.2709in" style:rel-width="100%" svg:height="2.5311in" style:rel-height="scale" draw:z-index="48"><draw:image xlink:href="Pictures/10000000000001FA000000F3332F7E04CE9ACC13.png" xlink:type="simple" xlink:show="embed" xlink:actuate="onLoad" loext:mime-type="image/png"/></draw:frame><text:s/>Figure <text:sequence text:ref-name="refFigure47" text:name="Figure" text:formula="ooow:Figure+1" style:num-format="1">48</text:sequence>: Error produced if date information is not entered correctly</text:p></draw:text-box></draw:frame></text:p>
      <text:h text:style-name="P49" text:outline-level="1"><text:bookmark-start text:name="__RefHeading___Toc3742_1006238764"/>Using pivot charts<text:bookmark-end text:name="__RefHeading___Toc3742_1006238764"/></text:h>
      <text:h text:style-name="P52" text:outline-level="2"><text:bookmark-start text:name="__RefHeading___Toc22852_2088150614"/><text:alphabetical-index-mark text:string-value="differences from other charts" text:key1="pivot chart"/>Úvod<text:bookmark-end text:name="__RefHeading___Toc22852_2088150614"/></text:h>
      <text:p text:style-name="P11">A pivot table is a powerful tool to <text:span text:style-name="T92">reorganize</text:span>, manipulate and <text:span text:style-name="T92">summarize</text:span> data. A pivot chart provides a visual representation of the information in a pivot table. You can create a pivot chart from the output of a pivot table and, if the pivot table gets changed, so does the pivot chart.</text:p>
      <text:p text:style-name="P11">Pivot charts are a special case of the more general Calc charts described in Chapter 3, Creating <text:span text:style-name="T91">C</text:span>harts and <text:span text:style-name="T91">G</text:span>raphs. The main differences between pivot charts and other charts in Calc are as follows:</text:p>
      <text:list xml:id="list84846918318103" text:continue-list="list84847432716656" text:style-name="List_20_1">
        <text:list-item>
          <text:p text:style-name="P60"><text:soft-page-break/>A pivot chart tracks the changes in the data issued from a pivot table and <text:span text:style-name="T64">C</text:span>alc automatically adjusts the data series and data range of the pivot chart accordingly.</text:p>
        </text:list-item>
        <text:list-item>
          <text:p text:style-name="P60">Pivot chart buttons are provided on pivot charts. These buttons are unique to pivot charts and are not provided on Calc’s normal charts. <text:span text:style-name="T93">An important</text:span> purpose of the buttons is to represent the layout of the underlying pivot table and they show the pivot table’s fields. Buttons representing the page fields (if present) are provided at the top of the pivot chart. Buttons representing the row fields are provided at the bottom of the pivot chart. Buttons representing the column fields are stacked in the legend <text:span text:style-name="T93">at the right </text:span>of the pivot chart. You can also use <text:span text:style-name="T93">pivot chart</text:span> buttons to filter the data displayed in the pivot chart.</text:p>
        </text:list-item>
      </text:list>
      <text:p text:style-name="P16"><draw:frame draw:style-name="fr1" draw:name="Frame6" text:anchor-type="as-char" svg:width="6.5425in" draw:z-index="63"><draw:text-box fo:min-height="7.1362in"><text:p text:style-name="Caption"><draw:frame draw:style-name="fr4" draw:name="Image54" text:anchor-type="paragraph" svg:width="6.5425in" style:rel-width="100%" svg:height="7.1362in" style:rel-height="scale" draw:z-index="64"><draw:image xlink:href="Pictures/1000000000000274000002ADD82C3F2C2C32BD70.png" xlink:type="simple" xlink:show="embed" xlink:actuate="onLoad" loext:mime-type="image/png"/></draw:frame><text:span text:style-name="T5"><text:line-break/></text:span>Figure <text:sequence text:ref-name="refFigure48" text:name="Figure" text:formula="ooow:Figure+1" style:num-format="1">49</text:sequence>: Sample pivot chart and associated pivot table</text:p></draw:text-box></draw:frame></text:p>
      <text:h text:style-name="P52" text:outline-level="2"><text:bookmark-start text:name="__RefHeading___Toc22854_2088150614"/><text:soft-page-break/><text:alphabetical-index-mark text:string-value="vytváření" text:key1="pivot chart"/><text:span text:style-name="T89">Creating</text:span> <text:span text:style-name="T89">a </text:span>pivot chart<text:bookmark-end text:name="__RefHeading___Toc22854_2088150614"/></text:h>
      <text:p text:style-name="P11">To create a pivot chart, click inside the pivot table and select <text:span text:style-name="Strong_20_Emphasis">Insert &gt; Chart</text:span> <text:span text:style-name="T107">on the Menu bar </text:span>or <text:span text:style-name="T107">click</text:span> the <text:span text:style-name="Strong_20_Emphasis">Insert Chart</text:span> icon <draw:frame draw:style-name="fr6" draw:name="Image12" text:anchor-type="as-char" svg:y="-0.2272in" svg:width="0.2811in" svg:height="0.25in" draw:z-index="53"><draw:image xlink:href="Pictures/100000000000001B00000018E5BCC24D3861BA07.png" xlink:type="simple" xlink:show="embed" xlink:actuate="onLoad" loext:mime-type="image/png"/></draw:frame><text:s/><text:span text:style-name="T102">o</text:span>n the Standard toolbar.</text:p>
      <text:p text:style-name="P11">Calc automatically detects the pivot table and opens the chart wizard. Through the chart wizard you can select the chart type and <text:span text:style-name="T93">chart </text:span>elements for the pivot chart. The wizard is similar to the corresponding wizard for normal charts but for pivot charts, the steps to define data range and data series are disabled.</text:p>
      <text:p text:style-name="P11">The first step in the wizard is to select the chart type and the same options are available as for a normal chart (Figure <text:sequence-ref text:reference-format="value" text:ref-name="refFigure49">50</text:sequence-ref>).</text:p>
      <text:p text:style-name="P16"><draw:frame draw:style-name="fr1" draw:name="Frame58" text:anchor-type="as-char" svg:width="6.6929in" draw:z-index="54"><draw:text-box fo:min-height="3.6543in"><text:p text:style-name="Caption"><draw:frame draw:style-name="fr4" draw:name="Image11" text:anchor-type="paragraph" svg:width="6.6929in" style:rel-width="100%" svg:height="3.6543in" style:rel-height="scale" draw:z-index="55"><draw:image xlink:href="Pictures/10000000000002A2000001704617B5A3B8339AF9.png" xlink:type="simple" xlink:show="embed" xlink:actuate="onLoad" loext:mime-type="image/png"/></draw:frame><text:span text:style-name="T5"><text:line-break/></text:span>Figure <text:sequence text:ref-name="refFigure49" text:name="Figure" text:formula="ooow:Figure+1" style:num-format="1">50</text:sequence>: <text:span text:style-name="T94">Select the chart type through the chart wizard when creating a pivot chart</text:span></text:p></draw:text-box></draw:frame></text:p>
      <text:p text:style-name="P11">The second step is to select the chart elements and these are similar to those for normal charts (Figure <text:sequence-ref text:reference-format="value" text:ref-name="refFigure50">51</text:sequence-ref>).</text:p>
      <text:p text:style-name="P16"><draw:frame draw:style-name="fr1" draw:name="Frame24" text:anchor-type="as-char" svg:width="6.6929in" draw:z-index="56"><draw:text-box fo:min-height="2.8984in"><text:p text:style-name="Caption"><draw:frame draw:style-name="fr5" draw:name="Image13" text:anchor-type="paragraph" svg:width="6.6929in" style:rel-width="100%" svg:height="2.7in" style:rel-height="scale" draw:z-index="57"><draw:image xlink:href="Pictures/10000000000002A100000170281F8EDA9904A6A6.png" xlink:type="simple" xlink:show="embed" xlink:actuate="onLoad" loext:mime-type="image/png"/></draw:frame><text:span text:style-name="T5"><text:line-break/></text:span>Figure <text:sequence text:ref-name="refFigure50" text:name="Figure" text:formula="ooow:Figure+1" style:num-format="1">51</text:sequence>: Enter chart elements through the chart wizard when creating a pivot chart</text:p></draw:text-box></draw:frame></text:p>
      <text:p text:style-name="P11">Click <text:span text:style-name="Strong_20_Emphasis">Finish</text:span> to close the wizard and create the pivot chart.</text:p>
      <text:h text:style-name="P52" text:outline-level="2"><text:bookmark-start text:name="__RefHeading___Toc7045_3937602389"/><text:soft-page-break/><text:alphabetical-index-mark text:string-value="úprava" text:key1="pivot chart"/>Editing a pivot chart<text:bookmark-end text:name="__RefHeading___Toc7045_3937602389"/></text:h>
      <text:p text:style-name="P11">After you have created a <text:span text:style-name="T95">pivot c</text:span>hart, you may find that you would like to <text:span text:style-name="T80">move it, change its size or </text:span>improve <text:span text:style-name="T111">its appearance</text:span>. Calc provides tools for changing the chart type, chart elements, fonts, colors, and many other options. <text:span text:style-name="T95">The facilities provided for pivot charts are the same as those available for normal charts; see Chapter 3, Creating Charts and Graphs</text:span>.</text:p>
      <text:h text:style-name="P52" text:outline-level="2"><text:bookmark-start text:name="__RefHeading___Toc7047_3937602389"/><text:alphabetical-index-mark text:string-value="updating" text:key1="pivot chart"/>Updating a pivot chart<text:bookmark-end text:name="__RefHeading___Toc7047_3937602389"/></text:h>
      <text:p text:style-name="P11">If the source data of the pivot table changes, refresh the pivot table and the pivot chart is also updated accordingly. To refresh the pivot table (and thus the pivot chart), click in any cell within the pivot table and select <text:span text:style-name="Strong_20_Emphasis">Data &gt; Pivot Table &gt; Refresh</text:span> from the <text:span text:style-name="T105">M</text:span>enu bar or select <text:span text:style-name="Strong_20_Emphasis">Refresh</text:span> from the context menu.</text:p>
      <text:h text:style-name="P52" text:outline-level="2"><text:bookmark-start text:name="__RefHeading___Toc7049_3937602389"/><text:alphabetical-index-mark text:string-value="filtering" text:key1="pivot chart"/>Filtering a <text:span text:style-name="T64">p</text:span>ivot <text:span text:style-name="T64">c</text:span>hart<text:bookmark-end text:name="__RefHeading___Toc7049_3937602389"/></text:h>
      <text:p text:style-name="P11"><text:span text:style-name="T96">Use f</text:span>ilters <text:span text:style-name="T96">t</text:span>o remove unwanted data from <text:span text:style-name="T96">a</text:span> <text:span text:style-name="T96">p</text:span>ivot <text:span text:style-name="T96">c</text:span>hart.</text:p>
      <text:p text:style-name="P9">All filters applied to a pivot table affect any linked pivot chart equally, since the table and chart show exactly the same data. The various pivot table filtering mechanisms are described <text:span text:style-name="T80">in “</text:span><text:span text:style-name="T80"><text:bookmark-ref text:reference-format="text" text:ref-name="__RefHeading__2914_1803734309">Filtering</text:bookmark-ref></text:span><text:span text:style-name="T80">” on page </text:span><text:span text:style-name="T80"><text:bookmark-ref text:reference-format="page" text:ref-name="__RefHeading__2914_1803734309">26</text:bookmark-ref></text:span>.</text:p>
      <text:p text:style-name="P11">Pivot <text:span text:style-name="T91">chart</text:span> buttons include a down arrow to indicate that there is an associated pop-up action. If any filtering is applied, then th<text:span text:style-name="T93">is</text:span> arrow turns <text:span text:style-name="T93">from black to </text:span>blue.</text:p>
      <text:p text:style-name="P9"><text:span text:style-name="T107">Click</text:span> <text:span text:style-name="T93">a</text:span> page field button located at the top of a pivot chart to access a filtering dialog similar to that shown in Figure <text:sequence-ref text:reference-format="value" text:ref-name="refFigure42">43</text:sequence-ref>. Change the filtering applied to the <text:span text:style-name="T80">pivot </text:span>table and <text:span text:style-name="T80">pivot </text:span>chart through this dialog. <text:span text:style-name="T93">T</text:span>he right-hand section of the button’<text:span text:style-name="T93">s</text:span> legend <text:span text:style-name="T97">indicates the filtering status, that is “- all -” when nothing is filtered, "- multiple -" when multiple but not all items are filtered, or the value when only that value is not filtered.</text:span></text:p>
      <text:p text:style-name="P10">Buttons located at the bottom and right of a pivot chart that include a downward pointing arrow provide access to a sorting and filtering dialog similar to the shown in Figure <text:sequence-ref text:reference-format="value" text:ref-name="refFigure34">35</text:sequence-ref>. <text:span text:style-name="T96">Change the </text:span>sorting and <text:span text:style-name="T96">filtering applied to the pivot table and pivot chart through this dialog.</text:span></text:p>
      <text:p text:style-name="P16"><draw:frame draw:style-name="fr1" draw:name="Frame25" text:anchor-type="as-char" svg:width="6.0634in" draw:z-index="49"><draw:text-box fo:min-height="3.5311in"><text:p text:style-name="Caption"><draw:frame draw:style-name="fr4" draw:name="Image14" text:anchor-type="paragraph" svg:width="6.0634in" style:rel-width="100%" svg:height="3.5311in" style:rel-height="scale" draw:z-index="50"><draw:image xlink:href="Pictures/100000000000024600000153370771D7C5C2994F.png" xlink:type="simple" xlink:show="embed" xlink:actuate="onLoad" loext:mime-type="image/png"/></draw:frame><text:span text:style-name="T5"><text:line-break/></text:span>Figure <text:sequence text:ref-name="refFigure51" text:name="Figure" text:formula="ooow:Figure+1" style:num-format="1">52</text:sequence>: Filtering applied to page and row fields</text:p></draw:text-box></draw:frame></text:p>
      <text:h text:style-name="P52" text:outline-level="2"><text:bookmark-start text:name="__RefHeading___Toc7051_3937602389"/><text:soft-page-break/><text:alphabetical-index-mark text:string-value="mazání" text:key1="pivot chart"/>Deleting a pivot chart<text:bookmark-end text:name="__RefHeading___Toc7051_3937602389"/></text:h>
      <text:p text:style-name="P11">To delete a pivot chart, select the chart <text:span text:style-name="T98">and</text:span> press <text:span text:style-name="Keystroke">Del</text:span> on the keyboard.</text:p>
      <text:list xml:id="list84847760503025" text:continue-list="list84847501060323" text:style-name="Heading_20_Note">
        <text:list-item>
          <text:p text:style-name="Heading_20_Note">Poznámka</text:p>
        </text:list-item>
      </text:list>
      <text:p text:style-name="P33">When you delete a pivot chart, the associated pivot table is not affected.</text:p>
      <text:list xml:id="list84848601831861" text:continue-list="list2932100139" text:style-name="Heading_20_Caution">
        <text:list-item>
          <text:p text:style-name="Heading_20_Caution">Upozornění</text:p>
        </text:list-item>
      </text:list>
      <text:p text:style-name="P33">If you delete a pivot table with an associated pivot chart, the pivot chart is also deleted. <text:span text:style-name="T80">Calc opens a </text:span>dialog box to confirm the pivot chart deletion.</text:p>
      <text:p text:style-name="P1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Sans"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5"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5"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ender"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1.5752in" fo:margin-right="0in" fo:text-indent="0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4"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2" fo:font-family="'Liberation Sans'" style:font-style-name="Italic" style:font-family-generic="swiss" style:font-pitch="variable" fo:font-style="italic"/>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Footnote_20_Symbol" style:display-name="Footnote Symbol" style:family="text">
      <style:text-properties style:font-name="Liberation Sans4"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4"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Drop_20_Caps" style:display-name="Drop Caps" style:family="text">
      <style:text-properties style:font-name="Liberation Sans4"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in"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Footer">
      <style:paragraph-properties fo:text-align="start" style:justify-single-word="false"/>
      <style:text-properties fo:language="en" fo:country="US" officeooo:paragraph-rsid="014fed5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MP1"><text:tab/><text:chapter text:display="name" text:outline-level="1">Using pivot charts</text:chapter> | <text:page-number text:select-page="current">35</text:page-number></text:p>
      </style:footer>
      <style:footer-left>
        <text:p text:style-name="MP1"><text:page-number text:select-page="current">34</text:page-number><text:s/>| <text:chapter text:display="name" text:outline-level="2">Filtering a pivot chart</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2"><text:title>Chapter 8 Pivot Tables</text:title><text:s/>| <text:page-number text:select-page="current">3</text:page-number></text:p>
      </style:footer>
      <style:footer-left>
        <text:p text:style-name="MP1"><text:page-number text:select-page="current">4</text:page-number>| <text:title>Chapter 8 Pivot Tables</text:title></text:p>
      </style:footer-left>
      <loext:footer-first>
        <text:p text:style-name="MP3"><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2"><text:title>Chapter 8 Pivot Tables</text:title><text:s/>| <text:page-number text:select-page="current">0</text:page-number></text:p>
      </style:footer>
      <style:footer-left>
        <text:p text:style-name="MP1"><text:page-number text:select-page="current">0</text:page-number>| <text:title>Chapter 8 Pivot Tables</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18T07:59:32.330000000</meta:creation-date>
    <meta:editing-duration>PT5H48M1S</meta:editing-duration>
    <meta:editing-cycles>33</meta:editing-cycles>
    <meta:generator>LibreOffice/6.3.4.2$Linux_X86_64 LibreOffice_project/60da17e045e08f1793c57c00ba83cdfce946d0aa</meta:generator>
    <dc:title>Chapter 8 Pivot Tables</dc:title>
    <meta:initial-creator>Kees Kriek</meta:initial-creator>
    <dc:date>2020-01-09T08:48:46.609194128</dc:date>
    <dc:creator>Olivier Hallot</dc:creator>
    <meta:printed-by>Steve Fanning</meta:printed-by>
    <meta:print-date>2019-12-11T11:10:56.089000000</meta:print-date>
    <meta:document-statistic meta:table-count="4" meta:image-count="57" meta:object-count="0" meta:page-count="35" meta:paragraph-count="506" meta:word-count="8784" meta:character-count="49776" meta:non-whitespace-character-count="41467"/>
    <meta:user-defined meta:name="Guide Name">Calc Guide</meta:user-defined>
    <meta:user-defined meta:name="LibreOffice Version" meta:value-type="float">6.2</meta:user-defined>
    <meta:template xlink:type="simple" xlink:actuate="onRequest" xlink:title="Engelse handleiding" xlink:href="../../../../../../AppData/Roaming/LibreOffice/4/user/template/Engelse%20handleiding.ott" meta:date="2019-06-18T07:59:31.830000000"/>
  </office:meta>
</office:document-meta>
</file>